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12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latest_predi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3"/>
        <table:table-column table:style-name="co7" table:number-columns-repeated="12" table:default-cell-style-name="ce4"/>
        <table:table-row table:style-name="ro1">
          <table:table-cell office:value-type="string" calcext:value-type="string">
            <text:p>ticker_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diction_clusters</text:p>
          </table:table-cell>
          <table:table-cell office:value-type="string" calcext:value-type="string">
            <text:p>predict_next_open_day</text:p>
          </table:table-cell>
          <table:table-cell office:value-type="string" calcext:value-type="string">
            <text:p>predict_tp_day</text:p>
          </table:table-cell>
          <table:table-cell office:value-type="string" calcext:value-type="string">
            <text:p>RMSE_next_open_day</text:p>
          </table:table-cell>
          <table:table-cell office:value-type="string" calcext:value-type="string">
            <text:p>RMSE_tp_day</text:p>
          </table:table-cell>
          <table:table-cell office:value-type="string" calcext:value-type="string">
            <text:p>exp_profit_pct</text:p>
          </table:table-cell>
          <table:table-cell office:value-type="string" calcext:value-type="string">
            <text:p>diff_with_cluster_centers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NL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279.3318003" calcext:value-type="float">
            <text:p>279.33</text:p>
          </table:table-cell>
          <table:table-cell office:value-type="float" office:value="297.8535266" calcext:value-type="float">
            <text:p>297.85</text:p>
          </table:table-cell>
          <table:table-cell office:value-type="float" office:value="4.41758611053459" calcext:value-type="float">
            <text:p>4.418</text:p>
          </table:table-cell>
          <table:table-cell office:value-type="float" office:value="4.69039056311629" calcext:value-type="float">
            <text:p>4.690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1.80607793457507" calcext:value-type="float">
            <text:p>1.806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63.984848484848" calcext:value-type="float">
            <text:p>26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263.984848484848" calcext:value-type="float">
            <text:p>264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263.984848484848" calcext:value-type="float">
            <text:p>26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603.81874125" calcext:value-type="float">
            <text:p>603.82</text:p>
          </table:table-cell>
          <table:table-cell office:value-type="float" office:value="643.8563075" calcext:value-type="float">
            <text:p>643.86</text:p>
          </table:table-cell>
          <table:table-cell office:value-type="float" office:value="9.54929328405034" calcext:value-type="float">
            <text:p>9.549</text:p>
          </table:table-cell>
          <table:table-cell office:value-type="float" office:value="10.1390021571123" calcext:value-type="float">
            <text:p>10.139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5.43124524880326" calcext:value-type="float">
            <text:p>5.431</text:p>
          </table:table-cell>
          <table:table-cell office:value-type="float" office:value="575" calcext:value-type="float">
            <text:p>575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64.823008849558" calcext:value-type="float">
            <text:p>565</text:p>
          </table:table-cell>
          <table:table-cell office:value-type="float" office:value="569.956140350877" calcext:value-type="float">
            <text:p>570</text:p>
          </table:table-cell>
          <table:table-cell office:value-type="float" office:value="585" calcext:value-type="float">
            <text:p>585</text:p>
          </table:table-cell>
          <table:table-cell office:value-type="float" office:value="564.823008849558" calcext:value-type="float">
            <text:p>565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L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378.043038" calcext:value-type="float">
            <text:p>378.04</text:p>
          </table:table-cell>
          <table:table-cell office:value-type="float" office:value="403.110036" calcext:value-type="float">
            <text:p>403.11</text:p>
          </table:table-cell>
          <table:table-cell office:value-type="float" office:value="5.97868796914456" calcext:value-type="float">
            <text:p>5.979</text:p>
          </table:table-cell>
          <table:table-cell office:value-type="float" office:value="6.34789700271377" calcext:value-type="float">
            <text:p>6.348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3.53762318296218" calcext:value-type="float">
            <text:p>3.538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53.898305084746" calcext:value-type="float">
            <text:p>354</text:p>
          </table:table-cell>
          <table:table-cell office:value-type="float" office:value="355.955056179775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55.955056179775" calcext:value-type="float">
            <text:p>356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357.988826815642" calcext:value-type="float">
            <text:p>35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MAP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929.35580175" calcext:value-type="float">
            <text:p>929.36</text:p>
          </table:table-cell>
          <table:table-cell office:value-type="float" office:value="990.9788385" calcext:value-type="float">
            <text:p>990.98</text:p>
          </table:table-cell>
          <table:table-cell office:value-type="float" office:value="14.697607924147" calcext:value-type="float">
            <text:p>14.698</text:p>
          </table:table-cell>
          <table:table-cell office:value-type="float" office:value="15.605246798338" calcext:value-type="float">
            <text:p>15.605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9.13284491479585" calcext:value-type="float">
            <text:p>9.133</text:p>
          </table:table-cell>
          <table:table-cell office:value-type="float" office:value="885" calcext:value-type="float">
            <text:p>885</text:p>
          </table:table-cell>
          <table:table-cell office:value-type="float" office:value="925" calcext:value-type="float">
            <text:p>925</text:p>
          </table:table-cell>
          <table:table-cell office:value-type="float" office:value="879.971590909091" calcext:value-type="float">
            <text:p>880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905" calcext:value-type="float">
            <text:p>905</text:p>
          </table:table-cell>
          <table:table-cell office:value-type="float" office:value="874.885714285714" calcext:value-type="float">
            <text:p>875</text:p>
          </table:table-cell>
          <table:table-cell office:value-type="float" office:value="879.971590909091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office:value-type="float" office:value="915" calcext:value-type="float">
            <text:p>915</text:p>
          </table:table-cell>
          <table:table-cell office:value-type="float" office:value="879.971590909091" calcext:value-type="float">
            <text:p>88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CPI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7954.65559125" calcext:value-type="float">
            <text:p>7954.66</text:p>
          </table:table-cell>
          <table:table-cell office:value-type="float" office:value="8482.1070075" calcext:value-type="float">
            <text:p>8482.11</text:p>
          </table:table-cell>
          <table:table-cell office:value-type="float" office:value="125.80155935075" calcext:value-type="float">
            <text:p>125.802</text:p>
          </table:table-cell>
          <table:table-cell office:value-type="float" office:value="133.570332765436" calcext:value-type="float">
            <text:p>133.570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78.9037392417494" calcext:value-type="float">
            <text:p>78.904</text:p>
          </table:table-cell>
          <table:table-cell office:value-type="float" office:value="7575" calcext:value-type="float">
            <text:p>7575</text:p>
          </table:table-cell>
          <table:table-cell office:value-type="float" office:value="7675" calcext:value-type="float">
            <text:p>7675</text:p>
          </table:table-cell>
          <table:table-cell office:value-type="float" office:value="7524.66777408638" calcext:value-type="float">
            <text:p>7525</text:p>
          </table:table-cell>
          <table:table-cell table:number-columns-repeated="2"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575" calcext:value-type="float">
            <text:p>7575</text:p>
          </table:table-cell>
          <table:table-cell table:number-columns-repeated="2" office:value-type="float" office:value="7700" calcext:value-type="float">
            <text:p>7700</text:p>
          </table:table-cell>
          <table:table-cell office:value-type="float" office:value="7975" calcext:value-type="float">
            <text:p>7975</text:p>
          </table:table-cell>
          <table:table-cell office:value-type="float" office:value="7675" calcext:value-type="float">
            <text:p>767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string" calcext:value-type="string">
            <text:p>MC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3181.8622365" calcext:value-type="float">
            <text:p>3181.86</text:p>
          </table:table-cell>
          <table:table-cell office:value-type="float" office:value="3392.842803" calcext:value-type="float">
            <text:p>3392.84</text:p>
          </table:table-cell>
          <table:table-cell office:value-type="float" office:value="50.3206237403001" calcext:value-type="float">
            <text:p>50.321</text:p>
          </table:table-cell>
          <table:table-cell office:value-type="float" office:value="53.4281331061743" calcext:value-type="float">
            <text:p>53.428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32.5656238253872" calcext:value-type="float">
            <text:p>32.566</text:p>
          </table:table-cell>
          <table:table-cell office:value-type="float" office:value="3030" calcext:value-type="float">
            <text:p>3030</text:p>
          </table:table-cell>
          <table:table-cell office:value-type="float" office:value="3040" calcext:value-type="float">
            <text:p>3040</text:p>
          </table:table-cell>
          <table:table-cell office:value-type="float" office:value="2999.7" calcext:value-type="float">
            <text:p>3000</text:p>
          </table:table-cell>
          <table:table-cell table:number-columns-repeated="2" office:value-type="float" office:value="3009.86710963455" calcext:value-type="float">
            <text:p>3010</text:p>
          </table:table-cell>
          <table:table-cell office:value-type="float" office:value="3030" calcext:value-type="float">
            <text:p>3030</text:p>
          </table:table-cell>
          <table:table-cell office:value-type="float" office:value="2999.7" calcext:value-type="float">
            <text:p>3000</text:p>
          </table:table-cell>
          <table:table-cell office:value-type="float" office:value="3019.96688741722" calcext:value-type="float">
            <text:p>3020</text:p>
          </table:table-cell>
          <table:table-cell office:value-type="float" office:value="3030" calcext:value-type="float">
            <text:p>3030</text:p>
          </table:table-cell>
          <table:table-cell office:value-type="float" office:value="3180" calcext:value-type="float">
            <text:p>3180</text:p>
          </table:table-cell>
          <table:table-cell office:value-type="float" office:value="3019.96688741722" calcext:value-type="float">
            <text:p>3020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APL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170.1193671" calcext:value-type="float">
            <text:p>170.12</text:p>
          </table:table-cell>
          <table:table-cell office:value-type="float" office:value="181.3995162" calcext:value-type="float">
            <text:p>181.40</text:p>
          </table:table-cell>
          <table:table-cell office:value-type="float" office:value="2.69040958611505" calcext:value-type="float">
            <text:p>2.690</text:p>
          </table:table-cell>
          <table:table-cell office:value-type="float" office:value="2.8565536512212" calcext:value-type="float">
            <text:p>2.857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1.86487049231157" calcext:value-type="float">
            <text:p>1.865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0.993788819876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59.975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59.975" calcext:value-type="float">
            <text:p>16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LE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291.9332349" calcext:value-type="float">
            <text:p>291.93</text:p>
          </table:table-cell>
          <table:table-cell office:value-type="float" office:value="311.2905278" calcext:value-type="float">
            <text:p>311.29</text:p>
          </table:table-cell>
          <table:table-cell office:value-type="float" office:value="4.61687570950608" calcext:value-type="float">
            <text:p>4.617</text:p>
          </table:table-cell>
          <table:table-cell office:value-type="float" office:value="4.90198712987341" calcext:value-type="float">
            <text:p>4.902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3.52113950422286" calcext:value-type="float">
            <text:p>3.521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5.985507246377" calcext:value-type="float">
            <text:p>27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5.985507246377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4" calcext:value-type="float">
            <text:p>294</text:p>
          </table:table-cell>
          <table:table-cell office:value-type="float" office:value="275.985507246377" calcext:value-type="float">
            <text:p>27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DM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9162.29307375" calcext:value-type="float">
            <text:p>9162.29</text:p>
          </table:table-cell>
          <table:table-cell office:value-type="float" office:value="9769.8196225" calcext:value-type="float">
            <text:p>9769.82</text:p>
          </table:table-cell>
          <table:table-cell office:value-type="float" office:value="144.900145918851" calcext:value-type="float">
            <text:p>144.900</text:p>
          </table:table-cell>
          <table:table-cell office:value-type="float" office:value="153.84833707966" calcext:value-type="float">
            <text:p>153.848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112.711130289426" calcext:value-type="float">
            <text:p>112.711</text:p>
          </table:table-cell>
          <table:table-cell office:value-type="float" office:value="8725" calcext:value-type="float">
            <text:p>8725</text:p>
          </table:table-cell>
          <table:table-cell office:value-type="float" office:value="8775" calcext:value-type="float">
            <text:p>8775</text:p>
          </table:table-cell>
          <table:table-cell office:value-type="float" office:value="8725" calcext:value-type="float">
            <text:p>8725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0" calcext:value-type="float">
            <text:p>8800</text:p>
          </table:table-cell>
          <table:table-cell office:value-type="float" office:value="8750" calcext:value-type="float">
            <text:p>8750</text:p>
          </table:table-cell>
          <table:table-cell office:value-type="float" office:value="8775" calcext:value-type="float">
            <text:p>8775</text:p>
          </table:table-cell>
          <table:table-cell office:value-type="float" office:value="8800" calcext:value-type="float">
            <text:p>8800</text:p>
          </table:table-cell>
          <table:table-cell office:value-type="float" office:value="9275" calcext:value-type="float">
            <text:p>9275</text:p>
          </table:table-cell>
          <table:table-cell office:value-type="float" office:value="8800" calcext:value-type="float">
            <text:p>8800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string" calcext:value-type="string">
            <text:p>VOK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273.031083" calcext:value-type="float">
            <text:p>273.03</text:p>
          </table:table-cell>
          <table:table-cell office:value-type="float" office:value="291.135026" calcext:value-type="float">
            <text:p>291.14</text:p>
          </table:table-cell>
          <table:table-cell office:value-type="float" office:value="4.31794131104885" calcext:value-type="float">
            <text:p>4.318</text:p>
          </table:table-cell>
          <table:table-cell office:value-type="float" office:value="4.58459227973773" calcext:value-type="float">
            <text:p>4.585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3.4105304789146" calcext:value-type="float">
            <text:p>3.411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57.984496124031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57.984496124031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57.984496124031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57.984496124031" calcext:value-type="float">
            <text:p>25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BNG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1155.131505" calcext:value-type="float">
            <text:p>1155.13</text:p>
          </table:table-cell>
          <table:table-cell office:value-type="float" office:value="1231.72511" calcext:value-type="float">
            <text:p>1231.73</text:p>
          </table:table-cell>
          <table:table-cell office:value-type="float" office:value="18.2682132390528" calcext:value-type="float">
            <text:p>18.268</text:p>
          </table:table-cell>
          <table:table-cell office:value-type="float" office:value="19.3963519527365" calcext:value-type="float">
            <text:p>19.396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14.9977177987304" calcext:value-type="float">
            <text:p>14.998</text:p>
          </table:table-cell>
          <table:table-cell office:value-type="float" office:value="1100" calcext:value-type="float">
            <text:p>1100</text:p>
          </table:table-cell>
          <table:table-cell office:value-type="float" office:value="1115" calcext:value-type="float">
            <text:p>1115</text:p>
          </table:table-cell>
          <table:table-cell table:number-columns-repeated="3" office:value-type="float" office:value="1094.97716894977" calcext:value-type="float">
            <text:p>1095</text:p>
          </table:table-cell>
          <table:table-cell office:value-type="float" office:value="1115" calcext:value-type="float">
            <text:p>1115</text:p>
          </table:table-cell>
          <table:table-cell office:value-type="float" office:value="1042.10526315789" calcext:value-type="float">
            <text:p>1042</text:p>
          </table:table-cell>
          <table:table-cell table:number-columns-repeated="2" office:value-type="float" office:value="1105" calcext:value-type="float">
            <text:p>1105</text:p>
          </table:table-cell>
          <table:table-cell office:value-type="float" office:value="1150" calcext:value-type="float">
            <text:p>1150</text:p>
          </table:table-cell>
          <table:table-cell office:value-type="float" office:value="1105" calcext:value-type="float">
            <text:p>110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3" calcext:value-type="float">
            <text:p>13</text:p>
          </table:table-cell>
          <table:table-cell office:value-type="float" office:value="130.2148242" calcext:value-type="float">
            <text:p>130.21</text:p>
          </table:table-cell>
          <table:table-cell office:value-type="float" office:value="138.8490124" calcext:value-type="float">
            <text:p>138.85</text:p>
          </table:table-cell>
          <table:table-cell office:value-type="float" office:value="2.05932585603868" calcext:value-type="float">
            <text:p>2.059</text:p>
          </table:table-cell>
          <table:table-cell office:value-type="float" office:value="2.1864978564903" calcext:value-type="float">
            <text:p>2.186</text:p>
          </table:table-cell>
          <table:table-cell office:value-type="float" office:value="6.9630547" calcext:value-type="float">
            <text:p>6.963</text:p>
          </table:table-cell>
          <table:table-cell office:value-type="float" office:value="1.84120084063066" calcext:value-type="float">
            <text:p>1.841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2.991869918699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0.925619834711" calcext:value-type="float">
            <text:p>121</text:p>
          </table:table-cell>
          <table:table-cell table:number-columns-repeated="2" office:value-type="float" office:value="121.967213114754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21.967213114754" calcext:value-type="float">
            <text:p>1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ERK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4620.714927" calcext:value-type="float">
            <text:p>4620.71</text:p>
          </table:table-cell>
          <table:table-cell office:value-type="float" office:value="4826.66739" calcext:value-type="float">
            <text:p>4826.67</text:p>
          </table:table-cell>
          <table:table-cell office:value-type="float" office:value="80.3096917498321" calcext:value-type="float">
            <text:p>80.310</text:p>
          </table:table-cell>
          <table:table-cell office:value-type="float" office:value="86.429507597096" calcext:value-type="float">
            <text:p>86.430</text:p>
          </table:table-cell>
          <table:table-cell office:value-type="float" office:value="5.1746845" calcext:value-type="float">
            <text:p>5.175</text:p>
          </table:table-cell>
          <table:table-cell office:value-type="float" office:value="62.5590887449461" calcext:value-type="float">
            <text:p>62.559</text:p>
          </table:table-cell>
          <table:table-cell office:value-type="float" office:value="3980" calcext:value-type="float">
            <text:p>3980</text:p>
          </table:table-cell>
          <table:table-cell office:value-type="float" office:value="4050" calcext:value-type="float">
            <text:p>4050</text:p>
          </table:table-cell>
          <table:table-cell office:value-type="float" office:value="3980" calcext:value-type="float">
            <text:p>3980</text:p>
          </table:table-cell>
          <table:table-cell table:number-columns-repeated="2" office:value-type="float" office:value="4030" calcext:value-type="float">
            <text:p>4030</text:p>
          </table:table-cell>
          <table:table-cell office:value-type="float" office:value="4300" calcext:value-type="float">
            <text:p>4300</text:p>
          </table:table-cell>
          <table:table-cell office:value-type="float" office:value="4010" calcext:value-type="float">
            <text:p>4010</text:p>
          </table:table-cell>
          <table:table-cell office:value-type="float" office:value="4240" calcext:value-type="float">
            <text:p>4240</text:p>
          </table:table-cell>
          <table:table-cell office:value-type="float" office:value="4250" calcext:value-type="float">
            <text:p>4250</text:p>
          </table:table-cell>
          <table:table-cell office:value-type="float" office:value="4580" calcext:value-type="float">
            <text:p>4580</text:p>
          </table:table-cell>
          <table:table-cell office:value-type="float" office:value="4250" calcext:value-type="float">
            <text:p>425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IIK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239.1626319" calcext:value-type="float">
            <text:p>239.16</text:p>
          </table:table-cell>
          <table:table-cell office:value-type="float" office:value="249.822483" calcext:value-type="float">
            <text:p>249.82</text:p>
          </table:table-cell>
          <table:table-cell office:value-type="float" office:value="4.15673278906166" calcext:value-type="float">
            <text:p>4.157</text:p>
          </table:table-cell>
          <table:table-cell office:value-type="float" office:value="4.47348707663361" calcext:value-type="float">
            <text:p>4.473</text:p>
          </table:table-cell>
          <table:table-cell office:value-type="float" office:value="5.1746845" calcext:value-type="float">
            <text:p>5.175</text:p>
          </table:table-cell>
          <table:table-cell office:value-type="float" office:value="4.6166598940973" calcext:value-type="float">
            <text:p>4.617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INK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13235.21361" calcext:value-type="float">
            <text:p>13235.21</text:p>
          </table:table-cell>
          <table:table-cell office:value-type="float" office:value="13825.1277" calcext:value-type="float">
            <text:p>13825.13</text:p>
          </table:table-cell>
          <table:table-cell office:value-type="float" office:value="230.032785414092" calcext:value-type="float">
            <text:p>230.033</text:p>
          </table:table-cell>
          <table:table-cell office:value-type="float" office:value="247.561906182637" calcext:value-type="float">
            <text:p>247.562</text:p>
          </table:table-cell>
          <table:table-cell office:value-type="float" office:value="5.1746845" calcext:value-type="float">
            <text:p>5.175</text:p>
          </table:table-cell>
          <table:table-cell office:value-type="float" office:value="276.296762649214" calcext:value-type="float">
            <text:p>276.297</text:p>
          </table:table-cell>
          <table:table-cell office:value-type="float" office:value="11400" calcext:value-type="float">
            <text:p>11400</text:p>
          </table:table-cell>
          <table:table-cell office:value-type="float" office:value="11650" calcext:value-type="float">
            <text:p>11650</text:p>
          </table:table-cell>
          <table:table-cell office:value-type="float" office:value="11374.9450549451" calcext:value-type="float">
            <text:p>11375</text:p>
          </table:table-cell>
          <table:table-cell office:value-type="float" office:value="11575" calcext:value-type="float">
            <text:p>11575</text:p>
          </table:table-cell>
          <table:table-cell office:value-type="float" office:value="11700" calcext:value-type="float">
            <text:p>11700</text:p>
          </table:table-cell>
          <table:table-cell office:value-type="float" office:value="12575" calcext:value-type="float">
            <text:p>12575</text:p>
          </table:table-cell>
          <table:table-cell office:value-type="float" office:value="11675" calcext:value-type="float">
            <text:p>11675</text:p>
          </table:table-cell>
          <table:table-cell office:value-type="float" office:value="12575" calcext:value-type="float">
            <text:p>12575</text:p>
          </table:table-cell>
          <table:table-cell office:value-type="float" office:value="12700" calcext:value-type="float">
            <text:p>12700</text:p>
          </table:table-cell>
          <table:table-cell office:value-type="float" office:value="12975" calcext:value-type="float">
            <text:p>12975</text:p>
          </table:table-cell>
          <table:table-cell office:value-type="float" office:value="12300" calcext:value-type="float">
            <text:p>12300</text:p>
          </table:table-cell>
          <table:table-cell office:value-type="float" office:value="12725" calcext:value-type="float">
            <text:p>12725</text:p>
          </table:table-cell>
        </table:table-row>
        <table:table-row table:style-name="ro1">
          <table:table-cell office:value-type="string" calcext:value-type="string">
            <text:p>NFCX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9" calcext:value-type="float">
            <text:p>19</text:p>
          </table:table-cell>
          <table:table-cell office:value-type="float" office:value="2304.55254525" calcext:value-type="float">
            <text:p>2304.55</text:p>
          </table:table-cell>
          <table:table-cell office:value-type="float" office:value="2407.2700425" calcext:value-type="float">
            <text:p>2407.27</text:p>
          </table:table-cell>
          <table:table-cell office:value-type="float" office:value="40.053954302366" calcext:value-type="float">
            <text:p>40.054</text:p>
          </table:table-cell>
          <table:table-cell office:value-type="float" office:value="43.1061740151346" calcext:value-type="float">
            <text:p>43.106</text:p>
          </table:table-cell>
          <table:table-cell office:value-type="float" office:value="5.1746845" calcext:value-type="float">
            <text:p>5.175</text:p>
          </table:table-cell>
          <table:table-cell office:value-type="float" office:value="69.7866853432049" calcext:value-type="float">
            <text:p>69.787</text:p>
          </table:table-cell>
          <table:table-cell office:value-type="float" office:value="1985" calcext:value-type="float">
            <text:p>1985</text:p>
          </table:table-cell>
          <table:table-cell office:value-type="float" office:value="2000" calcext:value-type="float">
            <text:p>2000</text:p>
          </table:table-cell>
          <table:table-cell office:value-type="float" office:value="1964.79643765903" calcext:value-type="float">
            <text:p>1965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2250" calcext:value-type="float">
            <text:p>2250</text:p>
          </table:table-cell>
          <table:table-cell office:value-type="float" office:value="1923.12987012987" calcext:value-type="float">
            <text:p>1923</text:p>
          </table:table-cell>
          <table:table-cell office:value-type="float" office:value="2210" calcext:value-type="float">
            <text:p>2210</text:p>
          </table:table-cell>
          <table:table-cell office:value-type="float" office:value="2220" calcext:value-type="float">
            <text:p>2220</text:p>
          </table:table-cell>
          <table:table-cell office:value-type="float" office:value="2240" calcext:value-type="float">
            <text:p>2240</text:p>
          </table:table-cell>
          <table:table-cell office:value-type="float" office:value="2050" calcext:value-type="float">
            <text:p>205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SOC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155.014441567" calcext:value-type="float">
            <text:p>155.01</text:p>
          </table:table-cell>
          <table:table-cell office:value-type="float" office:value="161.1365889" calcext:value-type="float">
            <text:p>161.14</text:p>
          </table:table-cell>
          <table:table-cell office:value-type="float" office:value="3.33926066304695" calcext:value-type="float">
            <text:p>3.339</text:p>
          </table:table-cell>
          <table:table-cell office:value-type="float" office:value="3.38866974533742" calcext:value-type="float">
            <text:p>3.389</text:p>
          </table:table-cell>
          <table:table-cell office:value-type="float" office:value="3.899457" calcext:value-type="float">
            <text:p>3.899</text:p>
          </table:table-cell>
          <table:table-cell office:value-type="float" office:value="1.84715432368963" calcext:value-type="float">
            <text:p>1.847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49.673333333333" calcext:value-type="float">
            <text:p>150</text:p>
          </table:table-cell>
          <table:table-cell office:value-type="float" office:value="150.761589403974" calcext:value-type="float">
            <text:p>151</text:p>
          </table:table-cell>
          <table:table-cell office:value-type="float" office:value="151.835526315789" calcext:value-type="float">
            <text:p>152</text:p>
          </table:table-cell>
          <table:table-cell office:value-type="float" office:value="152.895424836601" calcext:value-type="float">
            <text:p>153</text:p>
          </table:table-cell>
          <table:table-cell office:value-type="float" office:value="142.826388888889" calcext:value-type="float">
            <text:p>143</text:p>
          </table:table-cell>
          <table:table-cell office:value-type="float" office:value="145.171232876712" calcext:value-type="float">
            <text:p>145</text:p>
          </table:table-cell>
          <table:table-cell office:value-type="float" office:value="147.452702702703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47.452702702703" calcext:value-type="float">
            <text:p>147</text:p>
          </table:table-cell>
          <table:table-cell office:value-type="float" office:value="153.941558441558" calcext:value-type="float">
            <text:p>154</text:p>
          </table:table-cell>
        </table:table-row>
        <table:table-row table:style-name="ro1">
          <table:table-cell office:value-type="string" calcext:value-type="string">
            <text:p>MAB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194.508566807" calcext:value-type="float">
            <text:p>194.51</text:p>
          </table:table-cell>
          <table:table-cell office:value-type="float" office:value="202.1904969" calcext:value-type="float">
            <text:p>202.19</text:p>
          </table:table-cell>
          <table:table-cell office:value-type="float" office:value="4.190027710957" calcext:value-type="float">
            <text:p>4.190</text:p>
          </table:table-cell>
          <table:table-cell office:value-type="float" office:value="4.25202509446798" calcext:value-type="float">
            <text:p>4.252</text:p>
          </table:table-cell>
          <table:table-cell office:value-type="float" office:value="3.899457" calcext:value-type="float">
            <text:p>3.899</text:p>
          </table:table-cell>
          <table:table-cell office:value-type="float" office:value="2.5662011357799" calcext:value-type="float">
            <text:p>2.566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186.465240641711" calcext:value-type="float">
            <text:p>186</text:p>
          </table:table-cell>
          <table:table-cell office:value-type="float" office:value="187.56914893617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83.08152173913" calcext:value-type="float">
            <text:p>183</text:p>
          </table:table-cell>
          <table:table-cell office:value-type="float" office:value="186.465240641711" calcext:value-type="float">
            <text:p>186</text:p>
          </table:table-cell>
          <table:table-cell office:value-type="float" office:value="187.56914893617" calcext:value-type="float">
            <text:p>188</text:p>
          </table:table-cell>
          <table:table-cell office:value-type="float" office:value="191.869791666667" calcext:value-type="float">
            <text:p>192</text:p>
          </table:table-cell>
          <table:table-cell office:value-type="float" office:value="183.08152173913" calcext:value-type="float">
            <text:p>183</text:p>
          </table:table-cell>
          <table:table-cell office:value-type="float" office:value="185.349462365591" calcext:value-type="float">
            <text:p>185</text:p>
          </table:table-cell>
        </table:table-row>
        <table:table-row table:style-name="ro1">
          <table:table-cell office:value-type="string" calcext:value-type="string">
            <text:p>PP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146.128263388" calcext:value-type="float">
            <text:p>146.13</text:p>
          </table:table-cell>
          <table:table-cell office:value-type="float" office:value="151.8994596" calcext:value-type="float">
            <text:p>151.90</text:p>
          </table:table-cell>
          <table:table-cell office:value-type="float" office:value="3.14783807726719" calcext:value-type="float">
            <text:p>3.148</text:p>
          </table:table-cell>
          <table:table-cell office:value-type="float" office:value="3.19441479178305" calcext:value-type="float">
            <text:p>3.194</text:p>
          </table:table-cell>
          <table:table-cell office:value-type="float" office:value="3.899457" calcext:value-type="float">
            <text:p>3.899</text:p>
          </table:table-cell>
          <table:table-cell office:value-type="float" office:value="2.12926369545377" calcext:value-type="float">
            <text:p>2.129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40.652482269504" calcext:value-type="float">
            <text:p>141</text:p>
          </table:table-cell>
          <table:table-cell office:value-type="float" office:value="145.972602739726" calcext:value-type="float">
            <text:p>146</text:p>
          </table:table-cell>
          <table:table-cell office:value-type="float" office:value="137.275362318841" calcext:value-type="float">
            <text:p>137</text:p>
          </table:table-cell>
          <table:table-cell table:number-columns-repeated="2" office:value-type="float" office:value="144.937931034483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1.746478873239" calcext:value-type="float">
            <text:p>142</text:p>
          </table:table-cell>
          <table:table-cell office:value-type="float" office:value="143.888888888889" calcext:value-type="float">
            <text:p>144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3" calcext:value-type="float">
            <text:p>23</text:p>
          </table:table-cell>
          <table:table-cell office:value-type="float" office:value="4818.28327928" calcext:value-type="float">
            <text:p>4818.28</text:p>
          </table:table-cell>
          <table:table-cell office:value-type="float" office:value="5008.576776" calcext:value-type="float">
            <text:p>5008.58</text:p>
          </table:table-cell>
          <table:table-cell office:value-type="float" office:value="103.793579845026" calcext:value-type="float">
            <text:p>103.794</text:p>
          </table:table-cell>
          <table:table-cell office:value-type="float" office:value="105.329352593928" calcext:value-type="float">
            <text:p>105.329</text:p>
          </table:table-cell>
          <table:table-cell office:value-type="float" office:value="3.899457" calcext:value-type="float">
            <text:p>3.899</text:p>
          </table:table-cell>
          <table:table-cell office:value-type="float" office:value="119.768996325004" calcext:value-type="float">
            <text:p>119.769</text:p>
          </table:table-cell>
          <table:table-cell office:value-type="float" office:value="4880" calcext:value-type="float">
            <text:p>4880</text:p>
          </table:table-cell>
          <table:table-cell office:value-type="float" office:value="4890" calcext:value-type="float">
            <text:p>4890</text:p>
          </table:table-cell>
          <table:table-cell table:number-columns-repeated="2" office:value-type="float" office:value="4491.32743362832" calcext:value-type="float">
            <text:p>4491</text:p>
          </table:table-cell>
          <table:table-cell office:value-type="float" office:value="4502.95805739514" calcext:value-type="float">
            <text:p>4503</text:p>
          </table:table-cell>
          <table:table-cell office:value-type="float" office:value="4714.57627118644" calcext:value-type="float">
            <text:p>4715</text:p>
          </table:table-cell>
          <table:table-cell office:value-type="float" office:value="4491.32743362832" calcext:value-type="float">
            <text:p>4491</text:p>
          </table:table-cell>
          <table:table-cell table:number-columns-repeated="2" office:value-type="float" office:value="4714.57627118644" calcext:value-type="float">
            <text:p>4715</text:p>
          </table:table-cell>
          <table:table-cell office:value-type="float" office:value="4829.48240165632" calcext:value-type="float">
            <text:p>4829</text:p>
          </table:table-cell>
          <table:table-cell office:value-type="float" office:value="4714.57627118644" calcext:value-type="float">
            <text:p>4715</text:p>
          </table:table-cell>
          <table:table-cell office:value-type="float" office:value="4829.48240165632" calcext:value-type="float">
            <text:p>4829</text:p>
          </table:table-cell>
        </table:table-row>
        <table:table-row table:style-name="ro1">
          <table:table-cell office:value-type="string" calcext:value-type="string">
            <text:p>PWO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680.48976321" calcext:value-type="float">
            <text:p>680.49</text:p>
          </table:table-cell>
          <table:table-cell office:value-type="float" office:value="701.97445154" calcext:value-type="float">
            <text:p>701.97</text:p>
          </table:table-cell>
          <table:table-cell office:value-type="float" office:value="12.4435252232184" calcext:value-type="float">
            <text:p>12.444</text:p>
          </table:table-cell>
          <table:table-cell office:value-type="float" office:value="12.5264132388832" calcext:value-type="float">
            <text:p>12.526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3.7074785777847" calcext:value-type="float">
            <text:p>3.707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54.656488549618" calcext:value-type="float">
            <text:p>655</text:p>
          </table:table-cell>
          <table:table-cell table:number-columns-repeated="2" office:value-type="float" office:value="659.848484848485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654.656488549618" calcext:value-type="float">
            <text:p>655</text:p>
          </table:table-cell>
          <table:table-cell office:value-type="float" office:value="659.848484848485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654.656488549618" calcext:value-type="float">
            <text:p>65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3554.7972705" calcext:value-type="float">
            <text:p>3554.80</text:p>
          </table:table-cell>
          <table:table-cell office:value-type="float" office:value="3667.030717" calcext:value-type="float">
            <text:p>3667.03</text:p>
          </table:table-cell>
          <table:table-cell office:value-type="float" office:value="65.0034899720366" calcext:value-type="float">
            <text:p>65.003</text:p>
          </table:table-cell>
          <table:table-cell office:value-type="float" office:value="65.436487068793" calcext:value-type="float">
            <text:p>65.436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22.6673626045982" calcext:value-type="float">
            <text:p>22.667</text:p>
          </table:table-cell>
          <table:table-cell office:value-type="float" office:value="3500" calcext:value-type="float">
            <text:p>3500</text:p>
          </table:table-cell>
          <table:table-cell office:value-type="float" office:value="3550" calcext:value-type="float">
            <text:p>3550</text:p>
          </table:table-cell>
          <table:table-cell office:value-type="float" office:value="3428.57142857143" calcext:value-type="float">
            <text:p>3429</text:p>
          </table:table-cell>
          <table:table-cell table:number-columns-repeated="2" office:value-type="float" office:value="3449.27536231884" calcext:value-type="float">
            <text:p>3449</text:p>
          </table:table-cell>
          <table:table-cell office:value-type="float" office:value="3510" calcext:value-type="float">
            <text:p>3510</text:p>
          </table:table-cell>
          <table:table-cell office:value-type="float" office:value="3418.12865497076" calcext:value-type="float">
            <text:p>3418</text:p>
          </table:table-cell>
          <table:table-cell table:number-columns-repeated="2" office:value-type="float" office:value="3500" calcext:value-type="float">
            <text:p>3500</text:p>
          </table:table-cell>
          <table:table-cell office:value-type="float" office:value="3550" calcext:value-type="float">
            <text:p>3550</text:p>
          </table:table-cell>
          <table:table-cell office:value-type="float" office:value="3459.53757225433" calcext:value-type="float">
            <text:p>3460</text:p>
          </table:table-cell>
          <table:table-cell office:value-type="float" office:value="3479.88505747126" calcext:value-type="float">
            <text:p>3480</text:p>
          </table:table-cell>
        </table:table-row>
        <table:table-row table:style-name="ro1">
          <table:table-cell office:value-type="string" calcext:value-type="string">
            <text:p>ES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333.135287064" calcext:value-type="float">
            <text:p>333.14</text:p>
          </table:table-cell>
          <table:table-cell office:value-type="float" office:value="343.653164336" calcext:value-type="float">
            <text:p>343.65</text:p>
          </table:table-cell>
          <table:table-cell office:value-type="float" office:value="6.09175563166514" calcext:value-type="float">
            <text:p>6.092</text:p>
          </table:table-cell>
          <table:table-cell office:value-type="float" office:value="6.13233364530403" calcext:value-type="float">
            <text:p>6.132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2.62059349048657" calcext:value-type="float">
            <text:p>2.621</text:p>
          </table:table-cell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21.888198757764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19.8" calcext:value-type="float">
            <text:p>320</text:p>
          </table:table-cell>
          <table:table-cell office:value-type="float" office:value="321.888198757764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319.8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GGR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84248.69531085" calcext:value-type="float">
            <text:p>84248.70</text:p>
          </table:table-cell>
          <table:table-cell office:value-type="float" office:value="86908.6279929" calcext:value-type="float">
            <text:p>86908.63</text:p>
          </table:table-cell>
          <table:table-cell office:value-type="float" office:value="1540.58271233727" calcext:value-type="float">
            <text:p>1540.583</text:p>
          </table:table-cell>
          <table:table-cell office:value-type="float" office:value="1550.84474353039" calcext:value-type="float">
            <text:p>1550.845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726.100048804397" calcext:value-type="float">
            <text:p>726.100</text:p>
          </table:table-cell>
          <table:table-cell table:number-columns-repeated="2" office:value-type="float" office:value="82950" calcext:value-type="float">
            <text:p>82950</text:p>
          </table:table-cell>
          <table:table-cell office:value-type="float" office:value="80451.9714374418" calcext:value-type="float">
            <text:p>80452</text:p>
          </table:table-cell>
          <table:table-cell office:value-type="float" office:value="80848.0531520396" calcext:value-type="float">
            <text:p>80848</text:p>
          </table:table-cell>
          <table:table-cell office:value-type="float" office:value="81370.4852579853" calcext:value-type="float">
            <text:p>81370</text:p>
          </table:table-cell>
          <table:table-cell office:value-type="float" office:value="82345.6284153005" calcext:value-type="float">
            <text:p>82346</text:p>
          </table:table-cell>
          <table:table-cell office:value-type="float" office:value="80504.995345951" calcext:value-type="float">
            <text:p>80505</text:p>
          </table:table-cell>
          <table:table-cell table:number-columns-repeated="2" office:value-type="float" office:value="82345.6284153005" calcext:value-type="float">
            <text:p>82346</text:p>
          </table:table-cell>
          <table:table-cell office:value-type="float" office:value="83275" calcext:value-type="float">
            <text:p>83275</text:p>
          </table:table-cell>
          <table:table-cell office:value-type="float" office:value="82014.568729046" calcext:value-type="float">
            <text:p>82015</text:p>
          </table:table-cell>
          <table:table-cell office:value-type="float" office:value="83275" calcext:value-type="float">
            <text:p>83275</text:p>
          </table:table-cell>
        </table:table-row>
        <table:table-row table:style-name="ro1">
          <table:table-cell office:value-type="string" calcext:value-type="string">
            <text:p>BRP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2427.41870757" calcext:value-type="float">
            <text:p>2427.42</text:p>
          </table:table-cell>
          <table:table-cell office:value-type="float" office:value="2504.05811818" calcext:value-type="float">
            <text:p>2504.06</text:p>
          </table:table-cell>
          <table:table-cell office:value-type="float" office:value="44.3880974380478" calcext:value-type="float">
            <text:p>44.388</text:p>
          </table:table-cell>
          <table:table-cell office:value-type="float" office:value="44.6837725984044" calcext:value-type="float">
            <text:p>44.684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21.4489819789436" calcext:value-type="float">
            <text:p>21.449</text:p>
          </table:table-cell>
          <table:table-cell office:value-type="float" office:value="2390" calcext:value-type="float">
            <text:p>2390</text:p>
          </table:table-cell>
          <table:table-cell office:value-type="float" office:value="2410" calcext:value-type="float">
            <text:p>2410</text:p>
          </table:table-cell>
          <table:table-cell office:value-type="float" office:value="2274.69298245614" calcext:value-type="float">
            <text:p>2275</text:p>
          </table:table-cell>
          <table:table-cell office:value-type="float" office:value="2369.83122362869" calcext:value-type="float">
            <text:p>2370</text:p>
          </table:table-cell>
          <table:table-cell table:number-columns-repeated="2" office:value-type="float" office:value="2379.95798319328" calcext:value-type="float">
            <text:p>2380</text:p>
          </table:table-cell>
          <table:table-cell office:value-type="float" office:value="2317.88793103448" calcext:value-type="float">
            <text:p>2318</text:p>
          </table:table-cell>
          <table:table-cell table:number-columns-repeated="2" office:value-type="float" office:value="2338.93162393162" calcext:value-type="float">
            <text:p>2339</text:p>
          </table:table-cell>
          <table:table-cell office:value-type="float" office:value="2400" calcext:value-type="float">
            <text:p>2400</text:p>
          </table:table-cell>
          <table:table-cell office:value-type="float" office:value="2296.47826086956" calcext:value-type="float">
            <text:p>2296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TLK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3879.80730666" calcext:value-type="float">
            <text:p>3879.81</text:p>
          </table:table-cell>
          <table:table-cell office:value-type="float" office:value="4002.30209684" calcext:value-type="float">
            <text:p>4002.30</text:p>
          </table:table-cell>
          <table:table-cell office:value-type="float" office:value="70.9466661980514" calcext:value-type="float">
            <text:p>70.947</text:p>
          </table:table-cell>
          <table:table-cell office:value-type="float" office:value="71.4192516007969" calcext:value-type="float">
            <text:p>71.419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38.1414915374605" calcext:value-type="float">
            <text:p>38.141</text:p>
          </table:table-cell>
          <table:table-cell office:value-type="float" office:value="3820" calcext:value-type="float">
            <text:p>3820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3727.82841823056" calcext:value-type="float">
            <text:p>3728</text:p>
          </table:table-cell>
          <table:table-cell office:value-type="float" office:value="3759.04255319149" calcext:value-type="float">
            <text:p>3759</text:p>
          </table:table-cell>
          <table:table-cell office:value-type="float" office:value="3799.8947368421" calcext:value-type="float">
            <text:p>3800</text:p>
          </table:table-cell>
          <table:table-cell office:value-type="float" office:value="3738.28877005348" calcext:value-type="float">
            <text:p>3738</text:p>
          </table:table-cell>
          <table:table-cell office:value-type="float" office:value="3799.8947368421" calcext:value-type="float">
            <text:p>3800</text:p>
          </table:table-cell>
          <table:table-cell office:value-type="float" office:value="3820" calcext:value-type="float">
            <text:p>3820</text:p>
          </table:table-cell>
          <table:table-cell office:value-type="float" office:value="3860" calcext:value-type="float">
            <text:p>3860</text:p>
          </table:table-cell>
          <table:table-cell office:value-type="float" office:value="3799.8947368421" calcext:value-type="float">
            <text:p>380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TOP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842.99478129" calcext:value-type="float">
            <text:p>842.99</text:p>
          </table:table-cell>
          <table:table-cell office:value-type="float" office:value="869.61014146" calcext:value-type="float">
            <text:p>869.61</text:p>
          </table:table-cell>
          <table:table-cell office:value-type="float" office:value="15.4151133362258" calcext:value-type="float">
            <text:p>15.415</text:p>
          </table:table-cell>
          <table:table-cell office:value-type="float" office:value="15.5177955048852" calcext:value-type="float">
            <text:p>15.518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10.0045354802857" calcext:value-type="float">
            <text:p>10.005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19.878048780488" calcext:value-type="float">
            <text:p>820</text:p>
          </table:table-cell>
          <table:table-cell table:number-columns-repeated="3" office:value-type="float" office:value="830" calcext:value-type="float">
            <text:p>830</text:p>
          </table:table-cell>
          <table:table-cell office:value-type="float" office:value="814.723926380368" calcext:value-type="float">
            <text:p>815</text:p>
          </table:table-cell>
          <table:table-cell table:number-columns-repeated="2" office:value-type="float" office:value="819.878048780488" calcext:value-type="float">
            <text:p>820</text:p>
          </table:table-cell>
          <table:table-cell office:value-type="float" office:value="870" calcext:value-type="float">
            <text:p>870</text:p>
          </table:table-cell>
          <table:table-cell office:value-type="float" office:value="814.723926380368" calcext:value-type="float">
            <text:p>81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INT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17799.377761575" calcext:value-type="float">
            <text:p>17799.38</text:p>
          </table:table-cell>
          <table:table-cell office:value-type="float" office:value="18361.34666155" calcext:value-type="float">
            <text:p>18361.35</text:p>
          </table:table-cell>
          <table:table-cell office:value-type="float" office:value="325.48176050284" calcext:value-type="float">
            <text:p>325.482</text:p>
          </table:table-cell>
          <table:table-cell office:value-type="float" office:value="327.649838823028" calcext:value-type="float">
            <text:p>327.650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219.391518907101" calcext:value-type="float">
            <text:p>219.392</text:p>
          </table:table-cell>
          <table:table-cell office:value-type="float" office:value="17525" calcext:value-type="float">
            <text:p>17525</text:p>
          </table:table-cell>
          <table:table-cell office:value-type="float" office:value="17650" calcext:value-type="float">
            <text:p>17650</text:p>
          </table:table-cell>
          <table:table-cell office:value-type="float" office:value="17115.6569343066" calcext:value-type="float">
            <text:p>17116</text:p>
          </table:table-cell>
          <table:table-cell office:value-type="float" office:value="17167.8675400291" calcext:value-type="float">
            <text:p>17168</text:p>
          </table:table-cell>
          <table:table-cell office:value-type="float" office:value="17449.6776504298" calcext:value-type="float">
            <text:p>17450</text:p>
          </table:table-cell>
          <table:table-cell office:value-type="float" office:value="17499.9642857143" calcext:value-type="float">
            <text:p>17500</text:p>
          </table:table-cell>
          <table:table-cell office:value-type="float" office:value="16983.7867647059" calcext:value-type="float">
            <text:p>16984</text:p>
          </table:table-cell>
          <table:table-cell office:value-type="float" office:value="17141.8002915452" calcext:value-type="float">
            <text:p>17142</text:p>
          </table:table-cell>
          <table:table-cell office:value-type="float" office:value="17424.4261119082" calcext:value-type="float">
            <text:p>17424</text:p>
          </table:table-cell>
          <table:table-cell office:value-type="float" office:value="18100" calcext:value-type="float">
            <text:p>18100</text:p>
          </table:table-cell>
          <table:table-cell office:value-type="float" office:value="17399.1020114943" calcext:value-type="float">
            <text:p>17399</text:p>
          </table:table-cell>
          <table:table-cell office:value-type="float" office:value="18050" calcext:value-type="float">
            <text:p>18050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873.46447218" calcext:value-type="float">
            <text:p>873.46</text:p>
          </table:table-cell>
          <table:table-cell office:value-type="float" office:value="901.04183332" calcext:value-type="float">
            <text:p>901.04</text:p>
          </table:table-cell>
          <table:table-cell office:value-type="float" office:value="15.9722861074147" calcext:value-type="float">
            <text:p>15.972</text:p>
          </table:table-cell>
          <table:table-cell office:value-type="float" office:value="16.0786796797606" calcext:value-type="float">
            <text:p>16.079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14.1301897166364" calcext:value-type="float">
            <text:p>14.130</text:p>
          </table:table-cell>
          <table:table-cell office:value-type="float" office:value="860" calcext:value-type="float">
            <text:p>860</text:p>
          </table:table-cell>
          <table:table-cell office:value-type="float" office:value="905" calcext:value-type="float">
            <text:p>905</text:p>
          </table:table-cell>
          <table:table-cell office:value-type="float" office:value="860" calcext:value-type="float">
            <text:p>860</text:p>
          </table:table-cell>
          <table:table-cell table:number-columns-repeated="3" office:value-type="float" office:value="865" calcext:value-type="float">
            <text:p>865</text:p>
          </table:table-cell>
          <table:table-cell office:value-type="float" office:value="834.251497005988" calcext:value-type="float">
            <text:p>834</text:p>
          </table:table-cell>
          <table:table-cell table:number-columns-repeated="2" office:value-type="float" office:value="839.523809523809" calcext:value-type="float">
            <text:p>840</text:p>
          </table:table-cell>
          <table:table-cell office:value-type="float" office:value="880" calcext:value-type="float">
            <text:p>880</text:p>
          </table:table-cell>
          <table:table-cell office:value-type="float" office:value="828.915662650602" calcext:value-type="float">
            <text:p>829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KIN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2813.36812551" calcext:value-type="float">
            <text:p>2813.37</text:p>
          </table:table-cell>
          <table:table-cell office:value-type="float" office:value="2902.19288174" calcext:value-type="float">
            <text:p>2902.19</text:p>
          </table:table-cell>
          <table:table-cell office:value-type="float" office:value="51.4456192064404" calcext:value-type="float">
            <text:p>51.446</text:p>
          </table:table-cell>
          <table:table-cell office:value-type="float" office:value="51.788305480159" calcext:value-type="float">
            <text:p>51.788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60.3573482787089" calcext:value-type="float">
            <text:p>60.357</text:p>
          </table:table-cell>
          <table:table-cell table:number-columns-repeated="2" office:value-type="float" office:value="2770" calcext:value-type="float">
            <text:p>2770</text:p>
          </table:table-cell>
          <table:table-cell office:value-type="float" office:value="2633.59848484848" calcext:value-type="float">
            <text:p>2634</text:p>
          </table:table-cell>
          <table:table-cell office:value-type="float" office:value="2676.9776119403" calcext:value-type="float">
            <text:p>2677</text:p>
          </table:table-cell>
          <table:table-cell office:value-type="float" office:value="2687.62081784387" calcext:value-type="float">
            <text:p>2688</text:p>
          </table:table-cell>
          <table:table-cell office:value-type="float" office:value="2759.96376811594" calcext:value-type="float">
            <text:p>2760</text:p>
          </table:table-cell>
          <table:table-cell office:value-type="float" office:value="2687.62081784387" calcext:value-type="float">
            <text:p>2688</text:p>
          </table:table-cell>
          <table:table-cell table:number-columns-repeated="2" office:value-type="float" office:value="2708.67158671587" calcext:value-type="float">
            <text:p>2709</text:p>
          </table:table-cell>
          <table:table-cell office:value-type="float" office:value="2900" calcext:value-type="float">
            <text:p>2900</text:p>
          </table:table-cell>
          <table:table-cell office:value-type="float" office:value="2698.18518518518" calcext:value-type="float">
            <text:p>2698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WII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7" calcext:value-type="float">
            <text:p>17</text:p>
          </table:table-cell>
          <table:table-cell office:value-type="float" office:value="177.739863525" calcext:value-type="float">
            <text:p>177.74</text:p>
          </table:table-cell>
          <table:table-cell office:value-type="float" office:value="183.35153585" calcext:value-type="float">
            <text:p>183.35</text:p>
          </table:table-cell>
          <table:table-cell office:value-type="float" office:value="3.25017449860183" calcext:value-type="float">
            <text:p>3.250</text:p>
          </table:table-cell>
          <table:table-cell office:value-type="float" office:value="3.27182435343965" calcext:value-type="float">
            <text:p>3.272</text:p>
          </table:table-cell>
          <table:table-cell office:value-type="float" office:value="3.2066698" calcext:value-type="float">
            <text:p>3.207</text:p>
          </table:table-cell>
          <table:table-cell office:value-type="float" office:value="4.03766755929785" calcext:value-type="float">
            <text:p>4.038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65.512048192771" calcext:value-type="float">
            <text:p>166</text:p>
          </table:table-cell>
          <table:table-cell office:value-type="float" office:value="169.852941176471" calcext:value-type="float">
            <text:p>170</text:p>
          </table:table-cell>
          <table:table-cell office:value-type="float" office:value="170.906432748538" calcext:value-type="float">
            <text:p>171</text:p>
          </table:table-cell>
          <table:table-cell office:value-type="float" office:value="173.994252873563" calcext:value-type="float">
            <text:p>174</text:p>
          </table:table-cell>
          <table:table-cell office:value-type="float" office:value="167.708333333333" calcext:value-type="float">
            <text:p>168</text:p>
          </table:table-cell>
          <table:table-cell office:value-type="float" office:value="170.906432748538" calcext:value-type="float">
            <text:p>171</text:p>
          </table:table-cell>
          <table:table-cell office:value-type="float" office:value="169.852941176471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168.786982248521" calcext:value-type="float">
            <text:p>169</text:p>
          </table:table-cell>
          <table:table-cell office:value-type="float" office:value="171.947674418605" calcext:value-type="float">
            <text:p>172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1" calcext:value-type="float">
            <text:p>21</text:p>
          </table:table-cell>
          <table:table-cell office:value-type="float" office:value="2568.3112714" calcext:value-type="float">
            <text:p>2568.31</text:p>
          </table:table-cell>
          <table:table-cell office:value-type="float" office:value="2616.5752016" calcext:value-type="float">
            <text:p>2616.58</text:p>
          </table:table-cell>
          <table:table-cell office:value-type="float" office:value="41.8163780423187" calcext:value-type="float">
            <text:p>41.816</text:p>
          </table:table-cell>
          <table:table-cell office:value-type="float" office:value="46.247971190596" calcext:value-type="float">
            <text:p>46.248</text:p>
          </table:table-cell>
          <table:table-cell office:value-type="float" office:value="2.4814367" calcext:value-type="float">
            <text:p>2.481</text:p>
          </table:table-cell>
          <table:table-cell office:value-type="float" office:value="214.281476862556" calcext:value-type="float">
            <text:p>214.281</text:p>
          </table:table-cell>
          <table:table-cell office:value-type="float" office:value="1945" calcext:value-type="float">
            <text:p>1945</text:p>
          </table:table-cell>
          <table:table-cell office:value-type="float" office:value="2430" calcext:value-type="float">
            <text:p>2430</text:p>
          </table:table-cell>
          <table:table-cell office:value-type="float" office:value="1919.67447916667" calcext:value-type="float">
            <text:p>1920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2700" calcext:value-type="float">
            <text:p>2700</text:p>
          </table:table-cell>
          <table:table-cell office:value-type="float" office:value="2330" calcext:value-type="float">
            <text:p>2330</text:p>
          </table:table-cell>
          <table:table-cell office:value-type="float" office:value="2430" calcext:value-type="float">
            <text:p>2430</text:p>
          </table:table-cell>
          <table:table-cell office:value-type="float" office:value="2450" calcext:value-type="float">
            <text:p>2450</text:p>
          </table:table-cell>
          <table:table-cell office:value-type="float" office:value="2530" calcext:value-type="float">
            <text:p>2530</text:p>
          </table:table-cell>
          <table:table-cell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OT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7" calcext:value-type="float">
            <text:p>7</text:p>
          </table:table-cell>
          <table:table-cell office:value-type="float" office:value="315.8179167" calcext:value-type="float">
            <text:p>315.82</text:p>
          </table:table-cell>
          <table:table-cell office:value-type="float" office:value="323.74575057" calcext:value-type="float">
            <text:p>323.75</text:p>
          </table:table-cell>
          <table:table-cell office:value-type="float" office:value="3.94724568900942" calcext:value-type="float">
            <text:p>3.947</text:p>
          </table:table-cell>
          <table:table-cell office:value-type="float" office:value="3.98520050647599" calcext:value-type="float">
            <text:p>3.985</text:p>
          </table:table-cell>
          <table:table-cell office:value-type="float" office:value="2.402374" calcext:value-type="float">
            <text:p>2.402</text:p>
          </table:table-cell>
          <table:table-cell office:value-type="float" office:value="5.58325629055908" calcext:value-type="float">
            <text:p>5.583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27.987804878049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315.379746835443" calcext:value-type="float">
            <text:p>315</text:p>
          </table:table-cell>
          <table:table-cell office:value-type="float" office:value="319.6875" calcext:value-type="float">
            <text:p>320</text:p>
          </table:table-cell>
          <table:table-cell office:value-type="float" office:value="299.403973509934" calcext:value-type="float">
            <text:p>299</text:p>
          </table:table-cell>
          <table:table-cell office:value-type="float" office:value="315.379746835443" calcext:value-type="float">
            <text:p>315</text:p>
          </table:table-cell>
        </table:table-row>
        <table:table-row table:style-name="ro1">
          <table:table-cell office:value-type="string" calcext:value-type="string">
            <text:p>ENR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7" calcext:value-type="float">
            <text:p>7</text:p>
          </table:table-cell>
          <table:table-cell office:value-type="float" office:value="74.64787122" calcext:value-type="float">
            <text:p>74.65</text:p>
          </table:table-cell>
          <table:table-cell office:value-type="float" office:value="76.521722862" calcext:value-type="float">
            <text:p>76.52</text:p>
          </table:table-cell>
          <table:table-cell office:value-type="float" office:value="0.932985344674955" calcext:value-type="float">
            <text:p>0.933</text:p>
          </table:table-cell>
          <table:table-cell office:value-type="float" office:value="0.941956483348871" calcext:value-type="float">
            <text:p>0.942</text:p>
          </table:table-cell>
          <table:table-cell office:value-type="float" office:value="2.402374" calcext:value-type="float">
            <text:p>2.402</text:p>
          </table:table-cell>
          <table:table-cell office:value-type="float" office:value="1.72014564118754" calcext:value-type="float">
            <text:p>1.72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5.9473684210526" calcext:value-type="float">
            <text:p>76</text:p>
          </table:table-cell>
          <table:table-cell office:value-type="float" office:value="76.987012987013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.6575342465753" calcext:value-type="float">
            <text:p>73</text:p>
          </table:table-cell>
          <table:table-cell table:number-columns-repeated="2" office:value-type="float" office:value="74.88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4.88" calcext:value-type="float">
            <text:p>75</text:p>
          </table:table-cell>
          <table:table-cell office:value-type="float" office:value="76.987012987013" calcext:value-type="float">
            <text:p>77</text:p>
          </table:table-cell>
        </table:table-row>
        <table:table-row table:style-name="ro1">
          <table:table-cell office:value-type="string" calcext:value-type="string">
            <text:p>SRI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334.50127256" calcext:value-type="float">
            <text:p>334.50</text:p>
          </table:table-cell>
          <table:table-cell office:value-type="float" office:value="337.33362208" calcext:value-type="float">
            <text:p>337.33</text:p>
          </table:table-cell>
          <table:table-cell office:value-type="float" office:value="5.57238474690005" calcext:value-type="float">
            <text:p>5.572</text:p>
          </table:table-cell>
          <table:table-cell office:value-type="float" office:value="5.81881686692302" calcext:value-type="float">
            <text:p>5.819</text:p>
          </table:table-cell>
          <table:table-cell office:value-type="float" office:value="0.7781178" calcext:value-type="float">
            <text:p>0.778</text:p>
          </table:table-cell>
          <table:table-cell office:value-type="float" office:value="4.97176601280401" calcext:value-type="float">
            <text:p>4.972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38.305882352941" calcext:value-type="float">
            <text:p>338</text:p>
          </table:table-cell>
          <table:table-cell office:value-type="float" office:value="340.584795321637" calcext:value-type="float">
            <text:p>341</text:p>
          </table:table-cell>
          <table:table-cell office:value-type="float" office:value="342.837209302326" calcext:value-type="float">
            <text:p>343</text:p>
          </table:table-cell>
          <table:table-cell office:value-type="float" office:value="347.264367816092" calcext:value-type="float">
            <text:p>347</text:p>
          </table:table-cell>
          <table:table-cell office:value-type="float" office:value="316.521739130435" calcext:value-type="float">
            <text:p>317</text:p>
          </table:table-cell>
          <table:table-cell office:value-type="float" office:value="328.915662650602" calcext:value-type="float">
            <text:p>329</text:p>
          </table:table-cell>
          <table:table-cell office:value-type="float" office:value="331.305389221557" calcext:value-type="float">
            <text:p>331</text:p>
          </table:table-cell>
          <table:table-cell office:value-type="float" office:value="342.837209302326" calcext:value-type="float">
            <text:p>343</text:p>
          </table:table-cell>
          <table:table-cell office:value-type="float" office:value="331.305389221557" calcext:value-type="float">
            <text:p>331</text:p>
          </table:table-cell>
          <table:table-cell office:value-type="float" office:value="340.584795321637" calcext:value-type="float">
            <text:p>341</text:p>
          </table:table-cell>
        </table:table-row>
        <table:table-row table:style-name="ro1">
          <table:table-cell office:value-type="string" calcext:value-type="string">
            <text:p>FRE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91.895954" calcext:value-type="float">
            <text:p>91.90</text:p>
          </table:table-cell>
          <table:table-cell office:value-type="float" office:value="92.674072" calcext:value-type="float">
            <text:p>92.67</text:p>
          </table:table-cell>
          <table:table-cell office:value-type="float" office:value="1.53087493046705" calcext:value-type="float">
            <text:p>1.531</text:p>
          </table:table-cell>
          <table:table-cell office:value-type="float" office:value="1.59857606234149" calcext:value-type="float">
            <text:p>1.599</text:p>
          </table:table-cell>
          <table:table-cell office:value-type="float" office:value="0.7781178" calcext:value-type="float">
            <text:p>0.778</text:p>
          </table:table-cell>
          <table:table-cell office:value-type="float" office:value="1.71797268260445" calcext:value-type="float">
            <text:p>1.718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2.4731182795699" calcext:value-type="float">
            <text:p>92</text:p>
          </table:table-cell>
          <table:table-cell office:value-type="float" office:value="94.7368421052632" calcext:value-type="float">
            <text:p>95</text:p>
          </table:table-cell>
          <table:table-cell office:value-type="float" office:value="95.8333333333333" calcext:value-type="float">
            <text:p>96</text:p>
          </table:table-cell>
          <table:table-cell office:value-type="float" office:value="96.9072164948453" calcext:value-type="float">
            <text:p>97</text:p>
          </table:table-cell>
          <table:table-cell office:value-type="float" office:value="86.3636363636364" calcext:value-type="float">
            <text:p>86</text:p>
          </table:table-cell>
          <table:table-cell office:value-type="float" office:value="87.6404494382022" calcext:value-type="float">
            <text:p>88</text:p>
          </table:table-cell>
          <table:table-cell office:value-type="float" office:value="91.304347826087" calcext:value-type="float">
            <text:p>91</text:p>
          </table:table-cell>
          <table:table-cell office:value-type="float" office:value="95.8333333333333" calcext:value-type="float">
            <text:p>96</text:p>
          </table:table-cell>
          <table:table-cell office:value-type="float" office:value="87.6404494382022" calcext:value-type="float">
            <text:p>88</text:p>
          </table:table-cell>
          <table:table-cell office:value-type="float" office:value="94.7368421052632" calcext:value-type="float">
            <text:p>95</text:p>
          </table:table-cell>
        </table:table-row>
        <table:table-row table:style-name="ro1">
          <table:table-cell office:value-type="string" calcext:value-type="string">
            <text:p>SKR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487.0485562" calcext:value-type="float">
            <text:p>487.05</text:p>
          </table:table-cell>
          <table:table-cell office:value-type="float" office:value="491.1725816" calcext:value-type="float">
            <text:p>491.17</text:p>
          </table:table-cell>
          <table:table-cell office:value-type="float" office:value="8.11363713147534" calcext:value-type="float">
            <text:p>8.114</text:p>
          </table:table-cell>
          <table:table-cell office:value-type="float" office:value="8.47245313040989" calcext:value-type="float">
            <text:p>8.472</text:p>
          </table:table-cell>
          <table:table-cell office:value-type="float" office:value="0.7781178" calcext:value-type="float">
            <text:p>0.778</text:p>
          </table:table-cell>
          <table:table-cell office:value-type="float" office:value="15.2858784981269" calcext:value-type="float">
            <text:p>15.286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486.734693877551" calcext:value-type="float">
            <text:p>487</text:p>
          </table:table-cell>
          <table:table-cell table:number-columns-repeated="2" office:value-type="float" office:value="493.66935483871" calcext:value-type="float">
            <text:p>494</text:p>
          </table:table-cell>
          <table:table-cell office:value-type="float" office:value="464.872881355932" calcext:value-type="float">
            <text:p>465</text:p>
          </table:table-cell>
          <table:table-cell office:value-type="float" office:value="469.873949579832" calcext:value-type="float">
            <text:p>470</text:p>
          </table:table-cell>
          <table:table-cell office:value-type="float" office:value="467.383966244726" calcext:value-type="float">
            <text:p>467</text:p>
          </table:table-cell>
          <table:table-cell office:value-type="float" office:value="540" calcext:value-type="float">
            <text:p>540</text:p>
          </table:table-cell>
          <table:table-cell office:value-type="float" office:value="464.872881355932" calcext:value-type="float">
            <text:p>465</text:p>
          </table:table-cell>
          <table:table-cell office:value-type="float" office:value="498.2" calcext:value-type="float">
            <text:p>498</text:p>
          </table:table-cell>
        </table:table-row>
        <table:table-row table:style-name="ro1">
          <table:table-cell office:value-type="string" calcext:value-type="string">
            <text:p>PTS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1" calcext:value-type="float">
            <text:p>11</text:p>
          </table:table-cell>
          <table:table-cell office:value-type="float" office:value="1337.0861307" calcext:value-type="float">
            <text:p>1337.09</text:p>
          </table:table-cell>
          <table:table-cell office:value-type="float" office:value="1348.4077476" calcext:value-type="float">
            <text:p>1348.41</text:p>
          </table:table-cell>
          <table:table-cell office:value-type="float" office:value="22.2742302382955" calcext:value-type="float">
            <text:p>22.274</text:p>
          </table:table-cell>
          <table:table-cell office:value-type="float" office:value="23.2592817070687" calcext:value-type="float">
            <text:p>23.259</text:p>
          </table:table-cell>
          <table:table-cell office:value-type="float" office:value="0.7781178" calcext:value-type="float">
            <text:p>0.778</text:p>
          </table:table-cell>
          <table:table-cell office:value-type="float" office:value="66.3961521275851" calcext:value-type="float">
            <text:p>66.396</text:p>
          </table:table-cell>
          <table:table-cell office:value-type="float" office:value="1455" calcext:value-type="float">
            <text:p>1455</text:p>
          </table:table-cell>
          <table:table-cell office:value-type="float" office:value="1540" calcext:value-type="float">
            <text:p>1540</text:p>
          </table:table-cell>
          <table:table-cell office:value-type="float" office:value="1341.83333333333" calcext:value-type="float">
            <text:p>1342</text:p>
          </table:table-cell>
          <table:table-cell table:number-columns-repeated="3" office:value-type="float" office:value="1375.92391304348" calcext:value-type="float">
            <text:p>1376</text:p>
          </table:table-cell>
          <table:table-cell table:number-columns-repeated="2" office:value-type="float" office:value="1188.84146341463" calcext:value-type="float">
            <text:p>1189</text:p>
          </table:table-cell>
          <table:table-cell office:value-type="float" office:value="1174.73360655738" calcext:value-type="float">
            <text:p>1175</text:p>
          </table:table-cell>
          <table:table-cell office:value-type="float" office:value="1386.96043165468" calcext:value-type="float">
            <text:p>1387</text:p>
          </table:table-cell>
          <table:table-cell office:value-type="float" office:value="1174.73360655738" calcext:value-type="float">
            <text:p>1175</text:p>
          </table:table-cell>
          <table:table-cell office:value-type="float" office:value="1287.75862068966" calcext:value-type="float">
            <text:p>1288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0" calcext:value-type="float">
            <text:p>0</text:p>
          </table:table-cell>
          <table:table-cell office:value-type="float" office:value="2095.8054208" calcext:value-type="float">
            <text:p>2095.81</text:p>
          </table:table-cell>
          <table:table-cell office:value-type="float" office:value="2105.395824" calcext:value-type="float">
            <text:p>2105.40</text:p>
          </table:table-cell>
          <table:table-cell office:value-type="float" office:value="11.4759741437667" calcext:value-type="float">
            <text:p>11.476</text:p>
          </table:table-cell>
          <table:table-cell office:value-type="float" office:value="14.8333321330086" calcext:value-type="float">
            <text:p>14.833</text:p>
          </table:table-cell>
          <table:table-cell office:value-type="float" office:value="0.4281428" calcext:value-type="float">
            <text:p>0.428</text:p>
          </table:table-cell>
          <table:table-cell office:value-type="float" office:value="26.9097704305276" calcext:value-type="float">
            <text:p>26.910</text:p>
          </table:table-cell>
          <table:table-cell table:number-columns-repeated="2" office:value-type="float" office:value="2240" calcext:value-type="float">
            <text:p>2240</text:p>
          </table:table-cell>
          <table:table-cell table:number-columns-repeated="2" office:value-type="float" office:value="2229.95515695067" calcext:value-type="float">
            <text:p>2230</text:p>
          </table:table-cell>
          <table:table-cell table:number-columns-repeated="2" office:value-type="float" office:value="2219.81981981982" calcext:value-type="float">
            <text:p>2220</text:p>
          </table:table-cell>
          <table:table-cell office:value-type="float" office:value="2135.32710280374" calcext:value-type="float">
            <text:p>2135</text:p>
          </table:table-cell>
          <table:table-cell table:number-columns-repeated="3" office:value-type="float" office:value="2146.23255813953" calcext:value-type="float">
            <text:p>2146</text:p>
          </table:table-cell>
          <table:table-cell table:number-columns-repeated="2" office:value-type="float" office:value="2101.99052132701" calcext:value-type="float">
            <text:p>2102</text:p>
          </table:table-cell>
        </table:table-row>
        <table:table-row table:style-name="ro1">
          <table:table-cell office:value-type="string" calcext:value-type="string">
            <text:p>BUV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0" calcext:value-type="float">
            <text:p>0</text:p>
          </table:table-cell>
          <table:table-cell office:value-type="float" office:value="187.125484" calcext:value-type="float">
            <text:p>187.13</text:p>
          </table:table-cell>
          <table:table-cell office:value-type="float" office:value="187.98177" calcext:value-type="float">
            <text:p>187.98</text:p>
          </table:table-cell>
          <table:table-cell office:value-type="float" office:value="1.0246405485506" calcext:value-type="float">
            <text:p>1.025</text:p>
          </table:table-cell>
          <table:table-cell office:value-type="float" office:value="1.32440465473291" calcext:value-type="float">
            <text:p>1.324</text:p>
          </table:table-cell>
          <table:table-cell office:value-type="float" office:value="0.4281428" calcext:value-type="float">
            <text:p>0.428</text:p>
          </table:table-cell>
          <table:table-cell office:value-type="float" office:value="2.42427465029922" calcext:value-type="float">
            <text:p>2.424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91.666666666667" calcext:value-type="float">
            <text:p>192</text:p>
          </table:table-cell>
          <table:table-cell table:number-columns-repeated="3" office:value-type="float" office:value="195.918367346939" calcext:value-type="float">
            <text:p>196</text:p>
          </table:table-cell>
          <table:table-cell office:value-type="float" office:value="187.234042553192" calcext:value-type="float">
            <text:p>187</text:p>
          </table:table-cell>
          <table:table-cell table:number-columns-repeated="2" office:value-type="float" office:value="190.575916230366" calcext:value-type="float">
            <text:p>191</text:p>
          </table:table-cell>
          <table:table-cell office:value-type="float" office:value="192.746113989637" calcext:value-type="float">
            <text:p>193</text:p>
          </table:table-cell>
          <table:table-cell office:value-type="float" office:value="189.473684210526" calcext:value-type="float">
            <text:p>189</text:p>
          </table:table-cell>
          <table:table-cell office:value-type="float" office:value="190.575916230366" calcext:value-type="float">
            <text:p>191</text:p>
          </table:table-cell>
        </table:table-row>
        <table:table-row table:style-name="ro1">
          <table:table-cell office:value-type="string" calcext:value-type="string">
            <text:p>AAL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12456.80664085" calcext:value-type="float">
            <text:p>12456.81</text:p>
          </table:table-cell>
          <table:table-cell office:value-type="float" office:value="12498.841032925" calcext:value-type="float">
            <text:p>12498.84</text:p>
          </table:table-cell>
          <table:table-cell office:value-type="float" office:value="219.637401974269" calcext:value-type="float">
            <text:p>219.637</text:p>
          </table:table-cell>
          <table:table-cell office:value-type="float" office:value="223.24148029952" calcext:value-type="float">
            <text:p>223.241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42.7430286398045" calcext:value-type="float">
            <text:p>42.743</text:p>
          </table:table-cell>
          <table:table-cell office:value-type="float" office:value="12350" calcext:value-type="float">
            <text:p>12350</text:p>
          </table:table-cell>
          <table:table-cell office:value-type="float" office:value="12600" calcext:value-type="float">
            <text:p>12600</text:p>
          </table:table-cell>
          <table:table-cell office:value-type="float" office:value="12324.9492900609" calcext:value-type="float">
            <text:p>12325</text:p>
          </table:table-cell>
          <table:table-cell office:value-type="float" office:value="12350" calcext:value-type="float">
            <text:p>12350</text:p>
          </table:table-cell>
          <table:table-cell office:value-type="float" office:value="12400" calcext:value-type="float">
            <text:p>12400</text:p>
          </table:table-cell>
          <table:table-cell office:value-type="float" office:value="12550" calcext:value-type="float">
            <text:p>12550</text:p>
          </table:table-cell>
          <table:table-cell office:value-type="float" office:value="12324.9492900609" calcext:value-type="float">
            <text:p>12325</text:p>
          </table:table-cell>
          <table:table-cell office:value-type="float" office:value="12425" calcext:value-type="float">
            <text:p>12425</text:p>
          </table:table-cell>
          <table:table-cell office:value-type="float" office:value="12400" calcext:value-type="float">
            <text:p>12400</text:p>
          </table:table-cell>
          <table:table-cell office:value-type="float" office:value="12525" calcext:value-type="float">
            <text:p>12525</text:p>
          </table:table-cell>
          <table:table-cell office:value-type="float" office:value="12350" calcext:value-type="float">
            <text:p>12350</text:p>
          </table:table-cell>
          <table:table-cell office:value-type="float" office:value="12425" calcext:value-type="float">
            <text:p>12425</text:p>
          </table:table-cell>
        </table:table-row>
        <table:table-row table:style-name="ro1">
          <table:table-cell office:value-type="string" calcext:value-type="string">
            <text:p>BB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3742.08523381" calcext:value-type="float">
            <text:p>3742.09</text:p>
          </table:table-cell>
          <table:table-cell office:value-type="float" office:value="3754.712569405" calcext:value-type="float">
            <text:p>3754.71</text:p>
          </table:table-cell>
          <table:table-cell office:value-type="float" office:value="65.9801426173715" calcext:value-type="float">
            <text:p>65.980</text:p>
          </table:table-cell>
          <table:table-cell office:value-type="float" office:value="67.0628252559691" calcext:value-type="float">
            <text:p>67.063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15.2418250132606" calcext:value-type="float">
            <text:p>15.242</text:p>
          </table:table-cell>
          <table:table-cell office:value-type="float" office:value="3710" calcext:value-type="float">
            <text:p>3710</text:p>
          </table:table-cell>
          <table:table-cell office:value-type="float" office:value="3740" calcext:value-type="float">
            <text:p>3740</text:p>
          </table:table-cell>
          <table:table-cell office:value-type="float" office:value="3689.89159891599" calcext:value-type="float">
            <text:p>3690</text:p>
          </table:table-cell>
          <table:table-cell office:value-type="float" office:value="3720" calcext:value-type="float">
            <text:p>3720</text:p>
          </table:table-cell>
          <table:table-cell office:value-type="float" office:value="3740" calcext:value-type="float">
            <text:p>3740</text:p>
          </table:table-cell>
          <table:table-cell office:value-type="float" office:value="3750" calcext:value-type="float">
            <text:p>3750</text:p>
          </table:table-cell>
          <table:table-cell office:value-type="float" office:value="3710" calcext:value-type="float">
            <text:p>3710</text:p>
          </table:table-cell>
          <table:table-cell office:value-type="float" office:value="3750" calcext:value-type="float">
            <text:p>3750</text:p>
          </table:table-cell>
          <table:table-cell office:value-type="float" office:value="3760" calcext:value-type="float">
            <text:p>3760</text:p>
          </table:table-cell>
          <table:table-cell office:value-type="float" office:value="3770" calcext:value-type="float">
            <text:p>3770</text:p>
          </table:table-cell>
          <table:table-cell office:value-type="float" office:value="3699.97297297297" calcext:value-type="float">
            <text:p>3700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TG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771.615957915" calcext:value-type="float">
            <text:p>771.62</text:p>
          </table:table-cell>
          <table:table-cell office:value-type="float" office:value="774.2197077075" calcext:value-type="float">
            <text:p>774.22</text:p>
          </table:table-cell>
          <table:table-cell office:value-type="float" office:value="13.605069838892" calcext:value-type="float">
            <text:p>13.605</text:p>
          </table:table-cell>
          <table:table-cell office:value-type="float" office:value="13.8283184153144" calcext:value-type="float">
            <text:p>13.828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3.47949276757948" calcext:value-type="float">
            <text:p>3.479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759.967105263158" calcext:value-type="float">
            <text:p>76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office:value-type="float" office:value="759.967105263158" calcext:value-type="float">
            <text:p>76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RIM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137.176170296" calcext:value-type="float">
            <text:p>137.18</text:p>
          </table:table-cell>
          <table:table-cell office:value-type="float" office:value="137.639059148" calcext:value-type="float">
            <text:p>137.64</text:p>
          </table:table-cell>
          <table:table-cell office:value-type="float" office:value="2.41867908246968" calcext:value-type="float">
            <text:p>2.419</text:p>
          </table:table-cell>
          <table:table-cell office:value-type="float" office:value="2.45836771827811" calcext:value-type="float">
            <text:p>2.458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0.656596850166904" calcext:value-type="float">
            <text:p>0.65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4.992592592593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4.992592592593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1538.188674275" calcext:value-type="float">
            <text:p>1538.19</text:p>
          </table:table-cell>
          <table:table-cell office:value-type="float" office:value="1543.3791558875" calcext:value-type="float">
            <text:p>1543.38</text:p>
          </table:table-cell>
          <table:table-cell office:value-type="float" office:value="27.1212176526931" calcext:value-type="float">
            <text:p>27.121</text:p>
          </table:table-cell>
          <table:table-cell office:value-type="float" office:value="27.5662556645156" calcext:value-type="float">
            <text:p>27.566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7.36339746574904" calcext:value-type="float">
            <text:p>7.363</text:p>
          </table:table-cell>
          <table:table-cell office:value-type="float" office:value="1525" calcext:value-type="float">
            <text:p>1525</text:p>
          </table:table-cell>
          <table:table-cell office:value-type="float" office:value="1545" calcext:value-type="float">
            <text:p>1545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1535" calcext:value-type="float">
            <text:p>1535</text:p>
          </table:table-cell>
          <table:table-cell office:value-type="float" office:value="1540" calcext:value-type="float">
            <text:p>1540</text:p>
          </table:table-cell>
          <table:table-cell office:value-type="float" office:value="1519.98355263158" calcext:value-type="float">
            <text:p>1520</text:p>
          </table:table-cell>
          <table:table-cell table:number-columns-repeated="2" office:value-type="float" office:value="1530" calcext:value-type="float">
            <text:p>1530</text:p>
          </table:table-cell>
          <table:table-cell office:value-type="float" office:value="1545" calcext:value-type="float">
            <text:p>1545</text:p>
          </table:table-cell>
          <table:table-cell office:value-type="float" office:value="1530" calcext:value-type="float">
            <text:p>153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KR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439.770663596" calcext:value-type="float">
            <text:p>439.77</text:p>
          </table:table-cell>
          <table:table-cell office:value-type="float" office:value="441.254630798" calcext:value-type="float">
            <text:p>441.25</text:p>
          </table:table-cell>
          <table:table-cell office:value-type="float" office:value="7.75400058791751" calcext:value-type="float">
            <text:p>7.754</text:p>
          </table:table-cell>
          <table:table-cell office:value-type="float" office:value="7.88123768506807" calcext:value-type="float">
            <text:p>7.881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2.33383856821027" calcext:value-type="float">
            <text:p>2.334</text:p>
          </table:table-cell>
          <table:table-cell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31.962962962963" calcext:value-type="float">
            <text:p>43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TAMU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4367.44718663" calcext:value-type="float">
            <text:p>4367.45</text:p>
          </table:table-cell>
          <table:table-cell office:value-type="float" office:value="4382.184750815" calcext:value-type="float">
            <text:p>4382.18</text:p>
          </table:table-cell>
          <table:table-cell office:value-type="float" office:value="77.0064737286303" calcext:value-type="float">
            <text:p>77.006</text:p>
          </table:table-cell>
          <table:table-cell office:value-type="float" office:value="78.2700898540017" calcext:value-type="float">
            <text:p>78.270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23.2868020427498" calcext:value-type="float">
            <text:p>23.287</text:p>
          </table:table-cell>
          <table:table-cell office:value-type="float" office:value="4330" calcext:value-type="float">
            <text:p>4330</text:p>
          </table:table-cell>
          <table:table-cell office:value-type="float" office:value="4340" calcext:value-type="float">
            <text:p>4340</text:p>
          </table:table-cell>
          <table:table-cell office:value-type="float" office:value="4299.79069767442" calcext:value-type="float">
            <text:p>4300</text:p>
          </table:table-cell>
          <table:table-cell table:number-columns-repeated="2" office:value-type="float" office:value="4330" calcext:value-type="float">
            <text:p>4330</text:p>
          </table:table-cell>
          <table:table-cell office:value-type="float" office:value="4440" calcext:value-type="float">
            <text:p>4440</text:p>
          </table:table-cell>
          <table:table-cell office:value-type="float" office:value="4299.79069767442" calcext:value-type="float">
            <text:p>4300</text:p>
          </table:table-cell>
          <table:table-cell office:value-type="float" office:value="4350" calcext:value-type="float">
            <text:p>4350</text:p>
          </table:table-cell>
          <table:table-cell office:value-type="float" office:value="4360" calcext:value-type="float">
            <text:p>4360</text:p>
          </table:table-cell>
          <table:table-cell office:value-type="float" office:value="4400" calcext:value-type="float">
            <text:p>4400</text:p>
          </table:table-cell>
          <table:table-cell office:value-type="float" office:value="4330" calcext:value-type="float">
            <text:p>4330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JPF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2229.11276731" calcext:value-type="float">
            <text:p>2229.11</text:p>
          </table:table-cell>
          <table:table-cell office:value-type="float" office:value="2236.634711155" calcext:value-type="float">
            <text:p>2236.63</text:p>
          </table:table-cell>
          <table:table-cell office:value-type="float" office:value="39.3035350901323" calcext:value-type="float">
            <text:p>39.304</text:p>
          </table:table-cell>
          <table:table-cell office:value-type="float" office:value="39.9484754220193" calcext:value-type="float">
            <text:p>39.948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12.280467297895" calcext:value-type="float">
            <text:p>12.280</text:p>
          </table:table-cell>
          <table:table-cell office:value-type="float" office:value="2210" calcext:value-type="float">
            <text:p>2210</text:p>
          </table:table-cell>
          <table:table-cell office:value-type="float" office:value="2250" calcext:value-type="float">
            <text:p>2250</text:p>
          </table:table-cell>
          <table:table-cell office:value-type="float" office:value="2199.95454545454" calcext:value-type="float">
            <text:p>2200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2250" calcext:value-type="float">
            <text:p>2250</text:p>
          </table:table-cell>
          <table:table-cell office:value-type="float" office:value="2189.81735159817" calcext:value-type="float">
            <text:p>2190</text:p>
          </table:table-cell>
          <table:table-cell table:number-columns-repeated="2" office:value-type="float" office:value="2199.95454545454" calcext:value-type="float">
            <text:p>2200</text:p>
          </table:table-cell>
          <table:table-cell office:value-type="float" office:value="2240" calcext:value-type="float">
            <text:p>2240</text:p>
          </table:table-cell>
          <table:table-cell office:value-type="float" office:value="2199.95454545454" calcext:value-type="float">
            <text:p>2200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SSI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494.23767239" calcext:value-type="float">
            <text:p>494.24</text:p>
          </table:table-cell>
          <table:table-cell office:value-type="float" office:value="495.905433695" calcext:value-type="float">
            <text:p>495.91</text:p>
          </table:table-cell>
          <table:table-cell office:value-type="float" office:value="8.71435845889812" calcext:value-type="float">
            <text:p>8.714</text:p>
          </table:table-cell>
          <table:table-cell office:value-type="float" office:value="8.85735427909026" calcext:value-type="float">
            <text:p>8.857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2.76962177060387" calcext:value-type="float">
            <text:p>2.770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87.991803278689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KMU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353.02690885" calcext:value-type="float">
            <text:p>353.03</text:p>
          </table:table-cell>
          <table:table-cell office:value-type="float" office:value="354.218166925" calcext:value-type="float">
            <text:p>354.22</text:p>
          </table:table-cell>
          <table:table-cell office:value-type="float" office:value="6.2245417563558" calcext:value-type="float">
            <text:p>6.225</text:p>
          </table:table-cell>
          <table:table-cell office:value-type="float" office:value="6.32668162792161" calcext:value-type="float">
            <text:p>6.327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2.04891995288468" calcext:value-type="float">
            <text:p>2.049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LSI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1361.67521985" calcext:value-type="float">
            <text:p>1361.68</text:p>
          </table:table-cell>
          <table:table-cell office:value-type="float" office:value="1366.270072425" calcext:value-type="float">
            <text:p>1366.27</text:p>
          </table:table-cell>
          <table:table-cell office:value-type="float" office:value="24.0089467745152" calcext:value-type="float">
            <text:p>24.009</text:p>
          </table:table-cell>
          <table:table-cell office:value-type="float" office:value="24.4029148505548" calcext:value-type="float">
            <text:p>24.403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8.190410468942" calcext:value-type="float">
            <text:p>8.190</text:p>
          </table:table-cell>
          <table:table-cell office:value-type="float" office:value="1350" calcext:value-type="float">
            <text:p>1350</text:p>
          </table:table-cell>
          <table:table-cell office:value-type="float" office:value="1390" calcext:value-type="float">
            <text:p>1390</text:p>
          </table:table-cell>
          <table:table-cell office:value-type="float" office:value="1339.92537313433" calcext:value-type="float">
            <text:p>1340</text:p>
          </table:table-cell>
          <table:table-cell office:value-type="float" office:value="1360" calcext:value-type="float">
            <text:p>1360</text:p>
          </table:table-cell>
          <table:table-cell office:value-type="float" office:value="1365" calcext:value-type="float">
            <text:p>1365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1350" calcext:value-type="float">
            <text:p>1350</text:p>
          </table:table-cell>
          <table:table-cell office:value-type="float" office:value="1355" calcext:value-type="float">
            <text:p>1355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GIA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320.750162898" calcext:value-type="float">
            <text:p>320.75</text:p>
          </table:table-cell>
          <table:table-cell office:value-type="float" office:value="321.832505949" calcext:value-type="float">
            <text:p>321.83</text:p>
          </table:table-cell>
          <table:table-cell office:value-type="float" office:value="5.6554407957747" calcext:value-type="float">
            <text:p>5.655</text:p>
          </table:table-cell>
          <table:table-cell office:value-type="float" office:value="5.74824216479735" calcext:value-type="float">
            <text:p>5.748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1.97813158621849" calcext:value-type="float">
            <text:p>1.978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15.987341772152" calcext:value-type="float">
            <text:p>316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15.987341772152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BOG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675.79436837" calcext:value-type="float">
            <text:p>675.79</text:p>
          </table:table-cell>
          <table:table-cell office:value-type="float" office:value="678.074776685" calcext:value-type="float">
            <text:p>678.07</text:p>
          </table:table-cell>
          <table:table-cell office:value-type="float" office:value="11.9155513621668" calcext:value-type="float">
            <text:p>11.916</text:p>
          </table:table-cell>
          <table:table-cell office:value-type="float" office:value="12.1110762591642" calcext:value-type="float">
            <text:p>12.111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4.31291626652265" calcext:value-type="float">
            <text:p>4.313</text:p>
          </table:table-cell>
          <table:table-cell office:value-type="float" office:value="670" calcext:value-type="float">
            <text:p>670</text:p>
          </table:table-cell>
          <table:table-cell office:value-type="float" office:value="675" calcext:value-type="float">
            <text:p>675</text:p>
          </table:table-cell>
          <table:table-cell office:value-type="float" office:value="664.962406015038" calcext:value-type="float">
            <text:p>665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675" calcext:value-type="float">
            <text:p>675</text:p>
          </table:table-cell>
          <table:table-cell office:value-type="float" office:value="664.962406015038" calcext:value-type="float">
            <text:p>665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685" calcext:value-type="float">
            <text:p>685</text:p>
          </table:table-cell>
          <table:table-cell office:value-type="float" office:value="675" calcext:value-type="float">
            <text:p>67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MYO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2672.91802415" calcext:value-type="float">
            <text:p>2672.92</text:p>
          </table:table-cell>
          <table:table-cell office:value-type="float" office:value="2681.937549575" calcext:value-type="float">
            <text:p>2681.94</text:p>
          </table:table-cell>
          <table:table-cell office:value-type="float" office:value="47.1286732981225" calcext:value-type="float">
            <text:p>47.129</text:p>
          </table:table-cell>
          <table:table-cell office:value-type="float" office:value="47.9020180399779" calcext:value-type="float">
            <text:p>47.902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17.6068555277445" calcext:value-type="float">
            <text:p>17.607</text:p>
          </table:table-cell>
          <table:table-cell office:value-type="float" office:value="2650" calcext:value-type="float">
            <text:p>2650</text:p>
          </table:table-cell>
          <table:table-cell office:value-type="float" office:value="2690" calcext:value-type="float">
            <text:p>2690</text:p>
          </table:table-cell>
          <table:table-cell table:number-columns-repeated="2" office:value-type="float" office:value="2629.84790874525" calcext:value-type="float">
            <text:p>2630</text:p>
          </table:table-cell>
          <table:table-cell office:value-type="float" office:value="2639.96212121212" calcext:value-type="float">
            <text:p>2640</text:p>
          </table:table-cell>
          <table:table-cell office:value-type="float" office:value="2670" calcext:value-type="float">
            <text:p>2670</text:p>
          </table:table-cell>
          <table:table-cell office:value-type="float" office:value="2629.84790874525" calcext:value-type="float">
            <text:p>2630</text:p>
          </table:table-cell>
          <table:table-cell table:number-columns-repeated="2" office:value-type="float" office:value="2650" calcext:value-type="float">
            <text:p>2650</text:p>
          </table:table-cell>
          <table:table-cell office:value-type="float" office:value="2720" calcext:value-type="float">
            <text:p>2720</text:p>
          </table:table-cell>
          <table:table-cell office:value-type="float" office:value="2650" calcext:value-type="float">
            <text:p>265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2229.11276731" calcext:value-type="float">
            <text:p>2229.11</text:p>
          </table:table-cell>
          <table:table-cell office:value-type="float" office:value="2236.634711155" calcext:value-type="float">
            <text:p>2236.63</text:p>
          </table:table-cell>
          <table:table-cell office:value-type="float" office:value="39.3035350901323" calcext:value-type="float">
            <text:p>39.304</text:p>
          </table:table-cell>
          <table:table-cell office:value-type="float" office:value="39.9484754220193" calcext:value-type="float">
            <text:p>39.948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16.0377357315068" calcext:value-type="float">
            <text:p>16.038</text:p>
          </table:table-cell>
          <table:table-cell office:value-type="float" office:value="2210" calcext:value-type="float">
            <text:p>2210</text:p>
          </table:table-cell>
          <table:table-cell office:value-type="float" office:value="2270" calcext:value-type="float">
            <text:p>2270</text:p>
          </table:table-cell>
          <table:table-cell office:value-type="float" office:value="2199.95454545454" calcext:value-type="float">
            <text:p>2200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2270" calcext:value-type="float">
            <text:p>2270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2199.95454545454" calcext:value-type="float">
            <text:p>2200</text:p>
          </table:table-cell>
        </table:table-row>
        <table:table-row table:style-name="ro1">
          <table:table-cell office:value-type="string" calcext:value-type="string">
            <text:p>RIS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500.289562256" calcext:value-type="float">
            <text:p>500.29</text:p>
          </table:table-cell>
          <table:table-cell office:value-type="float" office:value="501.977745128" calcext:value-type="float">
            <text:p>501.98</text:p>
          </table:table-cell>
          <table:table-cell office:value-type="float" office:value="8.82106488900708" calcext:value-type="float">
            <text:p>8.821</text:p>
          </table:table-cell>
          <table:table-cell office:value-type="float" office:value="8.96581167842606" calcext:value-type="float">
            <text:p>8.966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3.60126053350696" calcext:value-type="float">
            <text:p>3.60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3.991902834008" calcext:value-type="float">
            <text:p>494</text:p>
          </table:table-cell>
          <table:table-cell table:number-columns-repeated="3" office:value-type="float" office:value="498" calcext:value-type="float">
            <text:p>498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float" office:value="505" calcext:value-type="float">
            <text:p>505</text:p>
          </table:table-cell>
          <table:table-cell office:value-type="float" office:value="496" calcext:value-type="float">
            <text:p>49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2723.3504397" calcext:value-type="float">
            <text:p>2723.35</text:p>
          </table:table-cell>
          <table:table-cell office:value-type="float" office:value="2732.54014485" calcext:value-type="float">
            <text:p>2732.54</text:p>
          </table:table-cell>
          <table:table-cell office:value-type="float" office:value="48.0178935490305" calcext:value-type="float">
            <text:p>48.018</text:p>
          </table:table-cell>
          <table:table-cell office:value-type="float" office:value="48.8058297011096" calcext:value-type="float">
            <text:p>48.806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20.2225030814622" calcext:value-type="float">
            <text:p>20.223</text:p>
          </table:table-cell>
          <table:table-cell office:value-type="float" office:value="2700" calcext:value-type="float">
            <text:p>2700</text:p>
          </table:table-cell>
          <table:table-cell office:value-type="float" office:value="2760" calcext:value-type="float">
            <text:p>2760</text:p>
          </table:table-cell>
          <table:table-cell office:value-type="float" office:value="2679.85074626866" calcext:value-type="float">
            <text:p>2680</text:p>
          </table:table-cell>
          <table:table-cell office:value-type="float" office:value="2700" calcext:value-type="float">
            <text:p>2700</text:p>
          </table:table-cell>
          <table:table-cell office:value-type="float" office:value="2689.96282527881" calcext:value-type="float">
            <text:p>2690</text:p>
          </table:table-cell>
          <table:table-cell office:value-type="float" office:value="2760" calcext:value-type="float">
            <text:p>2760</text:p>
          </table:table-cell>
          <table:table-cell office:value-type="float" office:value="2649.05660377358" calcext:value-type="float">
            <text:p>2649</text:p>
          </table:table-cell>
          <table:table-cell table:number-columns-repeated="3" office:value-type="float" office:value="2740" calcext:value-type="float">
            <text:p>2740</text:p>
          </table:table-cell>
          <table:table-cell office:value-type="float" office:value="2669.66292134831" calcext:value-type="float">
            <text:p>267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APIC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539.626846385" calcext:value-type="float">
            <text:p>539.63</text:p>
          </table:table-cell>
          <table:table-cell office:value-type="float" office:value="541.4477694425" calcext:value-type="float">
            <text:p>541.45</text:p>
          </table:table-cell>
          <table:table-cell office:value-type="float" office:value="9.5146566847153" calcext:value-type="float">
            <text:p>9.515</text:p>
          </table:table-cell>
          <table:table-cell office:value-type="float" office:value="9.67078477410875" calcext:value-type="float">
            <text:p>9.671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4.02559156649833" calcext:value-type="float">
            <text:p>4.026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24.809523809524" calcext:value-type="float">
            <text:p>525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ROT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1210.3779732" calcext:value-type="float">
            <text:p>1210.38</text:p>
          </table:table-cell>
          <table:table-cell office:value-type="float" office:value="1214.4622866" calcext:value-type="float">
            <text:p>1214.46</text:p>
          </table:table-cell>
          <table:table-cell office:value-type="float" office:value="21.3412860217913" calcext:value-type="float">
            <text:p>21.341</text:p>
          </table:table-cell>
          <table:table-cell office:value-type="float" office:value="21.6914798671598" calcext:value-type="float">
            <text:p>21.691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9.62665294940322" calcext:value-type="float">
            <text:p>9.627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1240" calcext:value-type="float">
            <text:p>124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office:value-type="float" office:value="1194.97907949791" calcext:value-type="float">
            <text:p>119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7035.321969225" calcext:value-type="float">
            <text:p>7035.32</text:p>
          </table:table-cell>
          <table:table-cell office:value-type="float" office:value="7059.0620408625" calcext:value-type="float">
            <text:p>7059.06</text:p>
          </table:table-cell>
          <table:table-cell office:value-type="float" office:value="124.046225001662" calcext:value-type="float">
            <text:p>124.046</text:p>
          </table:table-cell>
          <table:table-cell office:value-type="float" office:value="126.081726727866" calcext:value-type="float">
            <text:p>126.082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59.9834954526251" calcext:value-type="float">
            <text:p>59.983</text:p>
          </table:table-cell>
          <table:table-cell office:value-type="float" office:value="6975" calcext:value-type="float">
            <text:p>6975</text:p>
          </table:table-cell>
          <table:table-cell office:value-type="float" office:value="7000" calcext:value-type="float">
            <text:p>7000</text:p>
          </table:table-cell>
          <table:table-cell office:value-type="float" office:value="6975" calcext:value-type="float">
            <text:p>6975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7050" calcext:value-type="float">
            <text:p>705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7050" calcext:value-type="float">
            <text:p>7050</text:p>
          </table:table-cell>
          <table:table-cell office:value-type="float" office:value="7150" calcext:value-type="float">
            <text:p>7150</text:p>
          </table:table-cell>
          <table:table-cell office:value-type="float" office:value="7050" calcext:value-type="float">
            <text:p>7050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MNC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761.529474805" calcext:value-type="float">
            <text:p>761.53</text:p>
          </table:table-cell>
          <table:table-cell office:value-type="float" office:value="764.0991886525" calcext:value-type="float">
            <text:p>764.10</text:p>
          </table:table-cell>
          <table:table-cell office:value-type="float" office:value="13.4272257887104" calcext:value-type="float">
            <text:p>13.427</text:p>
          </table:table-cell>
          <table:table-cell office:value-type="float" office:value="13.6475560830881" calcext:value-type="float">
            <text:p>13.648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6.99345844019963" calcext:value-type="float">
            <text:p>6.993</text:p>
          </table:table-cell>
          <table:table-cell office:value-type="float" office:value="755" calcext:value-type="float">
            <text:p>755</text:p>
          </table:table-cell>
          <table:table-cell office:value-type="float" office:value="765" calcext:value-type="float">
            <text:p>765</text:p>
          </table:table-cell>
          <table:table-cell office:value-type="float" office:value="739.695945945946" calcext:value-type="float">
            <text:p>740</text:p>
          </table:table-cell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 office:value-type="float" office:value="775" calcext:value-type="float">
            <text:p>775</text:p>
          </table:table-cell>
          <table:table-cell office:value-type="float" office:value="780" calcext:value-type="float">
            <text:p>780</text:p>
          </table:table-cell>
          <table:table-cell office:value-type="float" office:value="749.966666666667" calcext:value-type="float">
            <text:p>7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ITM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22391.9925042" calcext:value-type="float">
            <text:p>22391.99</text:p>
          </table:table-cell>
          <table:table-cell office:value-type="float" office:value="22467.5523021" calcext:value-type="float">
            <text:p>22467.55</text:p>
          </table:table-cell>
          <table:table-cell office:value-type="float" office:value="394.813791403139" calcext:value-type="float">
            <text:p>394.814</text:p>
          </table:table-cell>
          <table:table-cell office:value-type="float" office:value="401.292377542457" calcext:value-type="float">
            <text:p>401.292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206.789129871126" calcext:value-type="float">
            <text:p>206.789</text:p>
          </table:table-cell>
          <table:table-cell office:value-type="float" office:value="22200" calcext:value-type="float">
            <text:p>22200</text:p>
          </table:table-cell>
          <table:table-cell office:value-type="float" office:value="22500" calcext:value-type="float">
            <text:p>22500</text:p>
          </table:table-cell>
          <table:table-cell office:value-type="float" office:value="22099.5475113122" calcext:value-type="float">
            <text:p>22100</text:p>
          </table:table-cell>
          <table:table-cell table:number-columns-repeated="3" office:value-type="float" office:value="22450" calcext:value-type="float">
            <text:p>22450</text:p>
          </table:table-cell>
          <table:table-cell office:value-type="float" office:value="21740.6896551724" calcext:value-type="float">
            <text:p>21741</text:p>
          </table:table-cell>
          <table:table-cell office:value-type="float" office:value="21998.1818181818" calcext:value-type="float">
            <text:p>21998</text:p>
          </table:table-cell>
          <table:table-cell office:value-type="float" office:value="22275" calcext:value-type="float">
            <text:p>22275</text:p>
          </table:table-cell>
          <table:table-cell office:value-type="float" office:value="22900" calcext:value-type="float">
            <text:p>22900</text:p>
          </table:table-cell>
          <table:table-cell office:value-type="float" office:value="21972.6962457338" calcext:value-type="float">
            <text:p>21973</text:p>
          </table:table-cell>
          <table:table-cell office:value-type="float" office:value="22525" calcext:value-type="float">
            <text:p>22525</text:p>
          </table:table-cell>
        </table:table-row>
        <table:table-row table:style-name="ro1">
          <table:table-cell office:value-type="string" calcext:value-type="string">
            <text:p>BJB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6" calcext:value-type="float">
            <text:p>16</text:p>
          </table:table-cell>
          <table:table-cell office:value-type="float" office:value="2097.98848688" calcext:value-type="float">
            <text:p>2097.99</text:p>
          </table:table-cell>
          <table:table-cell office:value-type="float" office:value="2105.06796344" calcext:value-type="float">
            <text:p>2105.07</text:p>
          </table:table-cell>
          <table:table-cell office:value-type="float" office:value="36.9915624377716" calcext:value-type="float">
            <text:p>36.992</text:p>
          </table:table-cell>
          <table:table-cell office:value-type="float" office:value="37.598565103077" calcext:value-type="float">
            <text:p>37.599</text:p>
          </table:table-cell>
          <table:table-cell office:value-type="float" office:value="0.34035948" calcext:value-type="float">
            <text:p>0.340</text:p>
          </table:table-cell>
          <table:table-cell office:value-type="float" office:value="19.868272223805" calcext:value-type="float">
            <text:p>19.868</text:p>
          </table:table-cell>
          <table:table-cell office:value-type="float" office:value="2080" calcext:value-type="float">
            <text:p>2080</text:p>
          </table:table-cell>
          <table:table-cell office:value-type="float" office:value="2120" calcext:value-type="float">
            <text:p>2120</text:p>
          </table:table-cell>
          <table:table-cell office:value-type="float" office:value="2049.56097560976" calcext:value-type="float">
            <text:p>2050</text:p>
          </table:table-cell>
          <table:table-cell office:value-type="float" office:value="2120" calcext:value-type="float">
            <text:p>212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  <table:table-cell table:number-columns-repeated="3" office:value-type="float" office:value="2080" calcext:value-type="float">
            <text:p>2080</text:p>
          </table:table-cell>
          <table:table-cell office:value-type="float" office:value="2140" calcext:value-type="float">
            <text:p>2140</text:p>
          </table:table-cell>
          <table:table-cell office:value-type="float" office:value="2080" calcext:value-type="float">
            <text:p>208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WSK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1972.24947856" calcext:value-type="float">
            <text:p>1972.25</text:p>
          </table:table-cell>
          <table:table-cell office:value-type="float" office:value="1978.8777591" calcext:value-type="float">
            <text:p>1978.88</text:p>
          </table:table-cell>
          <table:table-cell office:value-type="float" office:value="42.0489919140006" calcext:value-type="float">
            <text:p>42.049</text:p>
          </table:table-cell>
          <table:table-cell office:value-type="float" office:value="42.7376318316733" calcext:value-type="float">
            <text:p>42.738</text:p>
          </table:table-cell>
          <table:table-cell office:value-type="float" office:value="0.3281327" calcext:value-type="float">
            <text:p>0.328</text:p>
          </table:table-cell>
          <table:table-cell office:value-type="float" office:value="8.16236358884776" calcext:value-type="float">
            <text:p>8.162</text:p>
          </table:table-cell>
          <table:table-cell office:value-type="float" office:value="2020" calcext:value-type="float">
            <text:p>2020</text:p>
          </table:table-cell>
          <table:table-cell office:value-type="float" office:value="2050" calcext:value-type="float">
            <text:p>2050</text:p>
          </table:table-cell>
          <table:table-cell office:value-type="float" office:value="1994.68671679198" calcext:value-type="float">
            <text:p>1995</text:p>
          </table:table-cell>
          <table:table-cell table:number-columns-repeated="2" office:value-type="float" office:value="2009.95024875622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float" office:value="1963.46055979644" calcext:value-type="float">
            <text:p>1963</text:p>
          </table:table-cell>
          <table:table-cell office:value-type="float" office:value="1984.38287153652" calcext:value-type="float">
            <text:p>1984</text:p>
          </table:table-cell>
          <table:table-cell office:value-type="float" office:value="1994.68671679198" calcext:value-type="float">
            <text:p>1995</text:p>
          </table:table-cell>
          <table:table-cell office:value-type="float" office:value="2009.95024875622" calcext:value-type="float">
            <text:p>2010</text:p>
          </table:table-cell>
          <table:table-cell table:number-columns-repeated="2" office:value-type="float" office:value="1958.16326530612" calcext:value-type="float">
            <text:p>1958</text:p>
          </table:table-cell>
        </table:table-row>
        <table:table-row table:style-name="ro1">
          <table:table-cell office:value-type="string" calcext:value-type="string">
            <text:p>WSB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388.591728944" calcext:value-type="float">
            <text:p>388.59</text:p>
          </table:table-cell>
          <table:table-cell office:value-type="float" office:value="389.89769709" calcext:value-type="float">
            <text:p>389.90</text:p>
          </table:table-cell>
          <table:table-cell office:value-type="float" office:value="8.28490038701596" calcext:value-type="float">
            <text:p>8.285</text:p>
          </table:table-cell>
          <table:table-cell office:value-type="float" office:value="8.42058290544849" calcext:value-type="float">
            <text:p>8.421</text:p>
          </table:table-cell>
          <table:table-cell office:value-type="float" office:value="0.3281327" calcext:value-type="float">
            <text:p>0.328</text:p>
          </table:table-cell>
          <table:table-cell office:value-type="float" office:value="2.58928783477901" calcext:value-type="float">
            <text:p>2.589</text:p>
          </table:table-cell>
          <table:table-cell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float" office:value="391.908163265306" calcext:value-type="float">
            <text:p>392</text:p>
          </table:table-cell>
          <table:table-cell office:value-type="float" office:value="393.959390862944" calcext:value-type="float">
            <text:p>394</text:p>
          </table:table-cell>
          <table:table-cell table:number-columns-repeated="2" office:value-type="float" office:value="395.989898989899" calcext:value-type="float">
            <text:p>396</text:p>
          </table:table-cell>
          <table:table-cell office:value-type="float" office:value="387.742268041237" calcext:value-type="float">
            <text:p>388</text:p>
          </table:table-cell>
          <table:table-cell office:value-type="float" office:value="393.959390862944" calcext:value-type="float">
            <text:p>394</text:p>
          </table:table-cell>
          <table:table-cell table:number-columns-repeated="2" office:value-type="float" office:value="395.989898989899" calcext:value-type="float">
            <text:p>396</text:p>
          </table:table-cell>
          <table:table-cell office:value-type="float" office:value="383.489583333333" calcext:value-type="float">
            <text:p>383</text:p>
          </table:table-cell>
          <table:table-cell office:value-type="float" office:value="385.626943005181" calcext:value-type="float">
            <text:p>386</text:p>
          </table:table-cell>
        </table:table-row>
        <table:table-row table:style-name="ro1">
          <table:table-cell office:value-type="string" calcext:value-type="string">
            <text:p>PTB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4295.9889632" calcext:value-type="float">
            <text:p>4295.99</text:p>
          </table:table-cell>
          <table:table-cell office:value-type="float" office:value="4310.426802" calcext:value-type="float">
            <text:p>4310.43</text:p>
          </table:table-cell>
          <table:table-cell office:value-type="float" office:value="91.5918635750508" calcext:value-type="float">
            <text:p>91.592</text:p>
          </table:table-cell>
          <table:table-cell office:value-type="float" office:value="93.091871316516" calcext:value-type="float">
            <text:p>93.092</text:p>
          </table:table-cell>
          <table:table-cell office:value-type="float" office:value="0.3281327" calcext:value-type="float">
            <text:p>0.328</text:p>
          </table:table-cell>
          <table:table-cell office:value-type="float" office:value="29.9496803959668" calcext:value-type="float">
            <text:p>29.950</text:p>
          </table:table-cell>
          <table:table-cell office:value-type="float" office:value="4400" calcext:value-type="float">
            <text:p>4400</text:p>
          </table:table-cell>
          <table:table-cell office:value-type="float" office:value="4420" calcext:value-type="float">
            <text:p>4420</text:p>
          </table:table-cell>
          <table:table-cell table:number-columns-repeated="2" office:value-type="float" office:value="4328.86836027714" calcext:value-type="float">
            <text:p>4329</text:p>
          </table:table-cell>
          <table:table-cell office:value-type="float" office:value="4349.42528735632" calcext:value-type="float">
            <text:p>4349</text:p>
          </table:table-cell>
          <table:table-cell office:value-type="float" office:value="4369.79405034325" calcext:value-type="float">
            <text:p>4370</text:p>
          </table:table-cell>
          <table:table-cell office:value-type="float" office:value="4255.39906103286" calcext:value-type="float">
            <text:p>4255</text:p>
          </table:table-cell>
          <table:table-cell table:number-columns-repeated="2" office:value-type="float" office:value="4287.17948717949" calcext:value-type="float">
            <text:p>4287</text:p>
          </table:table-cell>
          <table:table-cell office:value-type="float" office:value="4339.17050691244" calcext:value-type="float">
            <text:p>4339</text:p>
          </table:table-cell>
          <table:table-cell office:value-type="float" office:value="4276.63551401869" calcext:value-type="float">
            <text:p>4277</text:p>
          </table:table-cell>
          <table:table-cell office:value-type="float" office:value="4328.86836027714" calcext:value-type="float">
            <text:p>4329</text:p>
          </table:table-cell>
        </table:table-row>
        <table:table-row table:style-name="ro1">
          <table:table-cell office:value-type="string" calcext:value-type="string">
            <text:p>AG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320.246449984" calcext:value-type="float">
            <text:p>320.25</text:p>
          </table:table-cell>
          <table:table-cell office:value-type="float" office:value="321.32272524" calcext:value-type="float">
            <text:p>321.32</text:p>
          </table:table-cell>
          <table:table-cell office:value-type="float" office:value="6.82775710286742" calcext:value-type="float">
            <text:p>6.828</text:p>
          </table:table-cell>
          <table:table-cell office:value-type="float" office:value="6.93957586177665" calcext:value-type="float">
            <text:p>6.940</text:p>
          </table:table-cell>
          <table:table-cell office:value-type="float" office:value="0.3281327" calcext:value-type="float">
            <text:p>0.328</text:p>
          </table:table-cell>
          <table:table-cell office:value-type="float" office:value="2.36860214805621" calcext:value-type="float">
            <text:p>2.369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19.8" calcext:value-type="float">
            <text:p>320</text:p>
          </table:table-cell>
          <table:table-cell table:number-columns-repeated="2" office:value-type="float" office:value="321.888198757764" calcext:value-type="float">
            <text:p>322</text:p>
          </table:table-cell>
          <table:table-cell office:value-type="float" office:value="325.98773006135" calcext:value-type="float">
            <text:p>326</text:p>
          </table:table-cell>
          <table:table-cell office:value-type="float" office:value="321.888198757764" calcext:value-type="float">
            <text:p>322</text:p>
          </table:table-cell>
          <table:table-cell office:value-type="float" office:value="323.950617283951" calcext:value-type="float">
            <text:p>324</text:p>
          </table:table-cell>
        </table:table-row>
        <table:table-row table:style-name="ro1">
          <table:table-cell office:value-type="string" calcext:value-type="string">
            <text:p>ADH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1737.92280784" calcext:value-type="float">
            <text:p>1737.92</text:p>
          </table:table-cell>
          <table:table-cell office:value-type="float" office:value="1743.7635699" calcext:value-type="float">
            <text:p>1743.76</text:p>
          </table:table-cell>
          <table:table-cell office:value-type="float" office:value="37.0530720826342" calcext:value-type="float">
            <text:p>37.053</text:p>
          </table:table-cell>
          <table:table-cell office:value-type="float" office:value="37.6598933962269" calcext:value-type="float">
            <text:p>37.660</text:p>
          </table:table-cell>
          <table:table-cell office:value-type="float" office:value="0.3281327" calcext:value-type="float">
            <text:p>0.328</text:p>
          </table:table-cell>
          <table:table-cell office:value-type="float" office:value="13.1702100846042" calcext:value-type="float">
            <text:p>13.170</text:p>
          </table:table-cell>
          <table:table-cell table:number-columns-repeated="2" office:value-type="float" office:value="1780" calcext:value-type="float">
            <text:p>1780</text:p>
          </table:table-cell>
          <table:table-cell office:value-type="float" office:value="1728.5549132948" calcext:value-type="float">
            <text:p>1729</text:p>
          </table:table-cell>
          <table:table-cell table:number-columns-repeated="3" office:value-type="float" office:value="1769.94350282486" calcext:value-type="float">
            <text:p>1770</text:p>
          </table:table-cell>
          <table:table-cell office:value-type="float" office:value="1733.83285302594" calcext:value-type="float">
            <text:p>1734</text:p>
          </table:table-cell>
          <table:table-cell office:value-type="float" office:value="1744.29799426934" calcext:value-type="float">
            <text:p>1744</text:p>
          </table:table-cell>
          <table:table-cell table:number-columns-repeated="2" office:value-type="float" office:value="1764.87252124646" calcext:value-type="float">
            <text:p>1765</text:p>
          </table:table-cell>
          <table:table-cell table:number-columns-repeated="2" office:value-type="float" office:value="1728.5549132948" calcext:value-type="float">
            <text:p>1729</text:p>
          </table:table-cell>
        </table:table-row>
        <table:table-row table:style-name="ro1">
          <table:table-cell office:value-type="string" calcext:value-type="string">
            <text:p>JSKY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898.25223776" calcext:value-type="float">
            <text:p>898.25</text:p>
          </table:table-cell>
          <table:table-cell office:value-type="float" office:value="901.2710586" calcext:value-type="float">
            <text:p>901.27</text:p>
          </table:table-cell>
          <table:table-cell office:value-type="float" office:value="19.1510260202379" calcext:value-type="float">
            <text:p>19.151</text:p>
          </table:table-cell>
          <table:table-cell office:value-type="float" office:value="19.4646640025443" calcext:value-type="float">
            <text:p>19.465</text:p>
          </table:table-cell>
          <table:table-cell office:value-type="float" office:value="0.3281327" calcext:value-type="float">
            <text:p>0.328</text:p>
          </table:table-cell>
          <table:table-cell office:value-type="float" office:value="7.35602315795042" calcext:value-type="float">
            <text:p>7.356</text:p>
          </table:table-cell>
          <table:table-cell table:number-columns-repeated="2" office:value-type="float" office:value="920" calcext:value-type="float">
            <text:p>920</text:p>
          </table:table-cell>
          <table:table-cell table:number-columns-repeated="4" office:value-type="float" office:value="914.972677595628" calcext:value-type="float">
            <text:p>915</text:p>
          </table:table-cell>
          <table:table-cell table:number-columns-repeated="3" office:value-type="float" office:value="899.555555555556" calcext:value-type="float">
            <text:p>900</text:p>
          </table:table-cell>
          <table:table-cell office:value-type="float" office:value="904.75138121547" calcext:value-type="float">
            <text:p>905</text:p>
          </table:table-cell>
          <table:table-cell table:number-columns-repeated="2" office:value-type="float" office:value="899.555555555556" calcext:value-type="float">
            <text:p>900</text:p>
          </table:table-cell>
        </table:table-row>
        <table:table-row table:style-name="ro1">
          <table:table-cell office:value-type="string" calcext:value-type="string">
            <text:p>NU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2" calcext:value-type="float">
            <text:p>22</text:p>
          </table:table-cell>
          <table:table-cell office:value-type="float" office:value="105.447001824" calcext:value-type="float">
            <text:p>105.45</text:p>
          </table:table-cell>
          <table:table-cell office:value-type="float" office:value="105.80138514" calcext:value-type="float">
            <text:p>105.80</text:p>
          </table:table-cell>
          <table:table-cell office:value-type="float" office:value="2.24816392411488" calcext:value-type="float">
            <text:p>2.248</text:p>
          </table:table-cell>
          <table:table-cell office:value-type="float" office:value="2.28498229595085" calcext:value-type="float">
            <text:p>2.285</text:p>
          </table:table-cell>
          <table:table-cell office:value-type="float" office:value="0.3281327" calcext:value-type="float">
            <text:p>0.328</text:p>
          </table:table-cell>
          <table:table-cell office:value-type="float" office:value="1.17591204785821" calcext:value-type="float">
            <text:p>1.17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5.962264150943" calcext:value-type="float">
            <text:p>106</text:p>
          </table:table-cell>
          <table:table-cell table:number-columns-repeated="2" office:value-type="float" office:value="106.9906542056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3.846153846154" calcext:value-type="float">
            <text:p>104</text:p>
          </table:table-cell>
          <table:table-cell office:value-type="float" office:value="105.962264150943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4.914285714286" calcext:value-type="float">
            <text:p>105</text:p>
          </table:table-cell>
          <table:table-cell office:value-type="float" office:value="105.962264150943" calcext:value-type="float">
            <text:p>106</text:p>
          </table:table-cell>
        </table:table-row>
        <table:table-row table:style-name="ro1">
          <table:table-cell office:value-type="string" calcext:value-type="string">
            <text:p>BUM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48.87968771" calcext:value-type="float">
            <text:p>148.88</text:p>
          </table:table-cell>
          <table:table-cell office:value-type="float" office:value="149.17875872" calcext:value-type="float">
            <text:p>149.18</text:p>
          </table:table-cell>
          <table:table-cell office:value-type="float" office:value="1.52625813690666" calcext:value-type="float">
            <text:p>1.526</text:p>
          </table:table-cell>
          <table:table-cell office:value-type="float" office:value="1.69706394923836" calcext:value-type="float">
            <text:p>1.697</text:p>
          </table:table-cell>
          <table:table-cell office:value-type="float" office:value="0.21515861" calcext:value-type="float">
            <text:p>0.215</text:p>
          </table:table-cell>
          <table:table-cell office:value-type="float" office:value="1.6623221468642" calcext:value-type="float">
            <text:p>1.662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37.99275362318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DILD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338.46029724" calcext:value-type="float">
            <text:p>338.46</text:p>
          </table:table-cell>
          <table:table-cell office:value-type="float" office:value="339.14019968" calcext:value-type="float">
            <text:p>339.14</text:p>
          </table:table-cell>
          <table:table-cell office:value-type="float" office:value="3.46976669973025" calcext:value-type="float">
            <text:p>3.470</text:p>
          </table:table-cell>
          <table:table-cell office:value-type="float" office:value="3.85807343855628" calcext:value-type="float">
            <text:p>3.858</text:p>
          </table:table-cell>
          <table:table-cell office:value-type="float" office:value="0.21515861" calcext:value-type="float">
            <text:p>0.215</text:p>
          </table:table-cell>
          <table:table-cell office:value-type="float" office:value="4.04237009440352" calcext:value-type="float">
            <text:p>4.042</text:p>
          </table:table-cell>
          <table:table-cell office:value-type="float" office:value="316" calcext:value-type="float">
            <text:p>316</text:p>
          </table:table-cell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TKI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2103.168857" calcext:value-type="float">
            <text:p>12103.17</text:p>
          </table:table-cell>
          <table:table-cell office:value-type="float" office:value="12127.481824" calcext:value-type="float">
            <text:p>12127.48</text:p>
          </table:table-cell>
          <table:table-cell office:value-type="float" office:value="124.077100338455" calcext:value-type="float">
            <text:p>124.077</text:p>
          </table:table-cell>
          <table:table-cell office:value-type="float" office:value="137.962752707867" calcext:value-type="float">
            <text:p>137.963</text:p>
          </table:table-cell>
          <table:table-cell office:value-type="float" office:value="0.21515861" calcext:value-type="float">
            <text:p>0.215</text:p>
          </table:table-cell>
          <table:table-cell office:value-type="float" office:value="161.177595919851" calcext:value-type="float">
            <text:p>161.178</text:p>
          </table:table-cell>
          <table:table-cell office:value-type="float" office:value="11300" calcext:value-type="float">
            <text:p>11300</text:p>
          </table:table-cell>
          <table:table-cell office:value-type="float" office:value="11700" calcext:value-type="float">
            <text:p>11700</text:p>
          </table:table-cell>
          <table:table-cell office:value-type="float" office:value="11274.9445676275" calcext:value-type="float">
            <text:p>11275</text:p>
          </table:table-cell>
          <table:table-cell office:value-type="float" office:value="11700" calcext:value-type="float">
            <text:p>11700</text:p>
          </table:table-cell>
          <table:table-cell office:value-type="float" office:value="11750" calcext:value-type="float">
            <text:p>11750</text:p>
          </table:table-cell>
          <table:table-cell office:value-type="float" office:value="12400" calcext:value-type="float">
            <text:p>12400</text:p>
          </table:table-cell>
          <table:table-cell office:value-type="float" office:value="11700" calcext:value-type="float">
            <text:p>117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425" calcext:value-type="float">
            <text:p>12425</text:p>
          </table:table-cell>
          <table:table-cell office:value-type="float" office:value="12600" calcext:value-type="float">
            <text:p>126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25" calcext:value-type="float">
            <text:p>12425</text:p>
          </table:table-cell>
        </table:table-row>
        <table:table-row table:style-name="ro1">
          <table:table-cell office:value-type="string" calcext:value-type="string">
            <text:p>TIN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851.50612755" calcext:value-type="float">
            <text:p>851.51</text:p>
          </table:table-cell>
          <table:table-cell office:value-type="float" office:value="853.2166416" calcext:value-type="float">
            <text:p>853.22</text:p>
          </table:table-cell>
          <table:table-cell office:value-type="float" office:value="8.7293181211568" calcext:value-type="float">
            <text:p>8.729</text:p>
          </table:table-cell>
          <table:table-cell office:value-type="float" office:value="9.70622906219064" calcext:value-type="float">
            <text:p>9.706</text:p>
          </table:table-cell>
          <table:table-cell office:value-type="float" office:value="0.21515861" calcext:value-type="float">
            <text:p>0.215</text:p>
          </table:table-cell>
          <table:table-cell office:value-type="float" office:value="13.5346554134503" calcext:value-type="float">
            <text:p>13.535</text:p>
          </table:table-cell>
          <table:table-cell office:value-type="float" office:value="795" calcext:value-type="float">
            <text:p>795</text:p>
          </table:table-cell>
          <table:table-cell office:value-type="float" office:value="855" calcext:value-type="float">
            <text:p>855</text:p>
          </table:table-cell>
          <table:table-cell office:value-type="float" office:value="789.96835443038" calcext:value-type="float">
            <text:p>790</text:p>
          </table:table-cell>
          <table:table-cell office:value-type="float" office:value="855" calcext:value-type="float">
            <text:p>855</text:p>
          </table:table-cell>
          <table:table-cell office:value-type="float" office:value="860" calcext:value-type="float">
            <text:p>860</text:p>
          </table:table-cell>
          <table:table-cell office:value-type="float" office:value="890" calcext:value-type="float">
            <text:p>890</text:p>
          </table:table-cell>
          <table:table-cell office:value-type="float" office:value="840" calcext:value-type="float">
            <text:p>840</text:p>
          </table:table-cell>
          <table:table-cell office:value-type="float" office:value="855" calcext:value-type="float">
            <text:p>855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  <table:table-cell office:value-type="float" office:value="845" calcext:value-type="float">
            <text:p>84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BBK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319.18091322" calcext:value-type="float">
            <text:p>319.18</text:p>
          </table:table-cell>
          <table:table-cell office:value-type="float" office:value="319.82208704" calcext:value-type="float">
            <text:p>319.82</text:p>
          </table:table-cell>
          <table:table-cell office:value-type="float" office:value="3.27212176113802" calcext:value-type="float">
            <text:p>3.272</text:p>
          </table:table-cell>
          <table:table-cell office:value-type="float" office:value="3.63830976167649" calcext:value-type="float">
            <text:p>3.638</text:p>
          </table:table-cell>
          <table:table-cell office:value-type="float" office:value="0.21515861" calcext:value-type="float">
            <text:p>0.215</text:p>
          </table:table-cell>
          <table:table-cell office:value-type="float" office:value="5.42452661299018" calcext:value-type="float">
            <text:p>5.425</text:p>
          </table:table-cell>
          <table:table-cell office:value-type="float" office:value="298" calcext:value-type="float">
            <text:p>298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M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5" calcext:value-type="float">
            <text:p>5</text:p>
          </table:table-cell>
          <table:table-cell office:value-type="float" office:value="181.01199441" calcext:value-type="float">
            <text:p>181.01</text:p>
          </table:table-cell>
          <table:table-cell office:value-type="float" office:value="181.37561312" calcext:value-type="float">
            <text:p>181.38</text:p>
          </table:table-cell>
          <table:table-cell office:value-type="float" office:value="1.85566636789371" calcext:value-type="float">
            <text:p>1.856</text:p>
          </table:table-cell>
          <table:table-cell office:value-type="float" office:value="2.06333674403801" calcext:value-type="float">
            <text:p>2.063</text:p>
          </table:table-cell>
          <table:table-cell office:value-type="float" office:value="0.21515861" calcext:value-type="float">
            <text:p>0.215</text:p>
          </table:table-cell>
          <table:table-cell office:value-type="float" office:value="3.16789100922763" calcext:value-type="float">
            <text:p>3.168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T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1071.49484728" calcext:value-type="float">
            <text:p>1071.49</text:p>
          </table:table-cell>
          <table:table-cell office:value-type="float" office:value="1073.1951672" calcext:value-type="float">
            <text:p>1073.20</text:p>
          </table:table-cell>
          <table:table-cell office:value-type="float" office:value="6.34753540830611" calcext:value-type="float">
            <text:p>6.348</text:p>
          </table:table-cell>
          <table:table-cell office:value-type="float" office:value="7.55885167554416" calcext:value-type="float">
            <text:p>7.559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3.4879065801066" calcext:value-type="float">
            <text:p>3.488</text:p>
          </table:table-cell>
          <table:table-cell office:value-type="float" office:value="1040" calcext:value-type="float">
            <text:p>1040</text:p>
          </table:table-cell>
          <table:table-cell office:value-type="float" office:value="1060" calcext:value-type="float">
            <text:p>1060</text:p>
          </table:table-cell>
          <table:table-cell office:value-type="float" office:value="1024.78048780488" calcext:value-type="float">
            <text:p>1025</text:p>
          </table:table-cell>
          <table:table-cell office:value-type="float" office:value="1040" calcext:value-type="float">
            <text:p>1040</text:p>
          </table:table-cell>
          <table:table-cell office:value-type="float" office:value="1045" calcext:value-type="float">
            <text:p>1045</text:p>
          </table:table-cell>
          <table:table-cell office:value-type="float" office:value="1070" calcext:value-type="float">
            <text:p>1070</text:p>
          </table:table-cell>
          <table:table-cell office:value-type="float" office:value="1034.97584541063" calcext:value-type="float">
            <text:p>1035</text:p>
          </table:table-cell>
          <table:table-cell office:value-type="float" office:value="1055" calcext:value-type="float">
            <text:p>1055</text:p>
          </table:table-cell>
          <table:table-cell office:value-type="float" office:value="1065" calcext:value-type="float">
            <text:p>1065</text:p>
          </table:table-cell>
          <table:table-cell office:value-type="float" office:value="1075" calcext:value-type="float">
            <text:p>1075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ANT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793.31830039" calcext:value-type="float">
            <text:p>793.32</text:p>
          </table:table-cell>
          <table:table-cell office:value-type="float" office:value="794.5771911" calcext:value-type="float">
            <text:p>794.58</text:p>
          </table:table-cell>
          <table:table-cell office:value-type="float" office:value="4.69961756191895" calcext:value-type="float">
            <text:p>4.700</text:p>
          </table:table-cell>
          <table:table-cell office:value-type="float" office:value="5.59645749054712" calcext:value-type="float">
            <text:p>5.596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3.85295499359244" calcext:value-type="float">
            <text:p>3.853</text:p>
          </table:table-cell>
          <table:table-cell office:value-type="float" office:value="770" calcext:value-type="float">
            <text:p>770</text:p>
          </table:table-cell>
          <table:table-cell office:value-type="float" office:value="790" calcext:value-type="float">
            <text:p>790</text:p>
          </table:table-cell>
          <table:table-cell office:value-type="float" office:value="764.967320261438" calcext:value-type="float">
            <text:p>765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805" calcext:value-type="float">
            <text:p>805</text:p>
          </table:table-cell>
          <table:table-cell office:value-type="float" office:value="775" calcext:value-type="float">
            <text:p>775</text:p>
          </table:table-cell>
          <table:table-cell office:value-type="float" office:value="790" calcext:value-type="float">
            <text:p>790</text:p>
          </table:table-cell>
          <table:table-cell office:value-type="float" office:value="795" calcext:value-type="float">
            <text:p>795</text:p>
          </table:table-cell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MEDC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844.83247574" calcext:value-type="float">
            <text:p>844.83</text:p>
          </table:table-cell>
          <table:table-cell office:value-type="float" office:value="846.1731126" calcext:value-type="float">
            <text:p>846.17</text:p>
          </table:table-cell>
          <table:table-cell office:value-type="float" office:value="5.00478753347213" calcext:value-type="float">
            <text:p>5.005</text:p>
          </table:table-cell>
          <table:table-cell office:value-type="float" office:value="5.95986382110212" calcext:value-type="float">
            <text:p>5.960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4.84645382286941" calcext:value-type="float">
            <text:p>4.846</text:p>
          </table:table-cell>
          <table:table-cell office:value-type="float" office:value="820" calcext:value-type="float">
            <text:p>820</text:p>
          </table:table-cell>
          <table:table-cell office:value-type="float" office:value="835" calcext:value-type="float">
            <text:p>835</text:p>
          </table:table-cell>
          <table:table-cell office:value-type="float" office:value="804.72049689441" calcext:value-type="float">
            <text:p>805</text:p>
          </table:table-cell>
          <table:table-cell office:value-type="float" office:value="814.969325153374" calcext:value-type="float">
            <text:p>815</text:p>
          </table:table-cell>
          <table:table-cell office:value-type="float" office:value="830" calcext:value-type="float">
            <text:p>830</text:p>
          </table:table-cell>
          <table:table-cell office:value-type="float" office:value="845" calcext:value-type="float">
            <text:p>845</text:p>
          </table:table-cell>
          <table:table-cell office:value-type="float" office:value="825" calcext:value-type="float">
            <text:p>825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25" calcext:value-type="float">
            <text:p>82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BM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7727.1263025" calcext:value-type="float">
            <text:p>7727.13</text:p>
          </table:table-cell>
          <table:table-cell office:value-type="float" office:value="7739.388225" calcext:value-type="float">
            <text:p>7739.39</text:p>
          </table:table-cell>
          <table:table-cell office:value-type="float" office:value="45.7754957329768" calcext:value-type="float">
            <text:p>45.775</text:p>
          </table:table-cell>
          <table:table-cell office:value-type="float" office:value="54.5109495832511" calcext:value-type="float">
            <text:p>54.511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48.4643140556667" calcext:value-type="float">
            <text:p>48.464</text:p>
          </table:table-cell>
          <table:table-cell office:value-type="float" office:value="7500" calcext:value-type="float">
            <text:p>7500</text:p>
          </table:table-cell>
          <table:table-cell office:value-type="float" office:value="7575" calcext:value-type="float">
            <text:p>7575</text:p>
          </table:table-cell>
          <table:table-cell office:value-type="float" office:value="7398.64864864865" calcext:value-type="float">
            <text:p>7399</text:p>
          </table:table-cell>
          <table:table-cell office:value-type="float" office:value="7575" calcext:value-type="float">
            <text:p>7575</text:p>
          </table:table-cell>
          <table:table-cell office:value-type="float" office:value="7625" calcext:value-type="float">
            <text:p>7625</text:p>
          </table:table-cell>
          <table:table-cell office:value-type="float" office:value="7700" calcext:value-type="float">
            <text:p>7700</text:p>
          </table:table-cell>
          <table:table-cell office:value-type="float" office:value="7550" calcext:value-type="float">
            <text:p>7550</text:p>
          </table:table-cell>
          <table:table-cell office:value-type="float" office:value="7700" calcext:value-type="float">
            <text:p>7700</text:p>
          </table:table-cell>
          <table:table-cell office:value-type="float" office:value="7750" calcext:value-type="float">
            <text:p>7750</text:p>
          </table:table-cell>
          <table:table-cell office:value-type="float" office:value="7800" calcext:value-type="float">
            <text:p>7800</text:p>
          </table:table-cell>
          <table:table-cell office:value-type="float" office:value="7675" calcext:value-type="float">
            <text:p>7675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TDP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290.539948974" calcext:value-type="float">
            <text:p>290.54</text:p>
          </table:table-cell>
          <table:table-cell office:value-type="float" office:value="291.00099726" calcext:value-type="float">
            <text:p>291.00</text:p>
          </table:table-cell>
          <table:table-cell office:value-type="float" office:value="1.72115863955993" calcext:value-type="float">
            <text:p>1.721</text:p>
          </table:table-cell>
          <table:table-cell office:value-type="float" office:value="2.04961170433024" calcext:value-type="float">
            <text:p>2.050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1.88796723943666" calcext:value-type="float">
            <text:p>1.888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79.985714285714" calcext:value-type="float">
            <text:p>28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KRE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628.47293927" calcext:value-type="float">
            <text:p>628.47</text:p>
          </table:table-cell>
          <table:table-cell office:value-type="float" office:value="629.4702423" calcext:value-type="float">
            <text:p>629.47</text:p>
          </table:table-cell>
          <table:table-cell office:value-type="float" office:value="3.72307365294878" calcext:value-type="float">
            <text:p>3.723</text:p>
          </table:table-cell>
          <table:table-cell office:value-type="float" office:value="4.43355723277109" calcext:value-type="float">
            <text:p>4.434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4.21674006894099" calcext:value-type="float">
            <text:p>4.217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599.833333333333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255.510309736" calcext:value-type="float">
            <text:p>255.51</text:p>
          </table:table-cell>
          <table:table-cell office:value-type="float" office:value="255.91577064" calcext:value-type="float">
            <text:p>255.92</text:p>
          </table:table-cell>
          <table:table-cell office:value-type="float" office:value="1.51364305890377" calcext:value-type="float">
            <text:p>1.514</text:p>
          </table:table-cell>
          <table:table-cell office:value-type="float" office:value="1.80249539955284" calcext:value-type="float">
            <text:p>1.802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1.80678495999129" calcext:value-type="float">
            <text:p>1.807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JSM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4945.3608336" calcext:value-type="float">
            <text:p>4945.36</text:p>
          </table:table-cell>
          <table:table-cell office:value-type="float" office:value="4953.208464" calcext:value-type="float">
            <text:p>4953.21</text:p>
          </table:table-cell>
          <table:table-cell office:value-type="float" office:value="29.2963172691051" calcext:value-type="float">
            <text:p>29.296</text:p>
          </table:table-cell>
          <table:table-cell office:value-type="float" office:value="34.8870077332807" calcext:value-type="float">
            <text:p>34.887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37.5931953407918" calcext:value-type="float">
            <text:p>37.593</text:p>
          </table:table-cell>
          <table:table-cell office:value-type="float" office:value="4800" calcext:value-type="float">
            <text:p>4800</text:p>
          </table:table-cell>
          <table:table-cell office:value-type="float" office:value="4980" calcext:value-type="float">
            <text:p>4980</text:p>
          </table:table-cell>
          <table:table-cell office:value-type="float" office:value="4779.91631799163" calcext:value-type="float">
            <text:p>4780</text:p>
          </table:table-cell>
          <table:table-cell office:value-type="float" office:value="4930" calcext:value-type="float">
            <text:p>4930</text:p>
          </table:table-cell>
          <table:table-cell office:value-type="float" office:value="4940" calcext:value-type="float">
            <text:p>4940</text:p>
          </table:table-cell>
          <table:table-cell office:value-type="float" office:value="4950" calcext:value-type="float">
            <text:p>4950</text:p>
          </table:table-cell>
          <table:table-cell office:value-type="float" office:value="4830" calcext:value-type="float">
            <text:p>4830</text:p>
          </table:table-cell>
          <table:table-cell table:number-columns-repeated="2" office:value-type="float" office:value="4920" calcext:value-type="float">
            <text:p>4920</text:p>
          </table:table-cell>
          <table:table-cell office:value-type="float" office:value="4970" calcext:value-type="float">
            <text:p>4970</text:p>
          </table:table-cell>
          <table:table-cell office:value-type="float" office:value="4880" calcext:value-type="float">
            <text:p>4880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MAM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130.846005389" calcext:value-type="float">
            <text:p>130.85</text:p>
          </table:table-cell>
          <table:table-cell office:value-type="float" office:value="131.05364061" calcext:value-type="float">
            <text:p>131.05</text:p>
          </table:table-cell>
          <table:table-cell office:value-type="float" office:value="0.775131727745073" calcext:value-type="float">
            <text:p>0.775</text:p>
          </table:table-cell>
          <table:table-cell office:value-type="float" office:value="0.923052079609719" calcext:value-type="float">
            <text:p>0.923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1.01101224369122" calcext:value-type="float">
            <text:p>1.01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5.992063492063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741.80412504" calcext:value-type="float">
            <text:p>741.80</text:p>
          </table:table-cell>
          <table:table-cell office:value-type="float" office:value="742.9812696" calcext:value-type="float">
            <text:p>742.98</text:p>
          </table:table-cell>
          <table:table-cell office:value-type="float" office:value="4.39444759036577" calcext:value-type="float">
            <text:p>4.394</text:p>
          </table:table-cell>
          <table:table-cell office:value-type="float" office:value="5.23305115999211" calcext:value-type="float">
            <text:p>5.233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6.35994285734783" calcext:value-type="float">
            <text:p>6.360</text:p>
          </table:table-cell>
          <table:table-cell office:value-type="float" office:value="720" calcext:value-type="float">
            <text:p>720</text:p>
          </table:table-cell>
          <table:table-cell office:value-type="float" office:value="725" calcext:value-type="float">
            <text:p>725</text:p>
          </table:table-cell>
          <table:table-cell office:value-type="float" office:value="714.96503496503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50" calcext:value-type="float">
            <text:p>750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SIM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490.414949332" calcext:value-type="float">
            <text:p>490.41</text:p>
          </table:table-cell>
          <table:table-cell office:value-type="float" office:value="491.19317268" calcext:value-type="float">
            <text:p>491.19</text:p>
          </table:table-cell>
          <table:table-cell office:value-type="float" office:value="2.90521812918626" calcext:value-type="float">
            <text:p>2.905</text:p>
          </table:table-cell>
          <table:table-cell office:value-type="float" office:value="3.45962826688367" calcext:value-type="float">
            <text:p>3.460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4.29508112640028" calcext:value-type="float">
            <text:p>4.295</text:p>
          </table:table-cell>
          <table:table-cell office:value-type="float" office:value="476" calcext:value-type="float">
            <text:p>476</text:p>
          </table:table-cell>
          <table:table-cell office:value-type="float" office:value="498" calcext:value-type="float">
            <text:p>498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TA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880.892398485" calcext:value-type="float">
            <text:p>880.89</text:p>
          </table:table-cell>
          <table:table-cell office:value-type="float" office:value="882.29025765" calcext:value-type="float">
            <text:p>882.29</text:p>
          </table:table-cell>
          <table:table-cell office:value-type="float" office:value="5.21840651355935" calcext:value-type="float">
            <text:p>5.218</text:p>
          </table:table-cell>
          <table:table-cell office:value-type="float" office:value="6.21424825249063" calcext:value-type="float">
            <text:p>6.214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7.72301919554301" calcext:value-type="float">
            <text:p>7.723</text:p>
          </table:table-cell>
          <table:table-cell office:value-type="float" office:value="855" calcext:value-type="float">
            <text:p>855</text:p>
          </table:table-cell>
          <table:table-cell office:value-type="float" office:value="880" calcext:value-type="float">
            <text:p>880</text:p>
          </table:table-cell>
          <table:table-cell office:value-type="float" office:value="849.970588235294" calcext:value-type="float">
            <text:p>850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float" office:value="865" calcext:value-type="float">
            <text:p>865</text:p>
          </table:table-cell>
          <table:table-cell office:value-type="float" office:value="890" calcext:value-type="float">
            <text:p>890</text:p>
          </table:table-cell>
          <table:table-cell office:value-type="float" office:value="865" calcext:value-type="float">
            <text:p>86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INDY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1998.75000358" calcext:value-type="float">
            <text:p>1998.75</text:p>
          </table:table-cell>
          <table:table-cell office:value-type="float" office:value="2001.9217542" calcext:value-type="float">
            <text:p>2001.92</text:p>
          </table:table-cell>
          <table:table-cell office:value-type="float" office:value="11.8405948962633" calcext:value-type="float">
            <text:p>11.841</text:p>
          </table:table-cell>
          <table:table-cell office:value-type="float" office:value="14.1001656255343" calcext:value-type="float">
            <text:p>14.100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19.0397642282075" calcext:value-type="float">
            <text:p>19.040</text:p>
          </table:table-cell>
          <table:table-cell office:value-type="float" office:value="1940" calcext:value-type="float">
            <text:p>1940</text:p>
          </table:table-cell>
          <table:table-cell office:value-type="float" office:value="2020" calcext:value-type="float">
            <text:p>2020</text:p>
          </table:table-cell>
          <table:table-cell office:value-type="float" office:value="1914.67362924282" calcext:value-type="float">
            <text:p>1915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office:value-type="float" office:value="2020" calcext:value-type="float">
            <text:p>2020</text:p>
          </table:table-cell>
          <table:table-cell office:value-type="float" office:value="1955" calcext:value-type="float">
            <text:p>1955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1990" calcext:value-type="float">
            <text:p>1990</text:p>
          </table:table-cell>
          <table:table-cell office:value-type="float" office:value="1950" calcext:value-type="float">
            <text:p>195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UNT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28487.33896855" calcext:value-type="float">
            <text:p>28487.34</text:p>
          </table:table-cell>
          <table:table-cell office:value-type="float" office:value="28532.5445895" calcext:value-type="float">
            <text:p>28532.54</text:p>
          </table:table-cell>
          <table:table-cell office:value-type="float" office:value="168.758994268908" calcext:value-type="float">
            <text:p>168.759</text:p>
          </table:table-cell>
          <table:table-cell office:value-type="float" office:value="200.963700796919" calcext:value-type="float">
            <text:p>200.964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278.799491658982" calcext:value-type="float">
            <text:p>278.799</text:p>
          </table:table-cell>
          <table:table-cell office:value-type="float" office:value="27650" calcext:value-type="float">
            <text:p>27650</text:p>
          </table:table-cell>
          <table:table-cell office:value-type="float" office:value="28225" calcext:value-type="float">
            <text:p>28225</text:p>
          </table:table-cell>
          <table:table-cell office:value-type="float" office:value="27650" calcext:value-type="float">
            <text:p>27650</text:p>
          </table:table-cell>
          <table:table-cell office:value-type="float" office:value="28100" calcext:value-type="float">
            <text:p>28100</text:p>
          </table:table-cell>
          <table:table-cell office:value-type="float" office:value="28250" calcext:value-type="float">
            <text:p>28250</text:p>
          </table:table-cell>
          <table:table-cell office:value-type="float" office:value="28350" calcext:value-type="float">
            <text:p>28350</text:p>
          </table:table-cell>
          <table:table-cell office:value-type="float" office:value="27850" calcext:value-type="float">
            <text:p>27850</text:p>
          </table:table-cell>
          <table:table-cell table:number-columns-repeated="2" office:value-type="float" office:value="28225" calcext:value-type="float">
            <text:p>28225</text:p>
          </table:table-cell>
          <table:table-cell office:value-type="float" office:value="28375" calcext:value-type="float">
            <text:p>28375</text:p>
          </table:table-cell>
          <table:table-cell office:value-type="float" office:value="27675" calcext:value-type="float">
            <text:p>27675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string" calcext:value-type="string">
            <text:p>BKS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121.573453826" calcext:value-type="float">
            <text:p>121.57</text:p>
          </table:table-cell>
          <table:table-cell office:value-type="float" office:value="121.76637474" calcext:value-type="float">
            <text:p>121.77</text:p>
          </table:table-cell>
          <table:table-cell office:value-type="float" office:value="0.720201132865501" calcext:value-type="float">
            <text:p>0.720</text:p>
          </table:table-cell>
          <table:table-cell office:value-type="float" office:value="0.857638940109818" calcext:value-type="float">
            <text:p>0.858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1.9113806442896" calcext:value-type="float">
            <text:p>1.911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6.991452991453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KA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206.0567014" calcext:value-type="float">
            <text:p>206.06</text:p>
          </table:table-cell>
          <table:table-cell office:value-type="float" office:value="206.383686" calcext:value-type="float">
            <text:p>206.38</text:p>
          </table:table-cell>
          <table:table-cell office:value-type="float" office:value="1.22067988621271" calcext:value-type="float">
            <text:p>1.221</text:p>
          </table:table-cell>
          <table:table-cell office:value-type="float" office:value="1.45362532222003" calcext:value-type="float">
            <text:p>1.454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3.51206574406383" calcext:value-type="float">
            <text:p>3.512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97.9797979797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198.994974874372" calcext:value-type="float">
            <text:p>1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ISS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" calcext:value-type="float">
            <text:p>1</text:p>
          </table:table-cell>
          <table:table-cell office:value-type="float" office:value="89.634665109" calcext:value-type="float">
            <text:p>89.63</text:p>
          </table:table-cell>
          <table:table-cell office:value-type="float" office:value="89.77690341" calcext:value-type="float">
            <text:p>89.78</text:p>
          </table:table-cell>
          <table:table-cell office:value-type="float" office:value="0.53099575050253" calcext:value-type="float">
            <text:p>0.531</text:p>
          </table:table-cell>
          <table:table-cell office:value-type="float" office:value="0.632327015165713" calcext:value-type="float">
            <text:p>0.632</text:p>
          </table:table-cell>
          <table:table-cell office:value-type="float" office:value="0.16349219" calcext:value-type="float">
            <text:p>0.163</text:p>
          </table:table-cell>
          <table:table-cell office:value-type="float" office:value="1.60054225716197" calcext:value-type="float">
            <text:p>1.60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562.26432763" calcext:value-type="float">
            <text:p>562.26</text:p>
          </table:table-cell>
          <table:table-cell office:value-type="float" office:value="561.873379609" calcext:value-type="float">
            <text:p>561.87</text:p>
          </table:table-cell>
          <table:table-cell office:value-type="float" office:value="5.37787315397547" calcext:value-type="float">
            <text:p>5.378</text:p>
          </table:table-cell>
          <table:table-cell office:value-type="float" office:value="5.70691277069078" calcext:value-type="float">
            <text:p>5.707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1.40903144002345" calcext:value-type="float">
            <text:p>1.409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59.955357142857" calcext:value-type="float">
            <text:p>560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59.955357142857" calcext:value-type="float">
            <text:p>560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54.81981981982" calcext:value-type="float">
            <text:p>55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PT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910.70355584" calcext:value-type="float">
            <text:p>1910.70</text:p>
          </table:table-cell>
          <table:table-cell office:value-type="float" office:value="1909.375024512" calcext:value-type="float">
            <text:p>1909.38</text:p>
          </table:table-cell>
          <table:table-cell office:value-type="float" office:value="18.2752503639521" calcext:value-type="float">
            <text:p>18.275</text:p>
          </table:table-cell>
          <table:table-cell office:value-type="float" office:value="19.3934026897811" calcext:value-type="float">
            <text:p>19.393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7.17319836831963" calcext:value-type="float">
            <text:p>7.173</text:p>
          </table:table-cell>
          <table:table-cell office:value-type="float" office:value="1920" calcext:value-type="float">
            <text:p>1920</text:p>
          </table:table-cell>
          <table:table-cell office:value-type="float" office:value="1935" calcext:value-type="float">
            <text:p>1935</text:p>
          </table:table-cell>
          <table:table-cell office:value-type="float" office:value="1894.67018469657" calcext:value-type="float">
            <text:p>1895</text:p>
          </table:table-cell>
          <table:table-cell table:number-columns-repeated="2" office:value-type="float" office:value="1899.78947368421" calcext:value-type="float">
            <text:p>1900</text:p>
          </table:table-cell>
          <table:table-cell office:value-type="float" office:value="1935" calcext:value-type="float">
            <text:p>1935</text:p>
          </table:table-cell>
          <table:table-cell office:value-type="float" office:value="1899.78947368421" calcext:value-type="float">
            <text:p>1900</text:p>
          </table:table-cell>
          <table:table-cell table:number-columns-repeated="2" office:value-type="float" office:value="1904.88188976378" calcext:value-type="float">
            <text:p>1905</text:p>
          </table:table-cell>
          <table:table-cell office:value-type="float" office:value="1920" calcext:value-type="float">
            <text:p>1920</text:p>
          </table:table-cell>
          <table:table-cell office:value-type="float" office:value="1889.52380952381" calcext:value-type="float">
            <text:p>1890</text:p>
          </table:table-cell>
          <table:table-cell office:value-type="float" office:value="1899.78947368421" calcext:value-type="float">
            <text:p>1900</text:p>
          </table:table-cell>
        </table:table-row>
        <table:table-row table:style-name="ro1">
          <table:table-cell office:value-type="string" calcext:value-type="string">
            <text:p>BBC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26371.689703" calcext:value-type="float">
            <text:p>26371.69</text:p>
          </table:table-cell>
          <table:table-cell office:value-type="float" office:value="26353.3532029" calcext:value-type="float">
            <text:p>26353.35</text:p>
          </table:table-cell>
          <table:table-cell office:value-type="float" office:value="252.236528460796" calcext:value-type="float">
            <text:p>252.237</text:p>
          </table:table-cell>
          <table:table-cell office:value-type="float" office:value="267.669360041249" calcext:value-type="float">
            <text:p>267.669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101.778918842984" calcext:value-type="float">
            <text:p>101.779</text:p>
          </table:table-cell>
          <table:table-cell office:value-type="float" office:value="26500" calcext:value-type="float">
            <text:p>26500</text:p>
          </table:table-cell>
          <table:table-cell office:value-type="float" office:value="26600" calcext:value-type="float">
            <text:p>26600</text:p>
          </table:table-cell>
          <table:table-cell office:value-type="float" office:value="26119.6172248804" calcext:value-type="float">
            <text:p>26120</text:p>
          </table:table-cell>
          <table:table-cell office:value-type="float" office:value="26273.0732635585" calcext:value-type="float">
            <text:p>26273</text:p>
          </table:table-cell>
          <table:table-cell table:number-columns-repeated="2" office:value-type="float" office:value="26500" calcext:value-type="float">
            <text:p>26500</text:p>
          </table:table-cell>
          <table:table-cell office:value-type="float" office:value="25938.3429672447" calcext:value-type="float">
            <text:p>25938</text:p>
          </table:table-cell>
          <table:table-cell office:value-type="float" office:value="26273.0732635585" calcext:value-type="float">
            <text:p>26273</text:p>
          </table:table-cell>
          <table:table-cell office:value-type="float" office:value="26399.6212121212" calcext:value-type="float">
            <text:p>26400</text:p>
          </table:table-cell>
          <table:table-cell office:value-type="float" office:value="26500" calcext:value-type="float">
            <text:p>26500</text:p>
          </table:table-cell>
          <table:table-cell office:value-type="float" office:value="26170.964660936" calcext:value-type="float">
            <text:p>26171</text:p>
          </table:table-cell>
          <table:table-cell office:value-type="float" office:value="26247.619047619" calcext:value-type="float">
            <text:p>26248</text:p>
          </table:table-cell>
        </table:table-row>
        <table:table-row table:style-name="ro1">
          <table:table-cell office:value-type="string" calcext:value-type="string">
            <text:p>WEG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258.74110652" calcext:value-type="float">
            <text:p>258.74</text:p>
          </table:table-cell>
          <table:table-cell office:value-type="float" office:value="258.561201236" calcext:value-type="float">
            <text:p>258.56</text:p>
          </table:table-cell>
          <table:table-cell office:value-type="float" office:value="2.47477348678517" calcext:value-type="float">
            <text:p>2.475</text:p>
          </table:table-cell>
          <table:table-cell office:value-type="float" office:value="2.62618994757452" calcext:value-type="float">
            <text:p>2.626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1.07449560435363" calcext:value-type="float">
            <text:p>1.07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55.9375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55.9375" calcext:value-type="float">
            <text:p>256</text:p>
          </table:table-cell>
          <table:table-cell table:number-columns-repeated="2" office:value-type="float" office:value="257.984496124031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55.9375" calcext:value-type="float">
            <text:p>256</text:p>
          </table:table-cell>
          <table:table-cell office:value-type="float" office:value="257.984496124031" calcext:value-type="float">
            <text:p>258</text:p>
          </table:table-cell>
        </table:table-row>
        <table:table-row table:style-name="ro1">
          <table:table-cell office:value-type="string" calcext:value-type="string">
            <text:p>ICB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0250.1284506" calcext:value-type="float">
            <text:p>10250.13</text:p>
          </table:table-cell>
          <table:table-cell office:value-type="float" office:value="10243.00143358" calcext:value-type="float">
            <text:p>10243.00</text:p>
          </table:table-cell>
          <table:table-cell office:value-type="float" office:value="98.0391035149511" calcext:value-type="float">
            <text:p>98.039</text:p>
          </table:table-cell>
          <table:table-cell office:value-type="float" office:value="104.037524846221" calcext:value-type="float">
            <text:p>104.038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49.4774284367639" calcext:value-type="float">
            <text:p>49.477</text:p>
          </table:table-cell>
          <table:table-cell table:number-columns-repeated="2" office:value-type="float" office:value="10300" calcext:value-type="float">
            <text:p>10300</text:p>
          </table:table-cell>
          <table:table-cell office:value-type="float" office:value="10199.0196078431" calcext:value-type="float">
            <text:p>10199</text:p>
          </table:table-cell>
          <table:table-cell table:number-columns-repeated="2" office:value-type="float" office:value="10249.756097561" calcext:value-type="float">
            <text:p>10250</text:p>
          </table:table-cell>
          <table:table-cell office:value-type="float" office:value="10300" calcext:value-type="float">
            <text:p>10300</text:p>
          </table:table-cell>
          <table:table-cell office:value-type="float" office:value="10069.9751861042" calcext:value-type="float">
            <text:p>10070</text:p>
          </table:table-cell>
          <table:table-cell office:value-type="float" office:value="10147.7832512315" calcext:value-type="float">
            <text:p>10148</text:p>
          </table:table-cell>
          <table:table-cell office:value-type="float" office:value="10274.9391727494" calcext:value-type="float">
            <text:p>10275</text:p>
          </table:table-cell>
          <table:table-cell office:value-type="float" office:value="10300" calcext:value-type="float">
            <text:p>10300</text:p>
          </table:table-cell>
          <table:table-cell office:value-type="float" office:value="10043.7810945274" calcext:value-type="float">
            <text:p>10044</text:p>
          </table:table-cell>
          <table:table-cell office:value-type="float" office:value="10147.7832512315" calcext:value-type="float">
            <text:p>10148</text:p>
          </table:table-cell>
        </table:table-row>
        <table:table-row table:style-name="ro1">
          <table:table-cell office:value-type="string" calcext:value-type="string">
            <text:p>ASM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686.65909038" calcext:value-type="float">
            <text:p>686.66</text:p>
          </table:table-cell>
          <table:table-cell office:value-type="float" office:value="686.181649434" calcext:value-type="float">
            <text:p>686.18</text:p>
          </table:table-cell>
          <table:table-cell office:value-type="float" office:value="6.56766809954527" calcext:value-type="float">
            <text:p>6.568</text:p>
          </table:table-cell>
          <table:table-cell office:value-type="float" office:value="6.96950409164007" calcext:value-type="float">
            <text:p>6.970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3.33887350755336" calcext:value-type="float">
            <text:p>3.339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684.963503649635" calcext:value-type="float">
            <text:p>685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 table:number-columns-repeated="4" office:value-type="float" office:value="690" calcext:value-type="float">
            <text:p>690</text:p>
          </table:table-cell>
          <table:table-cell office:value-type="float" office:value="684.963503649635" calcext:value-type="float">
            <text:p>68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FORZ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880.71492027" calcext:value-type="float">
            <text:p>880.71</text:p>
          </table:table-cell>
          <table:table-cell office:value-type="float" office:value="880.102550361" calcext:value-type="float">
            <text:p>880.10</text:p>
          </table:table-cell>
          <table:table-cell office:value-type="float" office:value="8.42374821463415" calcext:value-type="float">
            <text:p>8.424</text:p>
          </table:table-cell>
          <table:table-cell office:value-type="float" office:value="8.93914655232096" calcext:value-type="float">
            <text:p>8.939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4.46173885035791" calcext:value-type="float">
            <text:p>4.462</text:p>
          </table:table-cell>
          <table:table-cell office:value-type="float" office:value="885" calcext:value-type="float">
            <text:p>885</text:p>
          </table:table-cell>
          <table:table-cell office:value-type="float" office:value="895" calcext:value-type="float">
            <text:p>895</text:p>
          </table:table-cell>
          <table:table-cell office:value-type="float" office:value="874.885714285714" calcext:value-type="float">
            <text:p>875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890" calcext:value-type="float">
            <text:p>890</text:p>
          </table:table-cell>
          <table:table-cell office:value-type="float" office:value="874.885714285714" calcext:value-type="float">
            <text:p>875</text:p>
          </table:table-cell>
          <table:table-cell table:number-columns-repeated="3" office:value-type="float" office:value="879.971590909091" calcext:value-type="float">
            <text:p>880</text:p>
          </table:table-cell>
          <table:table-cell table:number-columns-repeated="2" office:value-type="float" office:value="869.741379310345" calcext:value-type="float">
            <text:p>870</text:p>
          </table:table-cell>
        </table:table-row>
        <table:table-row table:style-name="ro1">
          <table:table-cell office:value-type="string" calcext:value-type="string">
            <text:p>SSM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204.14130342" calcext:value-type="float">
            <text:p>1204.14</text:p>
          </table:table-cell>
          <table:table-cell office:value-type="float" office:value="1203.304051906" calcext:value-type="float">
            <text:p>1203.30</text:p>
          </table:table-cell>
          <table:table-cell office:value-type="float" office:value="11.5172150731156" calcext:value-type="float">
            <text:p>11.517</text:p>
          </table:table-cell>
          <table:table-cell office:value-type="float" office:value="12.2218839867891" calcext:value-type="float">
            <text:p>12.222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6.15116036444063" calcext:value-type="float">
            <text:p>6.151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189.66386554622" calcext:value-type="float">
            <text:p>1190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199.91666666667" calcext:value-type="float">
            <text:p>1200</text:p>
          </table:table-cell>
          <table:table-cell office:value-type="float" office:value="1204.97925311203" calcext:value-type="float">
            <text:p>1205</text:p>
          </table:table-cell>
          <table:table-cell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199.91666666667" calcext:value-type="float">
            <text:p>120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BTP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940.5582989" calcext:value-type="float">
            <text:p>1940.56</text:p>
          </table:table-cell>
          <table:table-cell office:value-type="float" office:value="1939.20900927" calcext:value-type="float">
            <text:p>1939.21</text:p>
          </table:table-cell>
          <table:table-cell office:value-type="float" office:value="18.5608011508888" calcext:value-type="float">
            <text:p>18.561</text:p>
          </table:table-cell>
          <table:table-cell office:value-type="float" office:value="19.6964246068089" calcext:value-type="float">
            <text:p>19.696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10.2674720349799" calcext:value-type="float">
            <text:p>10.267</text:p>
          </table:table-cell>
          <table:table-cell office:value-type="float" office:value="1950" calcext:value-type="float">
            <text:p>1950</text:p>
          </table:table-cell>
          <table:table-cell office:value-type="float" office:value="1965" calcext:value-type="float">
            <text:p>1965</text:p>
          </table:table-cell>
          <table:table-cell office:value-type="float" office:value="1944.98714652956" calcext:value-type="float">
            <text:p>1945</text:p>
          </table:table-cell>
          <table:table-cell table:number-columns-repeated="3" office:value-type="float" office:value="1955" calcext:value-type="float">
            <text:p>1955</text:p>
          </table:table-cell>
          <table:table-cell office:value-type="float" office:value="1929.79274611399" calcext:value-type="float">
            <text:p>1930</text:p>
          </table:table-cell>
          <table:table-cell table:number-columns-repeated="2" office:value-type="float" office:value="1934.88372093023" calcext:value-type="float">
            <text:p>1935</text:p>
          </table:table-cell>
          <table:table-cell office:value-type="float" office:value="1944.98714652956" calcext:value-type="float">
            <text:p>1945</text:p>
          </table:table-cell>
          <table:table-cell office:value-type="float" office:value="1929.79274611399" calcext:value-type="float">
            <text:p>1930</text:p>
          </table:table-cell>
          <table:table-cell office:value-type="float" office:value="1939.94845360825" calcext:value-type="float">
            <text:p>1940</text:p>
          </table:table-cell>
        </table:table-row>
        <table:table-row table:style-name="ro1">
          <table:table-cell office:value-type="string" calcext:value-type="string">
            <text:p>TOW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681.68329987" calcext:value-type="float">
            <text:p>681.68</text:p>
          </table:table-cell>
          <table:table-cell office:value-type="float" office:value="681.209318641" calcext:value-type="float">
            <text:p>681.21</text:p>
          </table:table-cell>
          <table:table-cell office:value-type="float" office:value="6.52007630172248" calcext:value-type="float">
            <text:p>6.520</text:p>
          </table:table-cell>
          <table:table-cell office:value-type="float" office:value="6.9190004388021" calcext:value-type="float">
            <text:p>6.919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3.78644898830211" calcext:value-type="float">
            <text:p>3.786</text:p>
          </table:table-cell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669.664179104478" calcext:value-type="float">
            <text:p>670</text:p>
          </table:table-cell>
          <table:table-cell table:number-columns-repeated="2" office:value-type="float" office:value="679.963235294118" calcext:value-type="float">
            <text:p>680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674.851851851852" calcext:value-type="float">
            <text:p>675</text:p>
          </table:table-cell>
          <table:table-cell office:value-type="float" office:value="695" calcext:value-type="float">
            <text:p>695</text:p>
          </table:table-cell>
          <table:table-cell office:value-type="float" office:value="669.664179104478" calcext:value-type="float">
            <text:p>670</text:p>
          </table:table-cell>
          <table:table-cell office:value-type="float" office:value="679.963235294118" calcext:value-type="float">
            <text:p>680</text:p>
          </table:table-cell>
        </table:table-row>
        <table:table-row table:style-name="ro1">
          <table:table-cell office:value-type="string" calcext:value-type="string">
            <text:p>HMS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3851.26185474" calcext:value-type="float">
            <text:p>3851.26</text:p>
          </table:table-cell>
          <table:table-cell office:value-type="float" office:value="3848.584033782" calcext:value-type="float">
            <text:p>3848.58</text:p>
          </table:table-cell>
          <table:table-cell office:value-type="float" office:value="36.8360515148408" calcext:value-type="float">
            <text:p>36.836</text:p>
          </table:table-cell>
          <table:table-cell office:value-type="float" office:value="39.0898272965899" calcext:value-type="float">
            <text:p>39.090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21.7955391429447" calcext:value-type="float">
            <text:p>21.796</text:p>
          </table:table-cell>
          <table:table-cell table:number-columns-repeated="2" office:value-type="float" office:value="3870" calcext:value-type="float">
            <text:p>3870</text:p>
          </table:table-cell>
          <table:table-cell office:value-type="float" office:value="3798.71052631579" calcext:value-type="float">
            <text:p>3799</text:p>
          </table:table-cell>
          <table:table-cell office:value-type="float" office:value="3809.05511811024" calcext:value-type="float">
            <text:p>3809</text:p>
          </table:table-cell>
          <table:table-cell office:value-type="float" office:value="3829.58224543081" calcext:value-type="float">
            <text:p>3830</text:p>
          </table:table-cell>
          <table:table-cell office:value-type="float" office:value="3849.8961038961" calcext:value-type="float">
            <text:p>3850</text:p>
          </table:table-cell>
          <table:table-cell office:value-type="float" office:value="3798.71052631579" calcext:value-type="float">
            <text:p>3799</text:p>
          </table:table-cell>
          <table:table-cell office:value-type="float" office:value="3849.8961038961" calcext:value-type="float">
            <text:p>3850</text:p>
          </table:table-cell>
          <table:table-cell office:value-type="float" office:value="3870" calcext:value-type="float">
            <text:p>3870</text:p>
          </table:table-cell>
          <table:table-cell office:value-type="float" office:value="3890" calcext:value-type="float">
            <text:p>3890</text:p>
          </table:table-cell>
          <table:table-cell office:value-type="float" office:value="3809.05511811024" calcext:value-type="float">
            <text:p>3809</text:p>
          </table:table-cell>
          <table:table-cell office:value-type="float" office:value="3849.8961038961" calcext:value-type="float">
            <text:p>3850</text:p>
          </table:table-cell>
        </table:table-row>
        <table:table-row table:style-name="ro1">
          <table:table-cell office:value-type="string" calcext:value-type="string">
            <text:p>SMS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398.19713331" calcext:value-type="float">
            <text:p>1398.20</text:p>
          </table:table-cell>
          <table:table-cell office:value-type="float" office:value="1397.224952833" calcext:value-type="float">
            <text:p>1397.22</text:p>
          </table:table-cell>
          <table:table-cell office:value-type="float" office:value="13.3732951882045" calcext:value-type="float">
            <text:p>13.373</text:p>
          </table:table-cell>
          <table:table-cell office:value-type="float" office:value="14.19152644747" calcext:value-type="float">
            <text:p>14.192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8.15882869300058" calcext:value-type="float">
            <text:p>8.159</text:p>
          </table:table-cell>
          <table:table-cell office:value-type="float" office:value="1405" calcext:value-type="float">
            <text:p>1405</text:p>
          </table:table-cell>
          <table:table-cell office:value-type="float" office:value="1415" calcext:value-type="float">
            <text:p>1415</text:p>
          </table:table-cell>
          <table:table-cell office:value-type="float" office:value="1379.54710144928" calcext:value-type="float">
            <text:p>1380</text:p>
          </table:table-cell>
          <table:table-cell table:number-columns-repeated="2" office:value-type="float" office:value="1389.8381294964" calcext:value-type="float">
            <text:p>1390</text:p>
          </table:table-cell>
          <table:table-cell office:value-type="float" office:value="1410" calcext:value-type="float">
            <text:p>1410</text:p>
          </table:table-cell>
          <table:table-cell office:value-type="float" office:value="1379.54710144928" calcext:value-type="float">
            <text:p>1380</text:p>
          </table:table-cell>
          <table:table-cell table:number-columns-repeated="2" office:value-type="float" office:value="1394.92831541219" calcext:value-type="float">
            <text:p>1395</text:p>
          </table:table-cell>
          <table:table-cell office:value-type="float" office:value="1420" calcext:value-type="float">
            <text:p>1420</text:p>
          </table:table-cell>
          <table:table-cell office:value-type="float" office:value="1394.92831541219" calcext:value-type="float">
            <text:p>1395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TPI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5747.03803905" calcext:value-type="float">
            <text:p>5747.04</text:p>
          </table:table-cell>
          <table:table-cell office:value-type="float" office:value="5743.042065915" calcext:value-type="float">
            <text:p>5743.04</text:p>
          </table:table-cell>
          <table:table-cell office:value-type="float" office:value="54.9685264853245" calcext:value-type="float">
            <text:p>54.969</text:p>
          </table:table-cell>
          <table:table-cell office:value-type="float" office:value="58.3317190278571" calcext:value-type="float">
            <text:p>58.332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33.9858193289059" calcext:value-type="float">
            <text:p>33.986</text:p>
          </table:table-cell>
          <table:table-cell office:value-type="float" office:value="5775" calcext:value-type="float">
            <text:p>5775</text:p>
          </table:table-cell>
          <table:table-cell office:value-type="float" office:value="5850" calcext:value-type="float">
            <text:p>5850</text:p>
          </table:table-cell>
          <table:table-cell table:number-columns-repeated="3" office:value-type="float" office:value="5724.56331877729" calcext:value-type="float">
            <text:p>5725</text:p>
          </table:table-cell>
          <table:table-cell office:value-type="float" office:value="5800" calcext:value-type="float">
            <text:p>5800</text:p>
          </table:table-cell>
          <table:table-cell office:value-type="float" office:value="5647.23451327434" calcext:value-type="float">
            <text:p>5647</text:p>
          </table:table-cell>
          <table:table-cell table:number-columns-repeated="2" office:value-type="float" office:value="5699.01315789474" calcext:value-type="float">
            <text:p>5699</text:p>
          </table:table-cell>
          <table:table-cell office:value-type="float" office:value="5800" calcext:value-type="float">
            <text:p>5800</text:p>
          </table:table-cell>
          <table:table-cell office:value-type="float" office:value="5699.01315789474" calcext:value-type="float">
            <text:p>5699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MYRX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110.462549322" calcext:value-type="float">
            <text:p>110.46</text:p>
          </table:table-cell>
          <table:table-cell office:value-type="float" office:value="110.3857436046" calcext:value-type="float">
            <text:p>110.39</text:p>
          </table:table-cell>
          <table:table-cell office:value-type="float" office:value="1.05653791166598" calcext:value-type="float">
            <text:p>1.057</text:p>
          </table:table-cell>
          <table:table-cell office:value-type="float" office:value="1.12118109300297" calcext:value-type="float">
            <text:p>1.121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0.654980129986265" calcext:value-type="float">
            <text:p>0.65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09.990909090909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8.963302752294" calcext:value-type="float">
            <text:p>1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BN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8906.6650129" calcext:value-type="float">
            <text:p>8906.67</text:p>
          </table:table-cell>
          <table:table-cell office:value-type="float" office:value="8900.47211947" calcext:value-type="float">
            <text:p>8900.47</text:p>
          </table:table-cell>
          <table:table-cell office:value-type="float" office:value="85.1893181027973" calcext:value-type="float">
            <text:p>85.189</text:p>
          </table:table-cell>
          <table:table-cell office:value-type="float" office:value="90.401538579969" calcext:value-type="float">
            <text:p>90.402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54.9256548578874" calcext:value-type="float">
            <text:p>54.926</text:p>
          </table:table-cell>
          <table:table-cell table:number-columns-repeated="2" office:value-type="float" office:value="8950" calcext:value-type="float">
            <text:p>8950</text:p>
          </table:table-cell>
          <table:table-cell office:value-type="float" office:value="8823.22946175638" calcext:value-type="float">
            <text:p>8823</text:p>
          </table:table-cell>
          <table:table-cell office:value-type="float" office:value="8848.87005649718" calcext:value-type="float">
            <text:p>8849</text:p>
          </table:table-cell>
          <table:table-cell table:number-columns-repeated="2" office:value-type="float" office:value="8924.9299719888" calcext:value-type="float">
            <text:p>8925</text:p>
          </table:table-cell>
          <table:table-cell office:value-type="float" office:value="8797.44318181818" calcext:value-type="float">
            <text:p>8797</text:p>
          </table:table-cell>
          <table:table-cell office:value-type="float" office:value="8848.87005649718" calcext:value-type="float">
            <text:p>8849</text:p>
          </table:table-cell>
          <table:table-cell office:value-type="float" office:value="8950" calcext:value-type="float">
            <text:p>8950</text:p>
          </table:table-cell>
          <table:table-cell office:value-type="float" office:value="8975" calcext:value-type="float">
            <text:p>8975</text:p>
          </table:table-cell>
          <table:table-cell office:value-type="float" office:value="8899.71910112359" calcext:value-type="float">
            <text:p>8900</text:p>
          </table:table-cell>
          <table:table-cell office:value-type="float" office:value="8924.9299719888" calcext:value-type="float">
            <text:p>8925</text:p>
          </table:table-cell>
        </table:table-row>
        <table:table-row table:style-name="ro1">
          <table:table-cell office:value-type="string" calcext:value-type="string">
            <text:p>WTO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411.995454228" calcext:value-type="float">
            <text:p>412.00</text:p>
          </table:table-cell>
          <table:table-cell office:value-type="float" office:value="411.7089896604" calcext:value-type="float">
            <text:p>411.71</text:p>
          </table:table-cell>
          <table:table-cell office:value-type="float" office:value="3.94060085972716" calcext:value-type="float">
            <text:p>3.941</text:p>
          </table:table-cell>
          <table:table-cell office:value-type="float" office:value="4.18170245498404" calcext:value-type="float">
            <text:p>4.182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2.72117669409482" calcext:value-type="float">
            <text:p>2.721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5.84236453202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03.752475247525" calcext:value-type="float">
            <text:p>404</text:p>
          </table:table-cell>
          <table:table-cell table:number-columns-repeated="3" office:value-type="float" office:value="416" calcext:value-type="float">
            <text:p>416</text:p>
          </table:table-cell>
          <table:table-cell table:number-columns-repeated="2" office:value-type="float" office:value="407.911764705882" calcext:value-type="float">
            <text:p>408</text:p>
          </table:table-cell>
        </table:table-row>
        <table:table-row table:style-name="ro1">
          <table:table-cell office:value-type="string" calcext:value-type="string">
            <text:p>DIV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2935.7164009" calcext:value-type="float">
            <text:p>2935.72</text:p>
          </table:table-cell>
          <table:table-cell office:value-type="float" office:value="2933.67516787" calcext:value-type="float">
            <text:p>2933.68</text:p>
          </table:table-cell>
          <table:table-cell office:value-type="float" office:value="28.0791607154472" calcext:value-type="float">
            <text:p>28.079</text:p>
          </table:table-cell>
          <table:table-cell office:value-type="float" office:value="29.7971551744032" calcext:value-type="float">
            <text:p>29.797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19.8162313488847" calcext:value-type="float">
            <text:p>19.816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2909.45017182131" calcext:value-type="float">
            <text:p>2909</text:p>
          </table:table-cell>
          <table:table-cell table:number-columns-repeated="3" office:value-type="float" office:value="2950" calcext:value-type="float">
            <text:p>2950</text:p>
          </table:table-cell>
          <table:table-cell office:value-type="float" office:value="2888.75432525951" calcext:value-type="float">
            <text:p>2889</text:p>
          </table:table-cell>
          <table:table-cell table:number-columns-repeated="2" office:value-type="float" office:value="2939.96598639456" calcext:value-type="float">
            <text:p>2940</text:p>
          </table:table-cell>
          <table:table-cell office:value-type="float" office:value="3000" calcext:value-type="float">
            <text:p>3000</text:p>
          </table:table-cell>
          <table:table-cell office:value-type="float" office:value="2939.96598639456" calcext:value-type="float">
            <text:p>294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BRI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532.40958457" calcext:value-type="float">
            <text:p>532.41</text:p>
          </table:table-cell>
          <table:table-cell office:value-type="float" office:value="532.039394851" calcext:value-type="float">
            <text:p>532.04</text:p>
          </table:table-cell>
          <table:table-cell office:value-type="float" office:value="5.09232236703872" calcext:value-type="float">
            <text:p>5.092</text:p>
          </table:table-cell>
          <table:table-cell office:value-type="float" office:value="5.40389085366295" calcext:value-type="float">
            <text:p>5.404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3.78812021723386" calcext:value-type="float">
            <text:p>3.788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29.952830188679" calcext:value-type="float">
            <text:p>530</text:p>
          </table:table-cell>
          <table:table-cell table:number-columns-repeated="2" office:value-type="float" office:value="535" calcext:value-type="float">
            <text:p>535</text:p>
          </table:table-cell>
          <table:table-cell table:number-columns-repeated="2" office:value-type="float" office:value="529.952830188679" calcext:value-type="float">
            <text:p>530</text:p>
          </table:table-cell>
        </table:table-row>
        <table:table-row table:style-name="ro1">
          <table:table-cell office:value-type="string" calcext:value-type="string">
            <text:p>BDM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8234.93329405" calcext:value-type="float">
            <text:p>8234.93</text:p>
          </table:table-cell>
          <table:table-cell office:value-type="float" office:value="8229.207462415" calcext:value-type="float">
            <text:p>8229.21</text:p>
          </table:table-cell>
          <table:table-cell office:value-type="float" office:value="78.7644253967204" calcext:value-type="float">
            <text:p>78.764</text:p>
          </table:table-cell>
          <table:table-cell office:value-type="float" office:value="83.5835454468428" calcext:value-type="float">
            <text:p>83.584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63.7236640266728" calcext:value-type="float">
            <text:p>63.724</text:p>
          </table:table-cell>
          <table:table-cell office:value-type="float" office:value="8275" calcext:value-type="float">
            <text:p>8275</text:p>
          </table:table-cell>
          <table:table-cell office:value-type="float" office:value="8375" calcext:value-type="float">
            <text:p>8375</text:p>
          </table:table-cell>
          <table:table-cell office:value-type="float" office:value="8096.21913580247" calcext:value-type="float">
            <text:p>8096</text:p>
          </table:table-cell>
          <table:table-cell table:number-columns-repeated="2" office:value-type="float" office:value="8148.08282208589" calcext:value-type="float">
            <text:p>8148</text:p>
          </table:table-cell>
          <table:table-cell office:value-type="float" office:value="8249.92424242424" calcext:value-type="float">
            <text:p>8250</text:p>
          </table:table-cell>
          <table:table-cell office:value-type="float" office:value="8148.08282208589" calcext:value-type="float">
            <text:p>8148</text:p>
          </table:table-cell>
          <table:table-cell office:value-type="float" office:value="8224.69604863222" calcext:value-type="float">
            <text:p>8225</text:p>
          </table:table-cell>
          <table:table-cell office:value-type="float" office:value="8249.92424242424" calcext:value-type="float">
            <text:p>8250</text:p>
          </table:table-cell>
          <table:table-cell office:value-type="float" office:value="8325" calcext:value-type="float">
            <text:p>8325</text:p>
          </table:table-cell>
          <table:table-cell office:value-type="float" office:value="8249.92424242424" calcext:value-type="float">
            <text:p>8250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string" calcext:value-type="string">
            <text:p>ASI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4" calcext:value-type="float">
            <text:p>4</text:p>
          </table:table-cell>
          <table:table-cell office:value-type="float" office:value="8185.17538895" calcext:value-type="float">
            <text:p>8185.18</text:p>
          </table:table-cell>
          <table:table-cell office:value-type="float" office:value="8179.484154485" calcext:value-type="float">
            <text:p>8179.48</text:p>
          </table:table-cell>
          <table:table-cell office:value-type="float" office:value="78.2885074184925" calcext:value-type="float">
            <text:p>78.289</text:p>
          </table:table-cell>
          <table:table-cell office:value-type="float" office:value="83.0785089184631" calcext:value-type="float">
            <text:p>83.079</text:p>
          </table:table-cell>
          <table:table-cell office:value-type="float" office:value="-0.06919433" calcext:value-type="float">
            <text:p>-0.069</text:p>
          </table:table-cell>
          <table:table-cell office:value-type="float" office:value="84.8321861853005" calcext:value-type="float">
            <text:p>84.832</text:p>
          </table:table-cell>
          <table:table-cell office:value-type="float" office:value="8225" calcext:value-type="float">
            <text:p>8225</text:p>
          </table:table-cell>
          <table:table-cell office:value-type="float" office:value="8275" calcext:value-type="float">
            <text:p>8275</text:p>
          </table:table-cell>
          <table:table-cell office:value-type="float" office:value="8149.30981595092" calcext:value-type="float">
            <text:p>8149</text:p>
          </table:table-cell>
          <table:table-cell office:value-type="float" office:value="8199.92378048781" calcext:value-type="float">
            <text:p>8200</text:p>
          </table:table-cell>
          <table:table-cell office:value-type="float" office:value="8174.69418960245" calcext:value-type="float">
            <text:p>8175</text:p>
          </table:table-cell>
          <table:table-cell office:value-type="float" office:value="8199.92378048781" calcext:value-type="float">
            <text:p>8200</text:p>
          </table:table-cell>
          <table:table-cell office:value-type="float" office:value="7940.48742138365" calcext:value-type="float">
            <text:p>7940</text:p>
          </table:table-cell>
          <table:table-cell office:value-type="float" office:value="8199.92378048781" calcext:value-type="float">
            <text:p>8200</text:p>
          </table:table-cell>
          <table:table-cell table:number-columns-repeated="2" office:value-type="float" office:value="8300" calcext:value-type="float">
            <text:p>8300</text:p>
          </table:table-cell>
          <table:table-cell office:value-type="float" office:value="8225" calcext:value-type="float">
            <text:p>8225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BMT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4" calcext:value-type="float">
            <text:p>14</text:p>
          </table:table-cell>
          <table:table-cell office:value-type="float" office:value="316.6272704" calcext:value-type="float">
            <text:p>316.63</text:p>
          </table:table-cell>
          <table:table-cell office:value-type="float" office:value="315.9290176" calcext:value-type="float">
            <text:p>315.93</text:p>
          </table:table-cell>
          <table:table-cell office:value-type="float" office:value="4.79162240617467" calcext:value-type="float">
            <text:p>4.792</text:p>
          </table:table-cell>
          <table:table-cell office:value-type="float" office:value="5.03781844878636" calcext:value-type="float">
            <text:p>5.038</text:p>
          </table:table-cell>
          <table:table-cell office:value-type="float" office:value="-0.2493754" calcext:value-type="float">
            <text:p>-0.249</text:p>
          </table:table-cell>
          <table:table-cell office:value-type="float" office:value="5.40077980196815" calcext:value-type="float">
            <text:p>5.401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ASS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4" calcext:value-type="float">
            <text:p>14</text:p>
          </table:table-cell>
          <table:table-cell office:value-type="float" office:value="450.06304864" calcext:value-type="float">
            <text:p>450.06</text:p>
          </table:table-cell>
          <table:table-cell office:value-type="float" office:value="449.07053216" calcext:value-type="float">
            <text:p>449.07</text:p>
          </table:table-cell>
          <table:table-cell office:value-type="float" office:value="6.81094899163399" calcext:value-type="float">
            <text:p>6.811</text:p>
          </table:table-cell>
          <table:table-cell office:value-type="float" office:value="7.16089908077489" calcext:value-type="float">
            <text:p>7.161</text:p>
          </table:table-cell>
          <table:table-cell office:value-type="float" office:value="-0.2493754" calcext:value-type="float">
            <text:p>-0.249</text:p>
          </table:table-cell>
          <table:table-cell office:value-type="float" office:value="8.30828555684293" calcext:value-type="float">
            <text:p>8.308</text:p>
          </table:table-cell>
          <table:table-cell office:value-type="float" office:value="398" calcext:value-type="float">
            <text:p>398</text:p>
          </table:table-cell>
          <table:table-cell office:value-type="float" office:value="422" calcext:value-type="float">
            <text:p>422</text:p>
          </table:table-cell>
          <table:table-cell office:value-type="float" office:value="398" calcext:value-type="float">
            <text:p>398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4" calcext:value-type="float">
            <text:p>14</text:p>
          </table:table-cell>
          <table:table-cell office:value-type="float" office:value="235.20882944" calcext:value-type="float">
            <text:p>235.21</text:p>
          </table:table-cell>
          <table:table-cell office:value-type="float" office:value="234.69012736" calcext:value-type="float">
            <text:p>234.69</text:p>
          </table:table-cell>
          <table:table-cell office:value-type="float" office:value="3.55949093030118" calcext:value-type="float">
            <text:p>3.559</text:p>
          </table:table-cell>
          <table:table-cell office:value-type="float" office:value="3.74237941909844" calcext:value-type="float">
            <text:p>3.742</text:p>
          </table:table-cell>
          <table:table-cell office:value-type="float" office:value="-0.2493754" calcext:value-type="float">
            <text:p>-0.249</text:p>
          </table:table-cell>
          <table:table-cell office:value-type="float" office:value="4.56179018768331" calcext:value-type="float">
            <text:p>4.562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TBI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4" calcext:value-type="float">
            <text:p>14</text:p>
          </table:table-cell>
          <table:table-cell office:value-type="float" office:value="4410.165552" calcext:value-type="float">
            <text:p>4410.17</text:p>
          </table:table-cell>
          <table:table-cell office:value-type="float" office:value="4400.439888" calcext:value-type="float">
            <text:p>4400.44</text:p>
          </table:table-cell>
          <table:table-cell office:value-type="float" office:value="66.7404549431472" calcext:value-type="float">
            <text:p>66.740</text:p>
          </table:table-cell>
          <table:table-cell office:value-type="float" office:value="70.1696141080957" calcext:value-type="float">
            <text:p>70.170</text:p>
          </table:table-cell>
          <table:table-cell office:value-type="float" office:value="-0.2493754" calcext:value-type="float">
            <text:p>-0.249</text:p>
          </table:table-cell>
          <table:table-cell office:value-type="float" office:value="92.0263777758614" calcext:value-type="float">
            <text:p>92.026</text:p>
          </table:table-cell>
          <table:table-cell office:value-type="float" office:value="3900" calcext:value-type="float">
            <text:p>3900</text:p>
          </table:table-cell>
          <table:table-cell office:value-type="float" office:value="4300" calcext:value-type="float">
            <text:p>4300</text:p>
          </table:table-cell>
          <table:table-cell office:value-type="float" office:value="3879.89690721649" calcext:value-type="float">
            <text:p>3880</text:p>
          </table:table-cell>
          <table:table-cell office:value-type="float" office:value="4290" calcext:value-type="float">
            <text:p>4290</text:p>
          </table:table-cell>
          <table:table-cell office:value-type="float" office:value="4300" calcext:value-type="float">
            <text:p>4300</text:p>
          </table:table-cell>
          <table:table-cell office:value-type="float" office:value="4500" calcext:value-type="float">
            <text:p>4500</text:p>
          </table:table-cell>
          <table:table-cell office:value-type="float" office:value="3930" calcext:value-type="float">
            <text:p>393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4520" calcext:value-type="float">
            <text:p>4520</text:p>
          </table:table-cell>
          <table:table-cell office:value-type="float" office:value="4300" calcext:value-type="float">
            <text:p>430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SM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4" calcext:value-type="float">
            <text:p>14</text:p>
          </table:table-cell>
          <table:table-cell office:value-type="float" office:value="972.4980448" calcext:value-type="float">
            <text:p>972.50</text:p>
          </table:table-cell>
          <table:table-cell office:value-type="float" office:value="970.3534112" calcext:value-type="float">
            <text:p>970.35</text:p>
          </table:table-cell>
          <table:table-cell office:value-type="float" office:value="14.7171259618222" calcext:value-type="float">
            <text:p>14.717</text:p>
          </table:table-cell>
          <table:table-cell office:value-type="float" office:value="15.4732995212724" calcext:value-type="float">
            <text:p>15.473</text:p>
          </table:table-cell>
          <table:table-cell office:value-type="float" office:value="-0.2493754" calcext:value-type="float">
            <text:p>-0.249</text:p>
          </table:table-cell>
          <table:table-cell office:value-type="float" office:value="29.219574399078" calcext:value-type="float">
            <text:p>29.220</text:p>
          </table:table-cell>
          <table:table-cell office:value-type="float" office:value="860" calcext:value-type="float">
            <text:p>860</text:p>
          </table:table-cell>
          <table:table-cell office:value-type="float" office:value="885" calcext:value-type="float">
            <text:p>885</text:p>
          </table:table-cell>
          <table:table-cell office:value-type="float" office:value="860" calcext:value-type="float">
            <text:p>860</text:p>
          </table:table-cell>
          <table:table-cell office:value-type="float" office:value="880" calcext:value-type="float">
            <text:p>880</text:p>
          </table:table-cell>
          <table:table-cell office:value-type="float" office:value="865" calcext:value-type="float">
            <text:p>865</text:p>
          </table:table-cell>
          <table:table-cell office:value-type="float" office:value="970" calcext:value-type="float">
            <text:p>970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1035" calcext:value-type="float">
            <text:p>1035</text:p>
          </table:table-cell>
          <table:table-cell office:value-type="float" office:value="940" calcext:value-type="float">
            <text:p>9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IM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4" calcext:value-type="float">
            <text:p>14</text:p>
          </table:table-cell>
          <table:table-cell office:value-type="float" office:value="2397.3207616" calcext:value-type="float">
            <text:p>2397.32</text:p>
          </table:table-cell>
          <table:table-cell office:value-type="float" office:value="2392.0339904" calcext:value-type="float">
            <text:p>2392.03</text:p>
          </table:table-cell>
          <table:table-cell office:value-type="float" office:value="36.2794267896082" calcext:value-type="float">
            <text:p>36.279</text:p>
          </table:table-cell>
          <table:table-cell office:value-type="float" office:value="38.143482540811" calcext:value-type="float">
            <text:p>38.143</text:p>
          </table:table-cell>
          <table:table-cell office:value-type="float" office:value="-0.2493754" calcext:value-type="float">
            <text:p>-0.249</text:p>
          </table:table-cell>
          <table:table-cell office:value-type="float" office:value="75.4557910309787" calcext:value-type="float">
            <text:p>75.456</text:p>
          </table:table-cell>
          <table:table-cell office:value-type="float" office:value="2120" calcext:value-type="float">
            <text:p>2120</text:p>
          </table:table-cell>
          <table:table-cell office:value-type="float" office:value="2230" calcext:value-type="float">
            <text:p>2230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2440" calcext:value-type="float">
            <text:p>2440</text:p>
          </table:table-cell>
          <table:table-cell office:value-type="float" office:value="2230" calcext:value-type="float">
            <text:p>2230</text:p>
          </table:table-cell>
          <table:table-cell office:value-type="float" office:value="2410" calcext:value-type="float">
            <text:p>2410</text:p>
          </table:table-cell>
          <table:table-cell office:value-type="float" office:value="2430" calcext:value-type="float">
            <text:p>2430</text:p>
          </table:table-cell>
          <table:table-cell office:value-type="float" office:value="2640" calcext:value-type="float">
            <text:p>2640</text:p>
          </table:table-cell>
          <table:table-cell office:value-type="float" office:value="2430" calcext:value-type="float">
            <text:p>243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PNB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1141.0656836" calcext:value-type="float">
            <text:p>1141.07</text:p>
          </table:table-cell>
          <table:table-cell office:value-type="float" office:value="1132.4391068" calcext:value-type="float">
            <text:p>1132.44</text:p>
          </table:table-cell>
          <table:table-cell office:value-type="float" office:value="8.16868949283323" calcext:value-type="float">
            <text:p>8.169</text:p>
          </table:table-cell>
          <table:table-cell office:value-type="float" office:value="8.70804106295245" calcext:value-type="float">
            <text:p>8.708</text:p>
          </table:table-cell>
          <table:table-cell office:value-type="float" office:value="-0.81382763" calcext:value-type="float">
            <text:p>-0.814</text:p>
          </table:table-cell>
          <table:table-cell office:value-type="float" office:value="13.8617261322436" calcext:value-type="float">
            <text:p>13.862</text:p>
          </table:table-cell>
          <table:table-cell office:value-type="float" office:value="1060" calcext:value-type="float">
            <text:p>1060</text:p>
          </table:table-cell>
          <table:table-cell office:value-type="float" office:value="1085" calcext:value-type="float">
            <text:p>1085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100" calcext:value-type="float">
            <text:p>110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175" calcext:value-type="float">
            <text:p>1175</text:p>
          </table:table-cell>
          <table:table-cell office:value-type="float" office:value="1085" calcext:value-type="float">
            <text:p>108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JTP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565.1504565" calcext:value-type="float">
            <text:p>565.15</text:p>
          </table:table-cell>
          <table:table-cell office:value-type="float" office:value="560.8778595" calcext:value-type="float">
            <text:p>560.88</text:p>
          </table:table-cell>
          <table:table-cell office:value-type="float" office:value="4.04581319220514" calcext:value-type="float">
            <text:p>4.046</text:p>
          </table:table-cell>
          <table:table-cell office:value-type="float" office:value="4.31294486608494" calcext:value-type="float">
            <text:p>4.313</text:p>
          </table:table-cell>
          <table:table-cell office:value-type="float" office:value="-0.81382763" calcext:value-type="float">
            <text:p>-0.814</text:p>
          </table:table-cell>
          <table:table-cell office:value-type="float" office:value="7.0510616376676" calcext:value-type="float">
            <text:p>7.051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519.951923076923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19.951923076923" calcext:value-type="float">
            <text:p>520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85" calcext:value-type="float">
            <text:p>585</text:p>
          </table:table-cell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BNL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651.2686213" calcext:value-type="float">
            <text:p>651.27</text:p>
          </table:table-cell>
          <table:table-cell office:value-type="float" office:value="646.3449619" calcext:value-type="float">
            <text:p>646.34</text:p>
          </table:table-cell>
          <table:table-cell office:value-type="float" office:value="4.66231805958878" calcext:value-type="float">
            <text:p>4.662</text:p>
          </table:table-cell>
          <table:table-cell office:value-type="float" office:value="4.9701555123455" calcext:value-type="float">
            <text:p>4.970</text:p>
          </table:table-cell>
          <table:table-cell office:value-type="float" office:value="-0.81382763" calcext:value-type="float">
            <text:p>-0.814</text:p>
          </table:table-cell>
          <table:table-cell office:value-type="float" office:value="9.24874617764514" calcext:value-type="float">
            <text:p>9.249</text:p>
          </table:table-cell>
          <table:table-cell office:value-type="float" office:value="605" calcext:value-type="float">
            <text:p>605</text:p>
          </table:table-cell>
          <table:table-cell office:value-type="float" office:value="615" calcext:value-type="float">
            <text:p>615</text:p>
          </table:table-cell>
          <table:table-cell table:number-columns-repeated="3" office:value-type="float" office:value="594.831932773109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594.831932773109" calcext:value-type="float">
            <text:p>595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75" calcext:value-type="float">
            <text:p>675</text:p>
          </table:table-cell>
          <table:table-cell office:value-type="float" office:value="615" calcext:value-type="float">
            <text:p>61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TRA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2" calcext:value-type="float">
            <text:p>2</text:p>
          </table:table-cell>
          <table:table-cell office:value-type="float" office:value="183.0011002" calcext:value-type="float">
            <text:p>183.00</text:p>
          </table:table-cell>
          <table:table-cell office:value-type="float" office:value="181.6175926" calcext:value-type="float">
            <text:p>181.62</text:p>
          </table:table-cell>
          <table:table-cell office:value-type="float" office:value="1.31007284319024" calcext:value-type="float">
            <text:p>1.310</text:p>
          </table:table-cell>
          <table:table-cell office:value-type="float" office:value="1.3965726233037" calcext:value-type="float">
            <text:p>1.397</text:p>
          </table:table-cell>
          <table:table-cell office:value-type="float" office:value="-0.81382763" calcext:value-type="float">
            <text:p>-0.814</text:p>
          </table:table-cell>
          <table:table-cell office:value-type="float" office:value="4.7240262153135" calcext:value-type="float">
            <text:p>4.72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63.780487804878" calcext:value-type="float">
            <text:p>164</text:p>
          </table:table-cell>
          <table:table-cell table:number-columns-repeated="2" office:value-type="float" office:value="166.946107784431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65.903614457831" calcext:value-type="float">
            <text:p>166</text:p>
          </table:table-cell>
          <table:table-cell table:number-columns-repeated="2" office:value-type="float" office:value="166.946107784431" calcext:value-type="float">
            <text:p>167</text:p>
          </table:table-cell>
          <table:table-cell office:value-type="float" office:value="190" calcext:value-type="float">
            <text:p>190</text:p>
          </table:table-cell>
          <table:table-cell office:value-type="float" office:value="166.946107784431" calcext:value-type="float">
            <text:p>16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KBL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339.767080032" calcext:value-type="float">
            <text:p>339.77</text:p>
          </table:table-cell>
          <table:table-cell office:value-type="float" office:value="336.444035688" calcext:value-type="float">
            <text:p>336.44</text:p>
          </table:table-cell>
          <table:table-cell office:value-type="float" office:value="4.9423865175213" calcext:value-type="float">
            <text:p>4.942</text:p>
          </table:table-cell>
          <table:table-cell office:value-type="float" office:value="5.03413411124557" calcext:value-type="float">
            <text:p>5.034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1.27809902175433" calcext:value-type="float">
            <text:p>1.278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31.228915662651" calcext:value-type="float">
            <text:p>331</text:p>
          </table:table-cell>
          <table:table-cell table:number-columns-repeated="2" office:value-type="float" office:value="337.704142011834" calcext:value-type="float">
            <text:p>338</text:p>
          </table:table-cell>
          <table:table-cell office:value-type="float" office:value="345.988439306358" calcext:value-type="float">
            <text:p>346</text:p>
          </table:table-cell>
          <table:table-cell office:value-type="float" office:value="329.018181818182" calcext:value-type="float">
            <text:p>329</text:p>
          </table:table-cell>
          <table:table-cell office:value-type="float" office:value="337.704142011834" calcext:value-type="float">
            <text:p>338</text:p>
          </table:table-cell>
          <table:table-cell office:value-type="float" office:value="339.811764705882" calcext:value-type="float">
            <text:p>340</text:p>
          </table:table-cell>
          <table:table-cell office:value-type="float" office:value="343.953488372093" calcext:value-type="float">
            <text:p>344</text:p>
          </table:table-cell>
          <table:table-cell office:value-type="float" office:value="333.413173652695" calcext:value-type="float">
            <text:p>333</text:p>
          </table:table-cell>
          <table:table-cell office:value-type="float" office:value="339.811764705882" calcext:value-type="float">
            <text:p>340</text:p>
          </table:table-cell>
        </table:table-row>
        <table:table-row table:style-name="ro1">
          <table:table-cell office:value-type="string" calcext:value-type="string">
            <text:p>AD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1391.2876122" calcext:value-type="float">
            <text:p>1391.29</text:p>
          </table:table-cell>
          <table:table-cell office:value-type="float" office:value="1377.68031855" calcext:value-type="float">
            <text:p>1377.68</text:p>
          </table:table-cell>
          <table:table-cell office:value-type="float" office:value="20.2382206536432" calcext:value-type="float">
            <text:p>20.238</text:p>
          </table:table-cell>
          <table:table-cell office:value-type="float" office:value="20.6139112313935" calcext:value-type="float">
            <text:p>20.614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9.45370452630767" calcext:value-type="float">
            <text:p>9.454</text:p>
          </table:table-cell>
          <table:table-cell office:value-type="float" office:value="1425" calcext:value-type="float">
            <text:p>1425</text:p>
          </table:table-cell>
          <table:table-cell office:value-type="float" office:value="1435" calcext:value-type="float">
            <text:p>1435</text:p>
          </table:table-cell>
          <table:table-cell office:value-type="float" office:value="1378.53260869565" calcext:value-type="float">
            <text:p>1379</text:p>
          </table:table-cell>
          <table:table-cell table:number-columns-repeated="2" office:value-type="float" office:value="1394.35483870968" calcext:value-type="float">
            <text:p>1394</text:p>
          </table:table-cell>
          <table:table-cell office:value-type="float" office:value="1414.92932862191" calcext:value-type="float">
            <text:p>1415</text:p>
          </table:table-cell>
          <table:table-cell office:value-type="float" office:value="1367.79197080292" calcext:value-type="float">
            <text:p>1368</text:p>
          </table:table-cell>
          <table:table-cell table:number-columns-repeated="2" office:value-type="float" office:value="1404.7153024911" calcext:value-type="float">
            <text:p>1405</text:p>
          </table:table-cell>
          <table:table-cell office:value-type="float" office:value="1419.9823943662" calcext:value-type="float">
            <text:p>1420</text:p>
          </table:table-cell>
          <table:table-cell office:value-type="float" office:value="1394.35483870968" calcext:value-type="float">
            <text:p>1394</text:p>
          </table:table-cell>
          <table:table-cell office:value-type="float" office:value="1404.7153024911" calcext:value-type="float">
            <text:p>1405</text:p>
          </table:table-cell>
        </table:table-row>
        <table:table-row table:style-name="ro1">
          <table:table-cell office:value-type="string" calcext:value-type="string">
            <text:p>WIK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1845.28672776" calcext:value-type="float">
            <text:p>1845.29</text:p>
          </table:table-cell>
          <table:table-cell office:value-type="float" office:value="1827.23915934" calcext:value-type="float">
            <text:p>1827.24</text:p>
          </table:table-cell>
          <table:table-cell office:value-type="float" office:value="26.8422716037795" calcext:value-type="float">
            <text:p>26.842</text:p>
          </table:table-cell>
          <table:table-cell office:value-type="float" office:value="27.3405559490061" calcext:value-type="float">
            <text:p>27.341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13.8745394450626" calcext:value-type="float">
            <text:p>13.875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1817.30769230769" calcext:value-type="float">
            <text:p>1817</text:p>
          </table:table-cell>
          <table:table-cell office:value-type="float" office:value="1854.33962264151" calcext:value-type="float">
            <text:p>1854</text:p>
          </table:table-cell>
          <table:table-cell office:value-type="float" office:value="1864.66487935657" calcext:value-type="float">
            <text:p>1865</text:p>
          </table:table-cell>
          <table:table-cell office:value-type="float" office:value="1884.98673740053" calcext:value-type="float">
            <text:p>1885</text:p>
          </table:table-cell>
          <table:table-cell office:value-type="float" office:value="1822.68493150685" calcext:value-type="float">
            <text:p>1823</text:p>
          </table:table-cell>
          <table:table-cell office:value-type="float" office:value="1859.51612903226" calcext:value-type="float">
            <text:p>1860</text:p>
          </table:table-cell>
          <table:table-cell office:value-type="float" office:value="1874.88" calcext:value-type="float">
            <text:p>1875</text:p>
          </table:table-cell>
          <table:table-cell office:value-type="float" office:value="1884.98673740053" calcext:value-type="float">
            <text:p>1885</text:p>
          </table:table-cell>
          <table:table-cell office:value-type="float" office:value="1838.64130434783" calcext:value-type="float">
            <text:p>1839</text:p>
          </table:table-cell>
          <table:table-cell office:value-type="float" office:value="1859.51612903226" calcext:value-type="float">
            <text:p>1860</text:p>
          </table:table-cell>
        </table:table-row>
        <table:table-row table:style-name="ro1">
          <table:table-cell office:value-type="string" calcext:value-type="string">
            <text:p>SMCB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1859.93186052" calcext:value-type="float">
            <text:p>1859.93</text:p>
          </table:table-cell>
          <table:table-cell office:value-type="float" office:value="1841.74105743" calcext:value-type="float">
            <text:p>1841.74</text:p>
          </table:table-cell>
          <table:table-cell office:value-type="float" office:value="27.0553055053968" calcext:value-type="float">
            <text:p>27.055</text:p>
          </table:table-cell>
          <table:table-cell office:value-type="float" office:value="27.5575444882839" calcext:value-type="float">
            <text:p>27.558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14.9157086906999" calcext:value-type="float">
            <text:p>14.916</text:p>
          </table:table-cell>
          <table:table-cell office:value-type="float" office:value="1905" calcext:value-type="float">
            <text:p>1905</text:p>
          </table:table-cell>
          <table:table-cell office:value-type="float" office:value="1915" calcext:value-type="float">
            <text:p>1915</text:p>
          </table:table-cell>
          <table:table-cell office:value-type="float" office:value="1853.65229110512" calcext:value-type="float">
            <text:p>1854</text:p>
          </table:table-cell>
          <table:table-cell table:number-columns-repeated="2" office:value-type="float" office:value="1864.14209115282" calcext:value-type="float">
            <text:p>1864</text:p>
          </table:table-cell>
          <table:table-cell office:value-type="float" office:value="1869.3449197861" calcext:value-type="float">
            <text:p>1869</text:p>
          </table:table-cell>
          <table:table-cell office:value-type="float" office:value="1837.70380434783" calcext:value-type="float">
            <text:p>1838</text:p>
          </table:table-cell>
          <table:table-cell office:value-type="float" office:value="1848.36486486486" calcext:value-type="float">
            <text:p>1848</text:p>
          </table:table-cell>
          <table:table-cell office:value-type="float" office:value="1853.65229110512" calcext:value-type="float">
            <text:p>1854</text:p>
          </table:table-cell>
          <table:table-cell office:value-type="float" office:value="1905" calcext:value-type="float">
            <text:p>1905</text:p>
          </table:table-cell>
          <table:table-cell office:value-type="float" office:value="1853.65229110512" calcext:value-type="float">
            <text:p>1854</text:p>
          </table:table-cell>
          <table:table-cell office:value-type="float" office:value="1869.3449197861" calcext:value-type="float">
            <text:p>1869</text:p>
          </table:table-cell>
        </table:table-row>
        <table:table-row table:style-name="ro1">
          <table:table-cell office:value-type="string" calcext:value-type="string">
            <text:p>BBT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2694.70442784" calcext:value-type="float">
            <text:p>2694.70</text:p>
          </table:table-cell>
          <table:table-cell office:value-type="float" office:value="2668.34924856" calcext:value-type="float">
            <text:p>2668.35</text:p>
          </table:table-cell>
          <table:table-cell office:value-type="float" office:value="39.1982378975827" calcext:value-type="float">
            <text:p>39.198</text:p>
          </table:table-cell>
          <table:table-cell office:value-type="float" office:value="39.92589122712" calcext:value-type="float">
            <text:p>39.926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24.266995272915" calcext:value-type="float">
            <text:p>24.267</text:p>
          </table:table-cell>
          <table:table-cell table:number-columns-repeated="2" office:value-type="float" office:value="2760" calcext:value-type="float">
            <text:p>2760</text:p>
          </table:table-cell>
          <table:table-cell table:number-columns-repeated="3" office:value-type="float" office:value="2677.61194029851" calcext:value-type="float">
            <text:p>2678</text:p>
          </table:table-cell>
          <table:table-cell office:value-type="float" office:value="2709.07749077491" calcext:value-type="float">
            <text:p>2709</text:p>
          </table:table-cell>
          <table:table-cell office:value-type="float" office:value="2645.43396226415" calcext:value-type="float">
            <text:p>2645</text:p>
          </table:table-cell>
          <table:table-cell office:value-type="float" office:value="2677.61194029851" calcext:value-type="float">
            <text:p>2678</text:p>
          </table:table-cell>
          <table:table-cell office:value-type="float" office:value="2709.07749077491" calcext:value-type="float">
            <text:p>2709</text:p>
          </table:table-cell>
          <table:table-cell office:value-type="float" office:value="2749.96363636364" calcext:value-type="float">
            <text:p>2750</text:p>
          </table:table-cell>
          <table:table-cell office:value-type="float" office:value="2688.17843866171" calcext:value-type="float">
            <text:p>2688</text:p>
          </table:table-cell>
          <table:table-cell office:value-type="float" office:value="2729.67032967033" calcext:value-type="float">
            <text:p>2730</text:p>
          </table:table-cell>
        </table:table-row>
        <table:table-row table:style-name="ro1">
          <table:table-cell office:value-type="string" calcext:value-type="string">
            <text:p>AKR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4569.28142112" calcext:value-type="float">
            <text:p>4569.28</text:p>
          </table:table-cell>
          <table:table-cell office:value-type="float" office:value="4524.59220408" calcext:value-type="float">
            <text:p>4524.59</text:p>
          </table:table-cell>
          <table:table-cell office:value-type="float" office:value="66.4665773045968" calcext:value-type="float">
            <text:p>66.467</text:p>
          </table:table-cell>
          <table:table-cell office:value-type="float" office:value="67.7004242546818" calcext:value-type="float">
            <text:p>67.700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42.287311400701" calcext:value-type="float">
            <text:p>42.287</text:p>
          </table:table-cell>
          <table:table-cell table:number-columns-repeated="2" office:value-type="float" office:value="4680" calcext:value-type="float">
            <text:p>4680</text:p>
          </table:table-cell>
          <table:table-cell table:number-columns-repeated="3" office:value-type="float" office:value="4546.28571428571" calcext:value-type="float">
            <text:p>4546</text:p>
          </table:table-cell>
          <table:table-cell office:value-type="float" office:value="4577.81659388646" calcext:value-type="float">
            <text:p>4578</text:p>
          </table:table-cell>
          <table:table-cell office:value-type="float" office:value="4492.8" calcext:value-type="float">
            <text:p>4493</text:p>
          </table:table-cell>
          <table:table-cell table:number-columns-repeated="2" office:value-type="float" office:value="4525.03311258278" calcext:value-type="float">
            <text:p>4525</text:p>
          </table:table-cell>
          <table:table-cell office:value-type="float" office:value="4567.352297593" calcext:value-type="float">
            <text:p>4567</text:p>
          </table:table-cell>
          <table:table-cell table:number-columns-repeated="2" office:value-type="float" office:value="4492.8" calcext:value-type="float">
            <text:p>4493</text:p>
          </table:table-cell>
        </table:table-row>
        <table:table-row table:style-name="ro1">
          <table:table-cell office:value-type="string" calcext:value-type="string">
            <text:p>LPK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263.61238968" calcext:value-type="float">
            <text:p>263.61</text:p>
          </table:table-cell>
          <table:table-cell office:value-type="float" office:value="261.03416562" calcext:value-type="float">
            <text:p>261.03</text:p>
          </table:table-cell>
          <table:table-cell office:value-type="float" office:value="3.83461022911135" calcext:value-type="float">
            <text:p>3.835</text:p>
          </table:table-cell>
          <table:table-cell office:value-type="float" office:value="3.90579370700087" calcext:value-type="float">
            <text:p>3.906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2.67893057712269" calcext:value-type="float">
            <text:p>2.67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float" office:value="265.9398496240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57.441860465116" calcext:value-type="float">
            <text:p>257</text:p>
          </table:table-cell>
          <table:table-cell office:value-type="float" office:value="259.615384615385" calcext:value-type="float">
            <text:p>260</text:p>
          </table:table-cell>
          <table:table-cell office:value-type="float" office:value="261.75572519084" calcext:value-type="float">
            <text:p>262</text:p>
          </table:table-cell>
          <table:table-cell office:value-type="float" office:value="265.93984962406" calcext:value-type="float">
            <text:p>266</text:p>
          </table:table-cell>
          <table:table-cell office:value-type="float" office:value="261.75572519084" calcext:value-type="float">
            <text:p>262</text:p>
          </table:table-cell>
          <table:table-cell office:value-type="float" office:value="263.863636363636" calcext:value-type="float">
            <text:p>264</text:p>
          </table:table-cell>
        </table:table-row>
        <table:table-row table:style-name="ro1">
          <table:table-cell office:value-type="string" calcext:value-type="string">
            <text:p>FASW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7664.2861444" calcext:value-type="float">
            <text:p>7664.29</text:p>
          </table:table-cell>
          <table:table-cell office:value-type="float" office:value="7589.3266671" calcext:value-type="float">
            <text:p>7589.33</text:p>
          </table:table-cell>
          <table:table-cell office:value-type="float" office:value="111.487741846386" calcext:value-type="float">
            <text:p>111.488</text:p>
          </table:table-cell>
          <table:table-cell office:value-type="float" office:value="113.557335555396" calcext:value-type="float">
            <text:p>113.557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87.2780914088326" calcext:value-type="float">
            <text:p>87.278</text:p>
          </table:table-cell>
          <table:table-cell table:number-columns-repeated="2" office:value-type="float" office:value="7850" calcext:value-type="float">
            <text:p>7850</text:p>
          </table:table-cell>
          <table:table-cell office:value-type="float" office:value="7428.52348993289" calcext:value-type="float">
            <text:p>7429</text:p>
          </table:table-cell>
          <table:table-cell office:value-type="float" office:value="7483.66666666667" calcext:value-type="float">
            <text:p>7484</text:p>
          </table:table-cell>
          <table:table-cell office:value-type="float" office:value="7722.97734627832" calcext:value-type="float">
            <text:p>7723</text:p>
          </table:table-cell>
          <table:table-cell office:value-type="float" office:value="7799.67948717949" calcext:value-type="float">
            <text:p>7800</text:p>
          </table:table-cell>
          <table:table-cell office:value-type="float" office:value="7428.52348993289" calcext:value-type="float">
            <text:p>7429</text:p>
          </table:table-cell>
          <table:table-cell office:value-type="float" office:value="7538.07947019868" calcext:value-type="float">
            <text:p>7538</text:p>
          </table:table-cell>
          <table:table-cell office:value-type="float" office:value="7748.70967741935" calcext:value-type="float">
            <text:p>7749</text:p>
          </table:table-cell>
          <table:table-cell office:value-type="float" office:value="7850" calcext:value-type="float">
            <text:p>7850</text:p>
          </table:table-cell>
          <table:table-cell office:value-type="float" office:value="7483.66666666667" calcext:value-type="float">
            <text:p>7484</text:p>
          </table:table-cell>
          <table:table-cell office:value-type="float" office:value="7565.01650165017" calcext:value-type="float">
            <text:p>7565</text:p>
          </table:table-cell>
        </table:table-row>
        <table:table-row table:style-name="ro1">
          <table:table-cell office:value-type="string" calcext:value-type="string">
            <text:p>PTPP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2196.769914" calcext:value-type="float">
            <text:p>2196.77</text:p>
          </table:table-cell>
          <table:table-cell office:value-type="float" office:value="2175.2847135" calcext:value-type="float">
            <text:p>2175.28</text:p>
          </table:table-cell>
          <table:table-cell office:value-type="float" office:value="31.9550852425946" calcext:value-type="float">
            <text:p>31.955</text:p>
          </table:table-cell>
          <table:table-cell office:value-type="float" office:value="32.5482808916739" calcext:value-type="float">
            <text:p>32.548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30.0436191711312" calcext:value-type="float">
            <text:p>30.044</text:p>
          </table:table-cell>
          <table:table-cell table:number-columns-repeated="2" office:value-type="float" office:value="2250" calcext:value-type="float">
            <text:p>2250</text:p>
          </table:table-cell>
          <table:table-cell table:number-columns-repeated="2" office:value-type="float" office:value="2188.35616438356" calcext:value-type="float">
            <text:p>2188</text:p>
          </table:table-cell>
          <table:table-cell office:value-type="float" office:value="2198.86363636364" calcext:value-type="float">
            <text:p>2199</text:p>
          </table:table-cell>
          <table:table-cell office:value-type="float" office:value="2260" calcext:value-type="float">
            <text:p>2260</text:p>
          </table:table-cell>
          <table:table-cell office:value-type="float" office:value="2134.34579439252" calcext:value-type="float">
            <text:p>2134</text:p>
          </table:table-cell>
          <table:table-cell office:value-type="float" office:value="2219.59459459459" calcext:value-type="float">
            <text:p>2220</text:p>
          </table:table-cell>
          <table:table-cell office:value-type="float" office:value="2239.95535714286" calcext:value-type="float">
            <text:p>224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2134.34579439252" calcext:value-type="float">
            <text:p>2134</text:p>
          </table:table-cell>
        </table:table-row>
        <table:table-row table:style-name="ro1">
          <table:table-cell office:value-type="string" calcext:value-type="string">
            <text:p>HOK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732.256638" calcext:value-type="float">
            <text:p>732.26</text:p>
          </table:table-cell>
          <table:table-cell office:value-type="float" office:value="725.0949045" calcext:value-type="float">
            <text:p>725.09</text:p>
          </table:table-cell>
          <table:table-cell office:value-type="float" office:value="10.6516950808649" calcext:value-type="float">
            <text:p>10.652</text:p>
          </table:table-cell>
          <table:table-cell office:value-type="float" office:value="10.8494269638913" calcext:value-type="float">
            <text:p>10.849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10.85528578788" calcext:value-type="float">
            <text:p>10.855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734.69387755102" calcext:value-type="float">
            <text:p>735</text:p>
          </table:table-cell>
          <table:table-cell office:value-type="float" office:value="739.864864864865" calcext:value-type="float">
            <text:p>740</text:p>
          </table:table-cell>
          <table:table-cell table:number-columns-repeated="2" office:value-type="float" office:value="744.96644295302" calcext:value-type="float">
            <text:p>745</text:p>
          </table:table-cell>
          <table:table-cell table:number-columns-repeated="3" office:value-type="float" office:value="713.286713286713" calcext:value-type="float">
            <text:p>713</text:p>
          </table:table-cell>
          <table:table-cell office:value-type="float" office:value="750" calcext:value-type="float">
            <text:p>750</text:p>
          </table:table-cell>
          <table:table-cell office:value-type="float" office:value="707.74647887324" calcext:value-type="float">
            <text:p>708</text:p>
          </table:table-cell>
          <table:table-cell office:value-type="float" office:value="739.864864864865" calcext:value-type="float">
            <text:p>740</text:p>
          </table:table-cell>
        </table:table-row>
        <table:table-row table:style-name="ro1">
          <table:table-cell office:value-type="string" calcext:value-type="string">
            <text:p>ERA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0" calcext:value-type="float">
            <text:p>10</text:p>
          </table:table-cell>
          <table:table-cell office:value-type="float" office:value="2411.56519448" calcext:value-type="float">
            <text:p>2411.57</text:p>
          </table:table-cell>
          <table:table-cell office:value-type="float" office:value="2387.97921882" calcext:value-type="float">
            <text:p>2387.98</text:p>
          </table:table-cell>
          <table:table-cell office:value-type="float" office:value="35.079582466315" calcext:value-type="float">
            <text:p>35.080</text:p>
          </table:table-cell>
          <table:table-cell office:value-type="float" office:value="35.7307794677487" calcext:value-type="float">
            <text:p>35.731</text:p>
          </table:table-cell>
          <table:table-cell office:value-type="float" office:value="-0.9548979" calcext:value-type="float">
            <text:p>-0.955</text:p>
          </table:table-cell>
          <table:table-cell office:value-type="float" office:value="37.1518105090996" calcext:value-type="float">
            <text:p>37.152</text:p>
          </table:table-cell>
          <table:table-cell office:value-type="float" office:value="2470" calcext:value-type="float">
            <text:p>2470</text:p>
          </table:table-cell>
          <table:table-cell office:value-type="float" office:value="2490" calcext:value-type="float">
            <text:p>2490</text:p>
          </table:table-cell>
          <table:table-cell office:value-type="float" office:value="2365.7805907173" calcext:value-type="float">
            <text:p>2366</text:p>
          </table:table-cell>
          <table:table-cell office:value-type="float" office:value="2387.32217573222" calcext:value-type="float">
            <text:p>2387</text:p>
          </table:table-cell>
          <table:table-cell office:value-type="float" office:value="2397.95833333333" calcext:value-type="float">
            <text:p>2398</text:p>
          </table:table-cell>
          <table:table-cell office:value-type="float" office:value="2439.63114754098" calcext:value-type="float">
            <text:p>2440</text:p>
          </table:table-cell>
          <table:table-cell office:value-type="float" office:value="2343.87234042553" calcext:value-type="float">
            <text:p>2344</text:p>
          </table:table-cell>
          <table:table-cell table:number-columns-repeated="2" office:value-type="float" office:value="2397.95833333333" calcext:value-type="float">
            <text:p>2398</text:p>
          </table:table-cell>
          <table:table-cell office:value-type="float" office:value="2530" calcext:value-type="float">
            <text:p>2530</text:p>
          </table:table-cell>
          <table:table-cell office:value-type="float" office:value="2397.95833333333" calcext:value-type="float">
            <text:p>239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WP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179.173593375" calcext:value-type="float">
            <text:p>179.17</text:p>
          </table:table-cell>
          <table:table-cell office:value-type="float" office:value="177.462956475" calcext:value-type="float">
            <text:p>177.46</text:p>
          </table:table-cell>
          <table:table-cell office:value-type="float" office:value="2.36310574149341" calcext:value-type="float">
            <text:p>2.363</text:p>
          </table:table-cell>
          <table:table-cell office:value-type="float" office:value="2.47807461590006" calcext:value-type="float">
            <text:p>2.478</text:p>
          </table:table-cell>
          <table:table-cell office:value-type="float" office:value="-0.9775069" calcext:value-type="float">
            <text:p>-0.978</text:p>
          </table:table-cell>
          <table:table-cell office:value-type="float" office:value="1.27647342759195" calcext:value-type="float">
            <text:p>1.276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4535.65153515" calcext:value-type="float">
            <text:p>4535.65</text:p>
          </table:table-cell>
          <table:table-cell office:value-type="float" office:value="4492.34798391" calcext:value-type="float">
            <text:p>4492.35</text:p>
          </table:table-cell>
          <table:table-cell office:value-type="float" office:value="59.8203339132332" calcext:value-type="float">
            <text:p>59.820</text:p>
          </table:table-cell>
          <table:table-cell office:value-type="float" office:value="62.7306888482129" calcext:value-type="float">
            <text:p>62.731</text:p>
          </table:table-cell>
          <table:table-cell office:value-type="float" office:value="-0.9775069" calcext:value-type="float">
            <text:p>-0.978</text:p>
          </table:table-cell>
          <table:table-cell office:value-type="float" office:value="39.8453847821097" calcext:value-type="float">
            <text:p>39.845</text:p>
          </table:table-cell>
          <table:table-cell office:value-type="float" office:value="4430" calcext:value-type="float">
            <text:p>4430</text:p>
          </table:table-cell>
          <table:table-cell office:value-type="float" office:value="4620" calcext:value-type="float">
            <text:p>4620</text:p>
          </table:table-cell>
          <table:table-cell office:value-type="float" office:value="4348.52873563218" calcext:value-type="float">
            <text:p>4349</text:p>
          </table:table-cell>
          <table:table-cell office:value-type="float" office:value="4590" calcext:value-type="float">
            <text:p>4590</text:p>
          </table:table-cell>
          <table:table-cell office:value-type="float" office:value="4620" calcext:value-type="float">
            <text:p>4620</text:p>
          </table:table-cell>
          <table:table-cell office:value-type="float" office:value="4710" calcext:value-type="float">
            <text:p>4710</text:p>
          </table:table-cell>
          <table:table-cell office:value-type="float" office:value="4490" calcext:value-type="float">
            <text:p>4490</text:p>
          </table:table-cell>
          <table:table-cell office:value-type="float" office:value="4500" calcext:value-type="float">
            <text:p>4500</text:p>
          </table:table-cell>
          <table:table-cell office:value-type="float" office:value="4510" calcext:value-type="float">
            <text:p>4510</text:p>
          </table:table-cell>
          <table:table-cell office:value-type="float" office:value="4680" calcext:value-type="float">
            <text:p>4680</text:p>
          </table:table-cell>
          <table:table-cell table:number-columns-repeated="2"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DOID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563.11700775" calcext:value-type="float">
            <text:p>563.12</text:p>
          </table:table-cell>
          <table:table-cell office:value-type="float" office:value="557.74072035" calcext:value-type="float">
            <text:p>557.74</text:p>
          </table:table-cell>
          <table:table-cell office:value-type="float" office:value="7.4269037589793" calcext:value-type="float">
            <text:p>7.427</text:p>
          </table:table-cell>
          <table:table-cell office:value-type="float" office:value="7.78823450711447" calcext:value-type="float">
            <text:p>7.788</text:p>
          </table:table-cell>
          <table:table-cell office:value-type="float" office:value="-0.9775069" calcext:value-type="float">
            <text:p>-0.978</text:p>
          </table:table-cell>
          <table:table-cell office:value-type="float" office:value="6.13569553738682" calcext:value-type="float">
            <text:p>6.136</text:p>
          </table:table-cell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office:value-type="float" office:value="544.954128440367" calcext:value-type="float">
            <text:p>545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85" calcext:value-type="float">
            <text:p>585</text:p>
          </table:table-cell>
          <table:table-cell office:value-type="float" office:value="560" calcext:value-type="float">
            <text:p>5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BHI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63.47864451" calcext:value-type="float">
            <text:p>63.48</text:p>
          </table:table-cell>
          <table:table-cell office:value-type="float" office:value="62.872590294" calcext:value-type="float">
            <text:p>62.87</text:p>
          </table:table-cell>
          <table:table-cell office:value-type="float" office:value="0.837214605557666" calcext:value-type="float">
            <text:p>0.837</text:p>
          </table:table-cell>
          <table:table-cell office:value-type="float" office:value="0.87794643534745" calcext:value-type="float">
            <text:p>0.878</text:p>
          </table:table-cell>
          <table:table-cell office:value-type="float" office:value="-0.9775069" calcext:value-type="float">
            <text:p>-0.978</text:p>
          </table:table-cell>
          <table:table-cell office:value-type="float" office:value="0.703690606214972" calcext:value-type="float">
            <text:p>0.7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0.9836065573771" calcext:value-type="float">
            <text:p>6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E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1689.35102325" calcext:value-type="float">
            <text:p>1689.35</text:p>
          </table:table-cell>
          <table:table-cell office:value-type="float" office:value="1673.22216105" calcext:value-type="float">
            <text:p>1673.22</text:p>
          </table:table-cell>
          <table:table-cell office:value-type="float" office:value="22.2807112769379" calcext:value-type="float">
            <text:p>22.281</text:p>
          </table:table-cell>
          <table:table-cell office:value-type="float" office:value="23.3647035213434" calcext:value-type="float">
            <text:p>23.365</text:p>
          </table:table-cell>
          <table:table-cell office:value-type="float" office:value="-0.9775069" calcext:value-type="float">
            <text:p>-0.978</text:p>
          </table:table-cell>
          <table:table-cell office:value-type="float" office:value="26.1154517953349" calcext:value-type="float">
            <text:p>26.115</text:p>
          </table:table-cell>
          <table:table-cell office:value-type="float" office:value="1650" calcext:value-type="float">
            <text:p>1650</text:p>
          </table:table-cell>
          <table:table-cell office:value-type="float" office:value="1715" calcext:value-type="float">
            <text:p>1715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1760" calcext:value-type="float">
            <text:p>1760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1750" calcext:value-type="float">
            <text:p>1750</text:p>
          </table:table-cell>
          <table:table-cell office:value-type="float" office:value="1680" calcext:value-type="float">
            <text:p>1680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650.144181675" calcext:value-type="float">
            <text:p>650.14</text:p>
          </table:table-cell>
          <table:table-cell office:value-type="float" office:value="643.937013495" calcext:value-type="float">
            <text:p>643.94</text:p>
          </table:table-cell>
          <table:table-cell office:value-type="float" office:value="8.5746979762761" calcext:value-type="float">
            <text:p>8.575</text:p>
          </table:table-cell>
          <table:table-cell office:value-type="float" office:value="8.99187074912307" calcext:value-type="float">
            <text:p>8.992</text:p>
          </table:table-cell>
          <table:table-cell office:value-type="float" office:value="-0.9775069" calcext:value-type="float">
            <text:p>-0.978</text:p>
          </table:table-cell>
          <table:table-cell office:value-type="float" office:value="12.1763597255164" calcext:value-type="float">
            <text:p>12.176</text:p>
          </table:table-cell>
          <table:table-cell office:value-type="float" office:value="635" calcext:value-type="float">
            <text:p>635</text:p>
          </table:table-cell>
          <table:table-cell office:value-type="float" office:value="680" calcext:value-type="float">
            <text:p>680</text:p>
          </table:table-cell>
          <table:table-cell office:value-type="float" office:value="629.960317460318" calcext:value-type="float">
            <text:p>630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95" calcext:value-type="float">
            <text:p>695</text:p>
          </table:table-cell>
          <table:table-cell office:value-type="float" office:value="629.960317460318" calcext:value-type="float">
            <text:p>63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MGR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9" calcext:value-type="float">
            <text:p>9</text:p>
          </table:table-cell>
          <table:table-cell office:value-type="float" office:value="906.106457925" calcext:value-type="float">
            <text:p>906.11</text:p>
          </table:table-cell>
          <table:table-cell office:value-type="float" office:value="897.455522745" calcext:value-type="float">
            <text:p>897.46</text:p>
          </table:table-cell>
          <table:table-cell office:value-type="float" office:value="11.9505633212667" calcext:value-type="float">
            <text:p>11.951</text:p>
          </table:table-cell>
          <table:table-cell office:value-type="float" office:value="12.531977343266" calcext:value-type="float">
            <text:p>12.532</text:p>
          </table:table-cell>
          <table:table-cell office:value-type="float" office:value="-0.9775069" calcext:value-type="float">
            <text:p>-0.978</text:p>
          </table:table-cell>
          <table:table-cell office:value-type="float" office:value="19.1456415030495" calcext:value-type="float">
            <text:p>19.146</text:p>
          </table:table-cell>
          <table:table-cell office:value-type="float" office:value="885" calcext:value-type="float">
            <text:p>885</text:p>
          </table:table-cell>
          <table:table-cell office:value-type="float" office:value="935" calcext:value-type="float">
            <text:p>935</text:p>
          </table:table-cell>
          <table:table-cell office:value-type="float" office:value="864.537572254335" calcext:value-type="float">
            <text:p>865</text:p>
          </table:table-cell>
          <table:table-cell office:value-type="float" office:value="935" calcext:value-type="float">
            <text:p>935</text:p>
          </table:table-cell>
          <table:table-cell office:value-type="float" office:value="940" calcext:value-type="float">
            <text:p>940</text:p>
          </table:table-cell>
          <table:table-cell office:value-type="float" office:value="980" calcext:value-type="float">
            <text:p>980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960" calcext:value-type="float">
            <text:p>960</text:p>
          </table:table-cell>
          <table:table-cell office:value-type="float" office:value="879.971590909091" calcext:value-type="float">
            <text:p>88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BGTG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90.9401434" calcext:value-type="float">
            <text:p>90.94</text:p>
          </table:table-cell>
          <table:table-cell office:value-type="float" office:value="89.5071675" calcext:value-type="float">
            <text:p>89.51</text:p>
          </table:table-cell>
          <table:table-cell office:value-type="float" office:value="0.948218683798174" calcext:value-type="float">
            <text:p>0.948</text:p>
          </table:table-cell>
          <table:table-cell office:value-type="float" office:value="0.998251092437931" calcext:value-type="float">
            <text:p>0.998</text:p>
          </table:table-cell>
          <table:table-cell office:value-type="float" office:value="-1.6858541" calcext:value-type="float">
            <text:p>-1.686</text:p>
          </table:table-cell>
          <table:table-cell office:value-type="float" office:value="3.27933755363649" calcext:value-type="float">
            <text:p>3.279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SAT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6" calcext:value-type="float">
            <text:p>6</text:p>
          </table:table-cell>
          <table:table-cell office:value-type="float" office:value="1968.5866336" calcext:value-type="float">
            <text:p>1968.59</text:p>
          </table:table-cell>
          <table:table-cell office:value-type="float" office:value="1937.56692" calcext:value-type="float">
            <text:p>1937.57</text:p>
          </table:table-cell>
          <table:table-cell office:value-type="float" office:value="20.5261456257487" calcext:value-type="float">
            <text:p>20.526</text:p>
          </table:table-cell>
          <table:table-cell office:value-type="float" office:value="21.6092001186564" calcext:value-type="float">
            <text:p>21.609</text:p>
          </table:table-cell>
          <table:table-cell office:value-type="float" office:value="-1.6858541" calcext:value-type="float">
            <text:p>-1.686</text:p>
          </table:table-cell>
          <table:table-cell office:value-type="float" office:value="81.8852440118334" calcext:value-type="float">
            <text:p>81.885</text:p>
          </table:table-cell>
          <table:table-cell office:value-type="float" office:value="1840" calcext:value-type="float">
            <text:p>1840</text:p>
          </table:table-cell>
          <table:table-cell office:value-type="float" office:value="2250" calcext:value-type="float">
            <text:p>2250</text:p>
          </table:table-cell>
          <table:table-cell office:value-type="float" office:value="1834.9863760218" calcext:value-type="float">
            <text:p>1835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890" calcext:value-type="float">
            <text:p>1890</text:p>
          </table:table-cell>
          <table:table-cell office:value-type="float" office:value="1945" calcext:value-type="float">
            <text:p>1945</text:p>
          </table:table-cell>
          <table:table-cell office:value-type="float" office:value="1950" calcext:value-type="float">
            <text:p>1950</text:p>
          </table:table-cell>
          <table:table-cell office:value-type="float" office:value="2010" calcext:value-type="float">
            <text:p>2010</text:p>
          </table:table-cell>
          <table:table-cell office:value-type="float" office:value="1945" calcext:value-type="float">
            <text:p>194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PG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2310.44574288" calcext:value-type="float">
            <text:p>2310.45</text:p>
          </table:table-cell>
          <table:table-cell office:value-type="float" office:value="2263.68837632" calcext:value-type="float">
            <text:p>2263.69</text:p>
          </table:table-cell>
          <table:table-cell office:value-type="float" office:value="42.9611899910919" calcext:value-type="float">
            <text:p>42.961</text:p>
          </table:table-cell>
          <table:table-cell office:value-type="float" office:value="43.1582708681505" calcext:value-type="float">
            <text:p>43.158</text:p>
          </table:table-cell>
          <table:table-cell office:value-type="float" office:value="-2.0418062" calcext:value-type="float">
            <text:p>-2.042</text:p>
          </table:table-cell>
          <table:table-cell office:value-type="float" office:value="14.9356749435215" calcext:value-type="float">
            <text:p>14.936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2238.88392857143" calcext:value-type="float">
            <text:p>2239</text:p>
          </table:table-cell>
          <table:table-cell office:value-type="float" office:value="2259.6017699115" calcext:value-type="float">
            <text:p>2260</text:p>
          </table:table-cell>
          <table:table-cell office:value-type="float" office:value="2279.95614035088" calcext:value-type="float">
            <text:p>2280</text:p>
          </table:table-cell>
          <table:table-cell office:value-type="float" office:value="2330" calcext:value-type="float">
            <text:p>2330</text:p>
          </table:table-cell>
          <table:table-cell office:value-type="float" office:value="2249.28888888889" calcext:value-type="float">
            <text:p>2249</text:p>
          </table:table-cell>
          <table:table-cell office:value-type="float" office:value="2290" calcext:value-type="float">
            <text:p>2290</text:p>
          </table:table-cell>
          <table:table-cell office:value-type="float" office:value="2310" calcext:value-type="float">
            <text:p>2310</text:p>
          </table:table-cell>
          <table:table-cell office:value-type="float" office:value="2330" calcext:value-type="float">
            <text:p>2330</text:p>
          </table:table-cell>
          <table:table-cell office:value-type="float" office:value="2279.95614035088" calcext:value-type="float">
            <text:p>228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IND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7440.846006" calcext:value-type="float">
            <text:p>7440.85</text:p>
          </table:table-cell>
          <table:table-cell office:value-type="float" office:value="7290.262784" calcext:value-type="float">
            <text:p>7290.26</text:p>
          </table:table-cell>
          <table:table-cell office:value-type="float" office:value="138.357544185285" calcext:value-type="float">
            <text:p>138.358</text:p>
          </table:table-cell>
          <table:table-cell office:value-type="float" office:value="138.992247883236" calcext:value-type="float">
            <text:p>138.992</text:p>
          </table:table-cell>
          <table:table-cell office:value-type="float" office:value="-2.0418062" calcext:value-type="float">
            <text:p>-2.042</text:p>
          </table:table-cell>
          <table:table-cell office:value-type="float" office:value="66.7124750299658" calcext:value-type="float">
            <text:p>66.712</text:p>
          </table:table-cell>
          <table:table-cell office:value-type="float" office:value="7375" calcext:value-type="float">
            <text:p>7375</text:p>
          </table:table-cell>
          <table:table-cell office:value-type="float" office:value="7400" calcext:value-type="float">
            <text:p>7400</text:p>
          </table:table-cell>
          <table:table-cell office:value-type="float" office:value="7273.62542955327" calcext:value-type="float">
            <text:p>7274</text:p>
          </table:table-cell>
          <table:table-cell office:value-type="float" office:value="7324.65870307167" calcext:value-type="float">
            <text:p>7325</text:p>
          </table:table-cell>
          <table:table-cell office:value-type="float" office:value="7273.62542955327" calcext:value-type="float">
            <text:p>7274</text:p>
          </table:table-cell>
          <table:table-cell office:value-type="float" office:value="7450" calcext:value-type="float">
            <text:p>7450</text:p>
          </table:table-cell>
          <table:table-cell office:value-type="float" office:value="7195.74652777778" calcext:value-type="float">
            <text:p>7196</text:p>
          </table:table-cell>
          <table:table-cell office:value-type="float" office:value="7450" calcext:value-type="float">
            <text:p>7450</text:p>
          </table:table-cell>
          <table:table-cell office:value-type="float" office:value="7475" calcext:value-type="float">
            <text:p>7475</text:p>
          </table:table-cell>
          <table:table-cell office:value-type="float" office:value="7500" calcext:value-type="float">
            <text:p>7500</text:p>
          </table:table-cell>
          <table:table-cell office:value-type="float" office:value="7375" calcext:value-type="float">
            <text:p>7375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KLB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1599.15131112" calcext:value-type="float">
            <text:p>1599.15</text:p>
          </table:table-cell>
          <table:table-cell office:value-type="float" office:value="1566.78867968" calcext:value-type="float">
            <text:p>1566.79</text:p>
          </table:table-cell>
          <table:table-cell office:value-type="float" office:value="29.7351467842274" calcext:value-type="float">
            <text:p>29.735</text:p>
          </table:table-cell>
          <table:table-cell office:value-type="float" office:value="29.8715542908378" calcext:value-type="float">
            <text:p>29.872</text:p>
          </table:table-cell>
          <table:table-cell office:value-type="float" office:value="-2.0418062" calcext:value-type="float">
            <text:p>-2.042</text:p>
          </table:table-cell>
          <table:table-cell office:value-type="float" office:value="15.9129624865255" calcext:value-type="float">
            <text:p>15.913</text:p>
          </table:table-cell>
          <table:table-cell office:value-type="float" office:value="1585" calcext:value-type="float">
            <text:p>1585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1538.68506493507" calcext:value-type="float">
            <text:p>1539</text:p>
          </table:table-cell>
          <table:table-cell office:value-type="float" office:value="1549.20967741936" calcext:value-type="float">
            <text:p>1549</text:p>
          </table:table-cell>
          <table:table-cell office:value-type="float" office:value="1600" calcext:value-type="float">
            <text:p>1600</text:p>
          </table:table-cell>
          <table:table-cell office:value-type="float" office:value="1543.9644012945" calcext:value-type="float">
            <text:p>1544</text:p>
          </table:table-cell>
          <table:table-cell office:value-type="float" office:value="1600" calcext:value-type="float">
            <text:p>1600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float" office:value="1559.59935897436" calcext:value-type="float">
            <text:p>156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UNV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8" calcext:value-type="float">
            <text:p>18</text:p>
          </table:table-cell>
          <table:table-cell office:value-type="float" office:value="47797.976886" calcext:value-type="float">
            <text:p>47797.98</text:p>
          </table:table-cell>
          <table:table-cell office:value-type="float" office:value="46830.671104" calcext:value-type="float">
            <text:p>46830.67</text:p>
          </table:table-cell>
          <table:table-cell office:value-type="float" office:value="888.771343156323" calcext:value-type="float">
            <text:p>888.771</text:p>
          </table:table-cell>
          <table:table-cell office:value-type="float" office:value="892.848507588922" calcext:value-type="float">
            <text:p>892.849</text:p>
          </table:table-cell>
          <table:table-cell office:value-type="float" office:value="-2.0418062" calcext:value-type="float">
            <text:p>-2.042</text:p>
          </table:table-cell>
          <table:table-cell office:value-type="float" office:value="537.317046821013" calcext:value-type="float">
            <text:p>537.317</text:p>
          </table:table-cell>
          <table:table-cell office:value-type="float" office:value="47375" calcext:value-type="float">
            <text:p>47375</text:p>
          </table:table-cell>
          <table:table-cell office:value-type="float" office:value="48000" calcext:value-type="float">
            <text:p>48000</text:p>
          </table:table-cell>
          <table:table-cell table:number-columns-repeated="2" office:value-type="float" office:value="45958.8994565217" calcext:value-type="float">
            <text:p>45959</text:p>
          </table:table-cell>
          <table:table-cell office:value-type="float" office:value="46379.5123922414" calcext:value-type="float">
            <text:p>46380</text:p>
          </table:table-cell>
          <table:table-cell office:value-type="float" office:value="48325" calcext:value-type="float">
            <text:p>48325</text:p>
          </table:table-cell>
          <table:table-cell office:value-type="float" office:value="46248.8519719071" calcext:value-type="float">
            <text:p>46249</text:p>
          </table:table-cell>
          <table:table-cell office:value-type="float" office:value="48325" calcext:value-type="float">
            <text:p>48325</text:p>
          </table:table-cell>
          <table:table-cell office:value-type="float" office:value="48300" calcext:value-type="float">
            <text:p>48300</text:p>
          </table:table-cell>
          <table:table-cell office:value-type="float" office:value="48450" calcext:value-type="float">
            <text:p>48450</text:p>
          </table:table-cell>
          <table:table-cell office:value-type="float" office:value="47199.3511652542" calcext:value-type="float">
            <text:p>47199</text:p>
          </table:table-cell>
          <table:table-cell office:value-type="float" office:value="48450" calcext:value-type="float">
            <text:p>48450</text:p>
          </table:table-cell>
        </table:table-row>
        <table:table-row table:style-name="ro1">
          <table:table-cell office:value-type="string" calcext:value-type="string">
            <text:p>SMGR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11575.132245" calcext:value-type="float">
            <text:p>11575.13</text:p>
          </table:table-cell>
          <table:table-cell office:value-type="float" office:value="11336.10665175" calcext:value-type="float">
            <text:p>11336.11</text:p>
          </table:table-cell>
          <table:table-cell office:value-type="float" office:value="193.802195486294" calcext:value-type="float">
            <text:p>193.802</text:p>
          </table:table-cell>
          <table:table-cell office:value-type="float" office:value="197.755992161009" calcext:value-type="float">
            <text:p>197.756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107.768902883649" calcext:value-type="float">
            <text:p>107.769</text:p>
          </table:table-cell>
          <table:table-cell office:value-type="float" office:value="11250" calcext:value-type="float">
            <text:p>11250</text:p>
          </table:table-cell>
          <table:table-cell office:value-type="float" office:value="11450" calcext:value-type="float">
            <text:p>11450</text:p>
          </table:table-cell>
          <table:table-cell office:value-type="float" office:value="11046.3800904977" calcext:value-type="float">
            <text:p>11046</text:p>
          </table:table-cell>
          <table:table-cell office:value-type="float" office:value="11199.7767857143" calcext:value-type="float">
            <text:p>11200</text:p>
          </table:table-cell>
          <table:table-cell office:value-type="float" office:value="11300" calcext:value-type="float">
            <text:p>11300</text:p>
          </table:table-cell>
          <table:table-cell office:value-type="float" office:value="11925" calcext:value-type="float">
            <text:p>11925</text:p>
          </table:table-cell>
          <table:table-cell office:value-type="float" office:value="11275" calcext:value-type="float">
            <text:p>11275</text:p>
          </table:table-cell>
          <table:table-cell office:value-type="float" office:value="11925" calcext:value-type="float">
            <text:p>11925</text:p>
          </table:table-cell>
          <table:table-cell office:value-type="float" office:value="11750" calcext:value-type="float">
            <text:p>11750</text:p>
          </table:table-cell>
          <table:table-cell office:value-type="float" office:value="11850" calcext:value-type="float">
            <text:p>11850</text:p>
          </table:table-cell>
          <table:table-cell office:value-type="float" office:value="11500" calcext:value-type="float">
            <text:p>11500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string" calcext:value-type="string">
            <text:p>MTD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817.97601198" calcext:value-type="float">
            <text:p>817.98</text:p>
          </table:table-cell>
          <table:table-cell office:value-type="float" office:value="801.084870057" calcext:value-type="float">
            <text:p>801.08</text:p>
          </table:table-cell>
          <table:table-cell office:value-type="float" office:value="13.6953551476981" calcext:value-type="float">
            <text:p>13.695</text:p>
          </table:table-cell>
          <table:table-cell office:value-type="float" office:value="13.974756779378" calcext:value-type="float">
            <text:p>13.975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8.21031501138944" calcext:value-type="float">
            <text:p>8.210</text:p>
          </table:table-cell>
          <table:table-cell office:value-type="float" office:value="795" calcext:value-type="float">
            <text:p>795</text:p>
          </table:table-cell>
          <table:table-cell office:value-type="float" office:value="800" calcext:value-type="float">
            <text:p>800</text:p>
          </table:table-cell>
          <table:table-cell office:value-type="float" office:value="779.711538461539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office:value-type="float" office:value="805" calcext:value-type="float">
            <text:p>805</text:p>
          </table:table-cell>
          <table:table-cell office:value-type="float" office:value="850" calcext:value-type="float">
            <text:p>850</text:p>
          </table:table-cell>
          <table:table-cell office:value-type="float" office:value="805" calcext:value-type="float">
            <text:p>805</text:p>
          </table:table-cell>
          <table:table-cell office:value-type="float" office:value="815" calcext:value-type="float">
            <text:p>815</text:p>
          </table:table-cell>
          <table:table-cell office:value-type="float" office:value="820" calcext:value-type="float">
            <text:p>820</text:p>
          </table:table-cell>
          <table:table-cell office:value-type="float" office:value="840" calcext:value-type="float">
            <text:p>840</text:p>
          </table:table-cell>
          <table:table-cell office:value-type="float" office:value="815" calcext:value-type="float">
            <text:p>81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BSDE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1440.4609016" calcext:value-type="float">
            <text:p>1440.46</text:p>
          </table:table-cell>
          <table:table-cell office:value-type="float" office:value="1410.71549444" calcext:value-type="float">
            <text:p>1410.72</text:p>
          </table:table-cell>
          <table:table-cell office:value-type="float" office:value="24.1176065494055" calcext:value-type="float">
            <text:p>24.118</text:p>
          </table:table-cell>
          <table:table-cell office:value-type="float" office:value="24.6096345800367" calcext:value-type="float">
            <text:p>24.610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14.8087375476735" calcext:value-type="float">
            <text:p>14.809</text:p>
          </table:table-cell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office:value-type="float" office:value="1369.34306569343" calcext:value-type="float">
            <text:p>1369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60" calcext:value-type="float">
            <text:p>1460</text:p>
          </table:table-cell>
          <table:table-cell office:value-type="float" office:value="1384.83754512635" calcext:value-type="float">
            <text:p>1385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1480" calcext:value-type="float">
            <text:p>1480</text:p>
          </table:table-cell>
          <table:table-cell office:value-type="float" office:value="1420" calcext:value-type="float">
            <text:p>142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GJTL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694.5079347" calcext:value-type="float">
            <text:p>694.51</text:p>
          </table:table-cell>
          <table:table-cell office:value-type="float" office:value="680.166399105" calcext:value-type="float">
            <text:p>680.17</text:p>
          </table:table-cell>
          <table:table-cell office:value-type="float" office:value="11.6281317291777" calcext:value-type="float">
            <text:p>11.628</text:p>
          </table:table-cell>
          <table:table-cell office:value-type="float" office:value="11.8653595296606" calcext:value-type="float">
            <text:p>11.865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7.37497107404941" calcext:value-type="float">
            <text:p>7.375</text:p>
          </table:table-cell>
          <table:table-cell office:value-type="float" office:value="675" calcext:value-type="float">
            <text:p>675</text:p>
          </table:table-cell>
          <table:table-cell office:value-type="float" office:value="710" calcext:value-type="float">
            <text:p>710</text:p>
          </table:table-cell>
          <table:table-cell office:value-type="float" office:value="669.962686567164" calcext:value-type="float">
            <text:p>670</text:p>
          </table:table-cell>
          <table:table-cell office:value-type="float" office:value="675" calcext:value-type="float">
            <text:p>675</text:p>
          </table:table-cell>
          <table:table-cell office:value-type="float" office:value="685" calcext:value-type="float">
            <text:p>685</text:p>
          </table:table-cell>
          <table:table-cell office:value-type="float" office:value="725" calcext:value-type="float">
            <text:p>72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1707.97506904" calcext:value-type="float">
            <text:p>1707.98</text:p>
          </table:table-cell>
          <table:table-cell office:value-type="float" office:value="1672.705514836" calcext:value-type="float">
            <text:p>1672.71</text:p>
          </table:table-cell>
          <table:table-cell office:value-type="float" office:value="28.5965906228665" calcext:value-type="float">
            <text:p>28.597</text:p>
          </table:table-cell>
          <table:table-cell office:value-type="float" office:value="29.1799952877578" calcext:value-type="float">
            <text:p>29.180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18.9280159219837" calcext:value-type="float">
            <text:p>18.928</text:p>
          </table:table-cell>
          <table:table-cell office:value-type="float" office:value="1660" calcext:value-type="float">
            <text:p>1660</text:p>
          </table:table-cell>
          <table:table-cell office:value-type="float" office:value="1705" calcext:value-type="float">
            <text:p>1705</text:p>
          </table:table-cell>
          <table:table-cell office:value-type="float" office:value="1660" calcext:value-type="float">
            <text:p>1660</text:p>
          </table:table-cell>
          <table:table-cell office:value-type="float" office:value="1675" calcext:value-type="float">
            <text:p>1675</text:p>
          </table:table-cell>
          <table:table-cell office:value-type="float" office:value="1680" calcext:value-type="float">
            <text:p>1680</text:p>
          </table:table-cell>
          <table:table-cell office:value-type="float" office:value="1740" calcext:value-type="float">
            <text:p>1740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INC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3395.3721252" calcext:value-type="float">
            <text:p>3395.37</text:p>
          </table:table-cell>
          <table:table-cell office:value-type="float" office:value="3325.25795118" calcext:value-type="float">
            <text:p>3325.26</text:p>
          </table:table-cell>
          <table:table-cell office:value-type="float" office:value="56.848644009313" calcext:value-type="float">
            <text:p>56.849</text:p>
          </table:table-cell>
          <table:table-cell office:value-type="float" office:value="58.0084243672294" calcext:value-type="float">
            <text:p>58.008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40.5886084294652" calcext:value-type="float">
            <text:p>40.589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 office:value-type="float" office:value="3249.23076923077" calcext:value-type="float">
            <text:p>3249</text:p>
          </table:table-cell>
          <table:table-cell table:number-columns-repeated="2" office:value-type="float" office:value="3269.7247706422" calcext:value-type="float">
            <text:p>3270</text:p>
          </table:table-cell>
          <table:table-cell office:value-type="float" office:value="3460" calcext:value-type="float">
            <text:p>3460</text:p>
          </table:table-cell>
          <table:table-cell office:value-type="float" office:value="3269.7247706422" calcext:value-type="float">
            <text:p>3270</text:p>
          </table:table-cell>
          <table:table-cell office:value-type="float" office:value="3440" calcext:value-type="float">
            <text:p>3440</text:p>
          </table:table-cell>
          <table:table-cell office:value-type="float" office:value="3470" calcext:value-type="float">
            <text:p>3470</text:p>
          </table:table-cell>
          <table:table-cell office:value-type="float" office:value="3490" calcext:value-type="float">
            <text:p>3490</text:p>
          </table:table-cell>
          <table:table-cell office:value-type="float" office:value="3370" calcext:value-type="float">
            <text:p>337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SCM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1908.61069462" calcext:value-type="float">
            <text:p>1908.61</text:p>
          </table:table-cell>
          <table:table-cell office:value-type="float" office:value="1869.198030133" calcext:value-type="float">
            <text:p>1869.20</text:p>
          </table:table-cell>
          <table:table-cell office:value-type="float" office:value="31.9558286779623" calcext:value-type="float">
            <text:p>31.956</text:p>
          </table:table-cell>
          <table:table-cell office:value-type="float" office:value="32.6077658185486" calcext:value-type="float">
            <text:p>32.608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23.4560783291619" calcext:value-type="float">
            <text:p>23.456</text:p>
          </table:table-cell>
          <table:table-cell office:value-type="float" office:value="1855" calcext:value-type="float">
            <text:p>1855</text:p>
          </table:table-cell>
          <table:table-cell office:value-type="float" office:value="1870" calcext:value-type="float">
            <text:p>1870</text:p>
          </table:table-cell>
          <table:table-cell office:value-type="float" office:value="1834.78201634877" calcext:value-type="float">
            <text:p>1835</text:p>
          </table:table-cell>
          <table:table-cell office:value-type="float" office:value="1844.94579945799" calcext:value-type="float">
            <text:p>1845</text:p>
          </table:table-cell>
          <table:table-cell office:value-type="float" office:value="1860" calcext:value-type="float">
            <text:p>1860</text:p>
          </table:table-cell>
          <table:table-cell office:value-type="float" office:value="1950" calcext:value-type="float">
            <text:p>1950</text:p>
          </table:table-cell>
          <table:table-cell office:value-type="float" office:value="1849.98648648649" calcext:value-type="float">
            <text:p>1850</text:p>
          </table:table-cell>
          <table:table-cell office:value-type="float" office:value="1950" calcext:value-type="float">
            <text:p>1950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925" calcext:value-type="float">
            <text:p>192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ASR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341.595013808" calcext:value-type="float">
            <text:p>341.60</text:p>
          </table:table-cell>
          <table:table-cell office:value-type="float" office:value="334.5411029672" calcext:value-type="float">
            <text:p>334.54</text:p>
          </table:table-cell>
          <table:table-cell office:value-type="float" office:value="5.7193181245733" calcext:value-type="float">
            <text:p>5.719</text:p>
          </table:table-cell>
          <table:table-cell office:value-type="float" office:value="5.83599905755157" calcext:value-type="float">
            <text:p>5.836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4.31835346580582" calcext:value-type="float">
            <text:p>4.318</text:p>
          </table:table-cell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RAL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1553.63997244" calcext:value-type="float">
            <text:p>1553.64</text:p>
          </table:table-cell>
          <table:table-cell office:value-type="float" office:value="1521.557426146" calcext:value-type="float">
            <text:p>1521.56</text:p>
          </table:table-cell>
          <table:table-cell office:value-type="float" office:value="26.0125613497159" calcext:value-type="float">
            <text:p>26.013</text:p>
          </table:table-cell>
          <table:table-cell office:value-type="float" office:value="26.543248725611" calcext:value-type="float">
            <text:p>26.543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21.287262072" calcext:value-type="float">
            <text:p>21.287</text:p>
          </table:table-cell>
          <table:table-cell office:value-type="float" office:value="1510" calcext:value-type="float">
            <text:p>1510</text:p>
          </table:table-cell>
          <table:table-cell office:value-type="float" office:value="1525" calcext:value-type="float">
            <text:p>1525</text:p>
          </table:table-cell>
          <table:table-cell office:value-type="float" office:value="1484.57912457912" calcext:value-type="float">
            <text:p>1485</text:p>
          </table:table-cell>
          <table:table-cell table:number-columns-repeated="2" office:value-type="float" office:value="1504.98338870432" calcext:value-type="float">
            <text:p>1505</text:p>
          </table:table-cell>
          <table:table-cell office:value-type="float" office:value="1605" calcext:value-type="float">
            <text:p>1605</text:p>
          </table:table-cell>
          <table:table-cell office:value-type="float" office:value="1504.98338870432" calcext:value-type="float">
            <text:p>1505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LPPF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5967.6237352" calcext:value-type="float">
            <text:p>5967.62</text:p>
          </table:table-cell>
          <table:table-cell office:value-type="float" office:value="5844.39276268" calcext:value-type="float">
            <text:p>5844.39</text:p>
          </table:table-cell>
          <table:table-cell office:value-type="float" office:value="99.9157985618228" calcext:value-type="float">
            <text:p>99.916</text:p>
          </table:table-cell>
          <table:table-cell office:value-type="float" office:value="101.954200403009" calcext:value-type="float">
            <text:p>101.954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133.629103030498" calcext:value-type="float">
            <text:p>133.629</text:p>
          </table:table-cell>
          <table:table-cell office:value-type="float" office:value="5800" calcext:value-type="float">
            <text:p>5800</text:p>
          </table:table-cell>
          <table:table-cell office:value-type="float" office:value="5825" calcext:value-type="float">
            <text:p>5825</text:p>
          </table:table-cell>
          <table:table-cell office:value-type="float" office:value="5672.24669603524" calcext:value-type="float">
            <text:p>5672</text:p>
          </table:table-cell>
          <table:table-cell office:value-type="float" office:value="5749.5652173913" calcext:value-type="float">
            <text:p>5750</text:p>
          </table:table-cell>
          <table:table-cell office:value-type="float" office:value="5619.55555555556" calcext:value-type="float">
            <text:p>5620</text:p>
          </table:table-cell>
          <table:table-cell office:value-type="float" office:value="6250" calcext:value-type="float">
            <text:p>6250</text:p>
          </table:table-cell>
          <table:table-cell office:value-type="float" office:value="5619.55555555556" calcext:value-type="float">
            <text:p>5620</text:p>
          </table:table-cell>
          <table:table-cell table:number-columns-repeated="2" office:value-type="float" office:value="6150" calcext:value-type="float">
            <text:p>6150</text:p>
          </table:table-cell>
          <table:table-cell office:value-type="float" office:value="6275" calcext:value-type="float">
            <text:p>6275</text:p>
          </table:table-cell>
          <table:table-cell table:number-columns-repeated="2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ZCO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51.4450322" calcext:value-type="float">
            <text:p>51.45</text:p>
          </table:table-cell>
          <table:table-cell office:value-type="float" office:value="50.38269623" calcext:value-type="float">
            <text:p>50.38</text:p>
          </table:table-cell>
          <table:table-cell office:value-type="float" office:value="0.861343091050196" calcext:value-type="float">
            <text:p>0.861</text:p>
          </table:table-cell>
          <table:table-cell office:value-type="float" office:value="0.878915520715597" calcext:value-type="float">
            <text:p>0.879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1.18399387554244" calcext:value-type="float">
            <text:p>1.18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MFI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5" calcext:value-type="float">
            <text:p>15</text:p>
          </table:table-cell>
          <table:table-cell office:value-type="float" office:value="236.64714812" calcext:value-type="float">
            <text:p>236.65</text:p>
          </table:table-cell>
          <table:table-cell office:value-type="float" office:value="231.760402658" calcext:value-type="float">
            <text:p>231.76</text:p>
          </table:table-cell>
          <table:table-cell office:value-type="float" office:value="3.9621782188309" calcext:value-type="float">
            <text:p>3.962</text:p>
          </table:table-cell>
          <table:table-cell office:value-type="float" office:value="4.04301139529175" calcext:value-type="float">
            <text:p>4.043</text:p>
          </table:table-cell>
          <table:table-cell office:value-type="float" office:value="-2.124672" calcext:value-type="float">
            <text:p>-2.125</text:p>
          </table:table-cell>
          <table:table-cell office:value-type="float" office:value="5.58845528382937" calcext:value-type="float">
            <text:p>5.588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23.839285714286" calcext:value-type="float">
            <text:p>224</text:p>
          </table:table-cell>
          <table:table-cell office:value-type="float" office:value="225.929203539823" calcext:value-type="float">
            <text:p>226</text:p>
          </table:table-cell>
          <table:table-cell office:value-type="float" office:value="248" calcext:value-type="float">
            <text:p>248</text:p>
          </table:table-cell>
          <table:table-cell office:value-type="float" office:value="225.929203539823" calcext:value-type="float">
            <text:p>22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JT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3" calcext:value-type="float">
            <text:p>3</text:p>
          </table:table-cell>
          <table:table-cell office:value-type="float" office:value="700.711241945" calcext:value-type="float">
            <text:p>700.71</text:p>
          </table:table-cell>
          <table:table-cell office:value-type="float" office:value="679.0726514" calcext:value-type="float">
            <text:p>679.07</text:p>
          </table:table-cell>
          <table:table-cell office:value-type="float" office:value="6.14381894982095" calcext:value-type="float">
            <text:p>6.144</text:p>
          </table:table-cell>
          <table:table-cell office:value-type="float" office:value="6.97388582903425" calcext:value-type="float">
            <text:p>6.974</text:p>
          </table:table-cell>
          <table:table-cell office:value-type="float" office:value="-3.0263765" calcext:value-type="float">
            <text:p>-3.026</text:p>
          </table:table-cell>
          <table:table-cell office:value-type="float" office:value="4.47387320384336" calcext:value-type="float">
            <text:p>4.474</text:p>
          </table:table-cell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office:value-type="float" office:value="704.858156028369" calcext:value-type="float">
            <text:p>705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25" calcext:value-type="float">
            <text:p>725</text:p>
          </table:table-cell>
          <table:table-cell office:value-type="float" office:value="704.858156028369" calcext:value-type="float">
            <text:p>705</text:p>
          </table:table-cell>
          <table:table-cell office:value-type="float" office:value="709.964788732394" calcext:value-type="float">
            <text:p>710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4.858156028369" calcext:value-type="float">
            <text:p>705</text:p>
          </table:table-cell>
          <table:table-cell office:value-type="float" office:value="709.964788732394" calcext:value-type="float">
            <text:p>710</text:p>
          </table:table-cell>
        </table:table-row>
        <table:table-row table:style-name="ro1">
          <table:table-cell office:value-type="string" calcext:value-type="string">
            <text:p>TBL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3" calcext:value-type="float">
            <text:p>3</text:p>
          </table:table-cell>
          <table:table-cell office:value-type="float" office:value="877.114072085" calcext:value-type="float">
            <text:p>877.11</text:p>
          </table:table-cell>
          <table:table-cell office:value-type="float" office:value="850.0280042" calcext:value-type="float">
            <text:p>850.03</text:p>
          </table:table-cell>
          <table:table-cell office:value-type="float" office:value="7.69051462949615" calcext:value-type="float">
            <text:p>7.691</text:p>
          </table:table-cell>
          <table:table-cell office:value-type="float" office:value="8.72954939438553" calcext:value-type="float">
            <text:p>8.730</text:p>
          </table:table-cell>
          <table:table-cell office:value-type="float" office:value="-3.0263765" calcext:value-type="float">
            <text:p>-3.026</text:p>
          </table:table-cell>
          <table:table-cell office:value-type="float" office:value="5.69845113816027" calcext:value-type="float">
            <text:p>5.698</text:p>
          </table:table-cell>
          <table:table-cell office:value-type="float" office:value="895" calcext:value-type="float">
            <text:p>895</text:p>
          </table:table-cell>
          <table:table-cell office:value-type="float" office:value="925" calcext:value-type="float">
            <text:p>925</text:p>
          </table:table-cell>
          <table:table-cell office:value-type="float" office:value="889.971910112359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915" calcext:value-type="float">
            <text:p>915</text:p>
          </table:table-cell>
          <table:table-cell office:value-type="float" office:value="884.887005649718" calcext:value-type="float">
            <text:p>885</text:p>
          </table:table-cell>
          <table:table-cell table:number-columns-repeated="2" office:value-type="float" office:value="895" calcext:value-type="float">
            <text:p>895</text:p>
          </table:table-cell>
          <table:table-cell office:value-type="float" office:value="910" calcext:value-type="float">
            <text:p>910</text:p>
          </table:table-cell>
          <table:table-cell office:value-type="float" office:value="889.971910112359" calcext:value-type="float">
            <text:p>89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HRUM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3" calcext:value-type="float">
            <text:p>3</text:p>
          </table:table-cell>
          <table:table-cell office:value-type="float" office:value="1685.62704356" calcext:value-type="float">
            <text:p>1685.63</text:p>
          </table:table-cell>
          <table:table-cell office:value-type="float" office:value="1633.5733712" calcext:value-type="float">
            <text:p>1633.57</text:p>
          </table:table-cell>
          <table:table-cell office:value-type="float" office:value="14.7795364946742" calcext:value-type="float">
            <text:p>14.780</text:p>
          </table:table-cell>
          <table:table-cell office:value-type="float" office:value="16.7763407355789" calcext:value-type="float">
            <text:p>16.776</text:p>
          </table:table-cell>
          <table:table-cell office:value-type="float" office:value="-3.0263765" calcext:value-type="float">
            <text:p>-3.026</text:p>
          </table:table-cell>
          <table:table-cell office:value-type="float" office:value="14.7971515450383" calcext:value-type="float">
            <text:p>14.797</text:p>
          </table:table-cell>
          <table:table-cell office:value-type="float" office:value="1720" calcext:value-type="float">
            <text:p>1720</text:p>
          </table:table-cell>
          <table:table-cell office:value-type="float" office:value="1780" calcext:value-type="float">
            <text:p>1780</text:p>
          </table:table-cell>
          <table:table-cell office:value-type="float" office:value="1668.50299401198" calcext:value-type="float">
            <text:p>1669</text:p>
          </table:table-cell>
          <table:table-cell office:value-type="float" office:value="1730" calcext:value-type="float">
            <text:p>1730</text:p>
          </table:table-cell>
          <table:table-cell office:value-type="float" office:value="1740" calcext:value-type="float">
            <text:p>1740</text:p>
          </table:table-cell>
          <table:table-cell office:value-type="float" office:value="1750" calcext:value-type="float">
            <text:p>1750</text:p>
          </table:table-cell>
          <table:table-cell office:value-type="float" office:value="1684.27299703264" calcext:value-type="float">
            <text:p>1684</text:p>
          </table:table-cell>
          <table:table-cell table:number-columns-repeated="2" office:value-type="float" office:value="1704.86803519062" calcext:value-type="float">
            <text:p>1705</text:p>
          </table:table-cell>
          <table:table-cell office:value-type="float" office:value="1720" calcext:value-type="float">
            <text:p>1720</text:p>
          </table:table-cell>
          <table:table-cell office:value-type="float" office:value="1668.50299401198" calcext:value-type="float">
            <text:p>1669</text:p>
          </table:table-cell>
          <table:table-cell office:value-type="float" office:value="1679.04761904762" calcext:value-type="float">
            <text:p>1679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1388.395286245" calcext:value-type="float">
            <text:p>1388.40</text:p>
          </table:table-cell>
          <table:table-cell office:value-type="float" office:value="1340.46355835" calcext:value-type="float">
            <text:p>1340.46</text:p>
          </table:table-cell>
          <table:table-cell office:value-type="float" office:value="23.3499832885115" calcext:value-type="float">
            <text:p>23.350</text:p>
          </table:table-cell>
          <table:table-cell office:value-type="float" office:value="25.2705819663341" calcext:value-type="float">
            <text:p>25.271</text:p>
          </table:table-cell>
          <table:table-cell office:value-type="float" office:value="-3.2717903" calcext:value-type="float">
            <text:p>-3.272</text:p>
          </table:table-cell>
          <table:table-cell office:value-type="float" office:value="15.8444165365371" calcext:value-type="float">
            <text:p>15.844</text:p>
          </table:table-cell>
          <table:table-cell office:value-type="float" office:value="1465" calcext:value-type="float">
            <text:p>1465</text:p>
          </table:table-cell>
          <table:table-cell office:value-type="float" office:value="1510" calcext:value-type="float">
            <text:p>1510</text:p>
          </table:table-cell>
          <table:table-cell office:value-type="float" office:value="1396.98214285714" calcext:value-type="float">
            <text:p>1397</text:p>
          </table:table-cell>
          <table:table-cell table:number-columns-repeated="2" office:value-type="float" office:value="1439.56597222222" calcext:value-type="float">
            <text:p>1440</text:p>
          </table:table-cell>
          <table:table-cell office:value-type="float" office:value="1459.98287671233" calcext:value-type="float">
            <text:p>1460</text:p>
          </table:table-cell>
          <table:table-cell office:value-type="float" office:value="1407.85460992908" calcext:value-type="float">
            <text:p>1408</text:p>
          </table:table-cell>
          <table:table-cell table:number-columns-repeated="2" office:value-type="float" office:value="1413.2332155477" calcext:value-type="float">
            <text:p>1413</text:p>
          </table:table-cell>
          <table:table-cell office:value-type="float" office:value="1434.37282229965" calcext:value-type="float">
            <text:p>1434</text:p>
          </table:table-cell>
          <table:table-cell office:value-type="float" office:value="1351.89338235294" calcext:value-type="float">
            <text:p>1352</text:p>
          </table:table-cell>
          <table:table-cell office:value-type="float" office:value="1396.98214285714" calcext:value-type="float">
            <text:p>1397</text:p>
          </table:table-cell>
        </table:table-row>
        <table:table-row table:style-name="ro1">
          <table:table-cell office:value-type="string" calcext:value-type="string">
            <text:p>VIVA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12" calcext:value-type="float">
            <text:p>12</text:p>
          </table:table-cell>
          <table:table-cell office:value-type="float" office:value="139.313383671" calcext:value-type="float">
            <text:p>139.31</text:p>
          </table:table-cell>
          <table:table-cell office:value-type="float" office:value="134.50385193" calcext:value-type="float">
            <text:p>134.50</text:p>
          </table:table-cell>
          <table:table-cell office:value-type="float" office:value="2.34296760642402" calcext:value-type="float">
            <text:p>2.343</text:p>
          </table:table-cell>
          <table:table-cell office:value-type="float" office:value="2.53568296863557" calcext:value-type="float">
            <text:p>2.536</text:p>
          </table:table-cell>
          <table:table-cell office:value-type="float" office:value="-3.2717903" calcext:value-type="float">
            <text:p>-3.272</text:p>
          </table:table-cell>
          <table:table-cell office:value-type="float" office:value="3.18977283881432" calcext:value-type="float">
            <text:p>3.190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45.993150684931" calcext:value-type="float">
            <text:p>14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36.270072992701" calcext:value-type="float">
            <text:p>136</text:p>
          </table:table-cell>
          <table:table-cell table:number-columns-repeated="2" office:value-type="float" office:value="139.65" calcext:value-type="float">
            <text:p>140</text:p>
          </table:table-cell>
          <table:table-cell office:value-type="float" office:value="144.972413793103" calcext:value-type="float">
            <text:p>145</text:p>
          </table:table-cell>
          <table:table-cell office:value-type="float" office:value="137.413043478261" calcext:value-type="float">
            <text:p>137</text:p>
          </table:table-cell>
          <table:table-cell office:value-type="float" office:value="142.888111888112" calcext:value-type="float">
            <text:p>143</text:p>
          </table:table-cell>
        </table:table-row>
        <table:table-row table:style-name="ro1">
          <table:table-cell office:value-type="string" calcext:value-type="string">
            <text:p>KPAS</text:p>
          </table:table-cell>
          <table:table-cell table:style-name="ce1" office:value-type="string" calcext:value-type="string">
            <text:p>2019-01-11</text:p>
          </table:table-cell>
          <table:table-cell office:value-type="float" office:value="8" calcext:value-type="float">
            <text:p>8</text:p>
          </table:table-cell>
          <table:table-cell office:value-type="float" office:value="237.73101768" calcext:value-type="float">
            <text:p>237.73</text:p>
          </table:table-cell>
          <table:table-cell office:value-type="float" office:value="227.42015088" calcext:value-type="float">
            <text:p>227.42</text:p>
          </table:table-cell>
          <table:table-cell office:value-type="float" office:value="5.06195547588237" calcext:value-type="float">
            <text:p>5.062</text:p>
          </table:table-cell>
          <table:table-cell office:value-type="float" office:value="6.07824545010676" calcext:value-type="float">
            <text:p>6.078</text:p>
          </table:table-cell>
          <table:table-cell office:value-type="float" office:value="-3.3047647" calcext:value-type="float">
            <text:p>-3.305</text:p>
          </table:table-cell>
          <table:table-cell office:value-type="float" office:value="12.2644371337752" calcext:value-type="float">
            <text:p>12.264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292.897959183673" calcext:value-type="float">
            <text:p>293</text:p>
          </table:table-cell>
          <table:table-cell office:value-type="float" office:value="299.52" calcext:value-type="float">
            <text:p>300</text:p>
          </table:table-cell>
          <table:table-cell office:value-type="float" office:value="301.668874172185" calcext:value-type="float">
            <text:p>302</text:p>
          </table:table-cell>
          <table:table-cell office:value-type="float" office:value="305.882352941176" calcext:value-type="float">
            <text:p>306</text:p>
          </table:table-cell>
          <table:table-cell office:value-type="float" office:value="228.292682926829" calcext:value-type="float">
            <text:p>228</text:p>
          </table:table-cell>
          <table:table-cell table:number-columns-repeated="2" office:value-type="float" office:value="246.697674418605" calcext:value-type="float">
            <text:p>247</text:p>
          </table:table-cell>
          <table:table-cell office:value-type="float" office:value="260.776119402985" calcext:value-type="float">
            <text:p>261</text:p>
          </table:table-cell>
          <table:table-cell office:value-type="float" office:value="221.752066115702" calcext:value-type="float">
            <text:p>222</text:p>
          </table:table-cell>
          <table:table-cell office:value-type="float" office:value="252.458015267176" calcext:value-type="float">
            <text:p>252</text:p>
          </table:table-cell>
        </table:table-row>
        <table:table-row table:style-name="ro1" table:number-rows-repeated="104840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8:30:32.443651540</dc:date>
    <meta:editing-duration>PT7H49M25S</meta:editing-duration>
    <meta:editing-cycles>1</meta:editing-cycles>
    <meta:document-statistic meta:table-count="1" meta:cell-count="3486" meta:object-count="0"/>
    <meta:generator>LibreOffice/6.0.7.3$Linux_X86_64 LibreOffice_project/00m0$Build-3</meta:generator>
  </office:meta>
</office:document-meta>
</file>